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Lotus" svg:font-family="'B Lotu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family-generic="roman"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Text_20_body">
      <style:paragraph-properties fo:line-height="150%" fo:text-align="justify" style:justify-single-word="false"/>
      <style:text-properties style:font-name="Times New Roman1" fo:font-size="14pt" officeooo:rsid="001a6a76" officeooo:paragraph-rsid="001a6a76" style:font-size-asian="14pt" style:font-size-complex="14pt"/>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variant="normal" fo:text-transform="none" style:text-position="0% 100%" fo:font-style="normal" style:text-underline-style="none" fo:font-weight="normal"/>
    </style:style>
    <style:style style:name="P6" style:family="paragraph" style:parent-style-name="Bibliography_20_1" style:master-page-name="">
      <style:paragraph-properties style:page-number="auto" fo:break-before="auto" fo:break-after="auto"/>
    </style:style>
    <style:style style:name="P7" style:family="paragraph" style:parent-style-name="Bibliography_20_1">
      <style:text-properties officeooo:paragraph-rsid="002d6a30"/>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Contents_20_Heading" style:master-page-name="table_20_of_20_content">
      <style:paragraph-properties style:page-number="1"/>
    </style:style>
    <style:style style:name="P11" style:family="paragraph" style:parent-style-name="Footer">
      <style:paragraph-properties fo:text-align="center" style:justify-single-word="false"/>
    </style:style>
    <style:style style:name="P12" style:family="paragraph" style:parent-style-name="Heading_20_1" style:master-page-name="main_20_content">
      <loext:graphic-properties draw:fill-gradient-name="gradient" draw:fill-hatch-name="hatch"/>
      <style:paragraph-properties fo:text-align="justify" style:justify-single-word="false" style:page-number="1" fo:break-before="page"/>
      <style:text-properties officeooo:paragraph-rsid="002d6a30"/>
    </style:style>
    <style:style style:name="P13" style:family="paragraph" style:parent-style-name="Heading_20_1">
      <style:paragraph-properties fo:text-align="center" style:justify-single-word="false"/>
    </style:style>
    <style:style style:name="P14" style:family="paragraph" style:parent-style-name="Heading_20_2">
      <style:text-properties fo:font-weight="bold" style:font-weight-asian="bold" style:font-weight-complex="bold"/>
    </style:style>
    <style:style style:name="P15" style:family="paragraph" style:parent-style-name="Text_20_body">
      <style:text-properties officeooo:paragraph-rsid="002a4379"/>
    </style:style>
    <style:style style:name="P16" style:family="paragraph" style:parent-style-name="Text_20_body" style:list-style-name="">
      <style:paragraph-properties fo:text-align="center" style:justify-single-word="false"/>
      <style:text-properties officeooo:paragraph-rsid="002d6a30"/>
    </style:style>
    <style:style style:name="P17" style:family="paragraph" style:parent-style-name="Text_20_body" style:list-style-name="" style:master-page-name="table_20_of_20_content">
      <style:paragraph-properties fo:text-align="center" style:justify-single-word="false" style:page-number="1"/>
      <style:text-properties officeooo:paragraph-rsid="002d6a30"/>
    </style:style>
    <style:style style:name="P18" style:family="paragraph" style:parent-style-name="Text_20_body">
      <style:text-properties fo:font-weight="normal" style:font-weight-asian="normal" style:font-weight-complex="normal"/>
    </style:style>
    <style:style style:name="P19" style:family="paragraph" style:parent-style-name="Title" style:list-style-name="" style:master-page-name="First_20_Page">
      <style:paragraph-properties fo:text-align="center" style:justify-single-word="false" style:page-number="auto"/>
      <style:text-properties officeooo:paragraph-rsid="002d6a30"/>
    </style:style>
    <style:style style:name="T1" style:family="text">
      <style:text-properties officeooo:rsid="001a6a76"/>
    </style:style>
    <style:style style:name="T2" style:family="text">
      <style:text-properties officeooo:rsid="001cd4f8"/>
    </style:style>
    <style:style style:name="T3" style:family="text">
      <style:text-properties fo:font-weight="normal" style:font-weight-asian="normal" style:font-weight-complex="normal"/>
    </style:style>
    <style:style style:name="T4" style:family="text">
      <style:text-properties fo:font-weight="normal" officeooo:rsid="001d9ee6" style:font-weight-asian="normal" style:font-weight-complex="normal"/>
    </style:style>
    <style:style style:name="T5" style:family="text">
      <style:text-properties fo:font-weight="normal" officeooo:rsid="001dd696" style:font-weight-asian="normal" style:font-weight-complex="normal"/>
    </style:style>
    <style:style style:name="T6" style:family="text">
      <style:text-properties fo:font-weight="normal" officeooo:rsid="0022b069" style:font-weight-asian="normal" style:font-weight-complex="normal"/>
    </style:style>
    <style:style style:name="T7" style:family="text">
      <style:text-properties officeooo:rsid="001d9ee6"/>
    </style:style>
    <style:style style:name="T8" style:family="text">
      <style:text-properties fo:font-style="italic" fo:font-weight="normal" officeooo:rsid="001d9ee6" style:font-style-asian="italic" style:font-weight-asian="normal" style:font-style-complex="italic" style:font-weight-complex="normal"/>
    </style:style>
    <style:style style:name="T9" style:family="text">
      <style:text-properties fo:font-style="italic" style:font-style-asian="italic"/>
    </style:style>
    <style:style style:name="T10" style:family="text">
      <style:text-properties fo:font-variant="normal" fo:text-transform="none"/>
    </style:style>
    <style:style style:name="T11" style:family="text">
      <style:text-properties fo:font-variant="normal" fo:text-transform="none" style:text-position="0% 100%"/>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dash" style:text-underline-width="auto" style:text-underline-color="font-color" fo:font-weight="normal"/>
    </style:style>
    <style:style style:name="T14" style:family="text">
      <style:text-properties fo:font-variant="normal" fo:text-transform="none" style:text-position="0% 100%" fo:font-style="normal" style:text-underline-style="none"/>
    </style:style>
    <style:style style:name="T15" style:family="text">
      <style:text-properties fo:font-variant="normal" fo:text-transform="none" style:text-position="0% 100%" fo:font-style="normal" style:text-underline-style="none" fo:font-weight="normal"/>
    </style:style>
    <style:style style:name="T16" style:family="text">
      <style:text-properties fo:font-variant="normal" fo:text-transform="none" style:text-position="0% 100%" fo:font-style="normal" style:text-underline-style="none" fo:font-weight="normal" officeooo:rsid="0020ed19"/>
    </style:style>
    <style:style style:name="T17" style:family="text">
      <style:text-properties fo:font-variant="normal" fo:text-transform="none" style:text-position="0% 100%" fo:font-style="normal" style:text-underline-style="none" fo:font-weight="normal" officeooo:rsid="00213f08"/>
    </style:style>
    <style:style style:name="T18" style:family="text">
      <style:text-properties fo:font-variant="normal" fo:text-transform="none" style:text-position="0% 100%" fo:font-style="normal" style:text-underline-style="none" fo:font-weight="normal" officeooo:rsid="0022b069" style:font-weight-asian="normal" style:font-weight-complex="normal"/>
    </style:style>
    <style:style style:name="T19" style:family="text">
      <style:text-properties fo:font-variant="normal" fo:text-transform="none" style:text-position="0% 100%" style:font-name="Times New Roman1" fo:font-size="14pt" fo:font-style="normal" style:text-underline-style="none" fo:font-weight="normal" officeooo:rsid="00213f08"/>
    </style:style>
    <style:style style:name="T20" style:family="text">
      <style:text-properties officeooo:rsid="0020ed19"/>
    </style:style>
    <style:style style:name="T21" style:family="text">
      <style:text-properties style:font-name="Times New Roman1" fo:font-size="14pt" fo:font-weight="normal" officeooo:rsid="0022b069" style:font-weight-asian="normal" style:font-weight-complex="normal"/>
    </style:style>
    <style:style style:name="T22" style:family="text">
      <style:text-properties style:text-underline-style="dash" style:text-underline-width="auto" style:text-underline-color="font-color"/>
    </style:style>
    <style:style style:name="T23" style:family="text">
      <style:text-properties style:font-style-asian="italic"/>
    </style:style>
    <style:style style:name="T24" style:family="text">
      <style:text-properties officeooo:rsid="002d6a3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bookmark-start text:name="__RefHeading___Toc16375_2361155061"/>Salien<text:span text:style-name="T24">t</text:span> object detection<text:bookmark-end text:name="__RefHeading___Toc16375_236115506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page-number text:select-page="current">I</text:page-number>Table of Contents</text:p>
          </text:index-title>
          <text:p text:style-name="P8"><text:a xlink:type="simple" xlink:href="#__RefHeading___Toc16375_2361155061" text:style-name="Index_20_Link" text:visited-style-name="Index_20_Link">Salien object detection<text:tab/>1</text:a></text:p>
          <text:p text:style-name="P8"><text:a xlink:type="simple" xlink:href="#__RefHeading___Toc16377_2361155061" text:style-name="Index_20_Link" text:visited-style-name="Index_20_Link">1- What is Salient Object Detection<text:tab/>1</text:a></text:p>
          <text:p text:style-name="P8"><text:a xlink:type="simple" xlink:href="#__RefHeading___Toc16379_2361155061" text:style-name="Index_20_Link" text:visited-style-name="Index_20_Link">2- Salient Object Detection Models<text:tab/>1</text:a></text:p>
          <text:p text:style-name="P9"><text:a xlink:type="simple" xlink:href="#__RefHeading___Toc16381_2361155061" text:style-name="Index_20_Link" text:visited-style-name="Index_20_Link">2-1- Block-based Models with Intrinsic Cues<text:tab/>2</text:a></text:p>
          <text:p text:style-name="P9"><text:a xlink:type="simple" xlink:href="#__RefHeading___Toc16383_2361155061" text:style-name="Index_20_Link" text:visited-style-name="Index_20_Link">2-2- Region-based Models with Intrinsic Cues<text:tab/>2</text:a></text:p>
          <text:p text:style-name="P9"><text:a xlink:type="simple" xlink:href="#__RefHeading___Toc16385_2361155061" text:style-name="Index_20_Link" text:visited-style-name="Index_20_Link">2-3- Models with Extrinsic Cues<text:tab/>2</text:a></text:p>
          <text:p text:style-name="P8"><text:a xlink:type="simple" xlink:href="#__RefHeading___Toc16387_2361155061" text:style-name="Index_20_Link" text:visited-style-name="Index_20_Link">References<text:tab/>3</text:a></text:p>
        </text:index-body>
      </text:table-of-content>
      <text:h text:style-name="P16" text:outline-level="1"/>
      <text:h text:style-name="P12" text:outline-level="1"><text:bookmark-start text:name="__RefHeading___Toc16377_2361155061"/><text:span text:style-name="T1">1- </text:span>What is Salient Object Detection<text:bookmark-end text:name="__RefHeading___Toc16377_2361155061"/></text:h>
      <text:p text:style-name="P3">“Salient object detection” or “Salient object segmentation” is divided into two part: 1) detecting the most salient object and 2) segmenting the accurate boundary of that object. The first stage does not necessarily need to be limited to one object. The majority of existing models have attempted to segment the most salient object, although their prediction maps can be used to find several objects in the scene. The second stage falls in the realm of classic segmentation problems in computer vision but has certain differences.</text:p>
      <text:h text:style-name="Heading_20_1" text:outline-level="1"><text:bookmark-start text:name="__RefHeading___Toc16379_2361155061"/>2- Salient Object Detection Models<text:bookmark-end text:name="__RefHeading___Toc16379_2361155061"/></text:h>
      <text:p text:style-name="P1">In the past decades, a lot of approaches have been proposed for detecting salient or interesting objects in images. <text:span text:style-name="T2">T</text:span>hese approaches share the following two major attributes: </text:p>
      <text:p text:style-name="P2"><text:tab/>(1) Block-based vs. Region-based analysis.<text:span text:style-name="T3"> In existing works, there are mainly two kinds of visual subsets, including blocks and regions 2 , that are used to detect salient objects. Blocks are usually adopted by many early approaches, while regions are increasingly popular with the development of superpixel algorithms.</text:span></text:p>
      <text:p text:style-name="P2"><text:tab/>(2) Intrinsic cues vs. Extrinsic cues.<text:span text:style-name="T3"> </text:span><text:span text:style-name="T4">Intrinsic cues are extracted only from the input image itself to pop-out targets and suppress distractors. </text:span><text:span text:style-name="T5">However, intrinsic cues are insufficient f</text:span><text:span text:style-name="T4">or complex images that targets and distractors </text:span><text:span text:style-name="T5">may </text:span><text:span text:style-name="T4">share some common visual attributes to distinguish them. Therefore, they incorporate extrinsic cues such as user annotations, depth map, or statistical information of similar images to facilitate detecting salient objects in the image.</text:span></text:p>
      <text:p text:style-name="P2"><text:span text:style-name="T4"><text:tab/>we divide most of existing salient object detection approaches into three major subgroups according to such two attributes, including </text:span><text:span text:style-name="T8">block-</text:span><text:soft-page-break/><text:span text:style-name="T8">based models with intrinsic cues</text:span><text:span text:style-name="T4">, </text:span><text:span text:style-name="T8">region-based model with intrinsic cues</text:span><text:span text:style-name="T4">, and </text:span><text:span text:style-name="T8">models with extrinsic cues</text:span><text:span text:style-name="T4">.</text:span></text:p>
      <text:h text:style-name="P14" text:outline-level="2"><text:bookmark-start text:name="__RefHeading___Toc16381_2361155061"/><text:span text:style-name="T7">2-</text:span>1- Block-based Models with Intrinsic Cues<text:bookmark-end text:name="__RefHeading___Toc16381_2361155061"/></text:h>
      <text:p text:style-name="Text_20_body">In this subsection, intrinsic cues are extracted from blocks. <text:span text:style-name="T20">These refrences,</text:span> <text:reference-mark-start text:name="ZOTERO_ITEM CSL_CITATION {&quot;citationID&quot;:&quot;a1c3ndvv377&quot;,&quot;properties&quot;:{&quot;formattedCitation&quot;:&quot;[1]&quot;,&quot;plainCitation&quot;:&quot;[1]&quot;,&quot;noteIndex&quot;:0},&quot;citationItems&quot;:[{&quot;id&quot;:193,&quot;uris&quot;:[&quot;http://zotero.org/users/8305678/items/9SYEYP3K&quot;],&quot;uri&quot;:[&quot;http://zotero.org/users/8305678/items/9SYEYP3K&quot;],&quot;itemData&quot;:{&quot;id&quot;:193,&quot;type&quot;:&quot;article-journal&quot;,&quot;container-title&quot;:&quot;IEEE Transactions on Pattern Analysis and Machine Intelligence&quot;,&quot;DOI&quot;:&quot;10.1109/34.730558&quot;,&quot;issue&quot;:&quot;11&quot;,&quot;page&quot;:&quot;1254-1259&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YdCeFVISU"/><text:span text:style-name="T15">[1]</text:span><text:reference-mark-end text:name="ZOTERO_ITEM CSL_CITATION {&quot;citationID&quot;:&quot;a1c3ndvv377&quot;,&quot;properties&quot;:{&quot;formattedCitation&quot;:&quot;[1]&quot;,&quot;plainCitation&quot;:&quot;[1]&quot;,&quot;noteIndex&quot;:0},&quot;citationItems&quot;:[{&quot;id&quot;:193,&quot;uris&quot;:[&quot;http://zotero.org/users/8305678/items/9SYEYP3K&quot;],&quot;uri&quot;:[&quot;http://zotero.org/users/8305678/items/9SYEYP3K&quot;],&quot;itemData&quot;:{&quot;id&quot;:193,&quot;type&quot;:&quot;article-journal&quot;,&quot;container-title&quot;:&quot;IEEE Transactions on Pattern Analysis and Machine Intelligence&quot;,&quot;DOI&quot;:&quot;10.1109/34.730558&quot;,&quot;issue&quot;:&quot;11&quot;,&quot;page&quot;:&quot;1254-1259&quot;,&quot;title&quot;:&quot;A model of saliency-based visual attention for rapid scene analysis&quot;,&quot;volume&quot;:&quot;20&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YdCeFVISU"/>-<text:reference-mark-start text:name="ZOTERO_ITEM CSL_CITATION {&quot;citationID&quot;:&quot;a18gs5mnls5&quot;,&quot;properties&quot;:{&quot;formattedCitation&quot;:&quot;[2]&quot;,&quot;plainCitation&quot;:&quot;[2]&quot;,&quot;noteIndex&quot;:0},&quot;citationItems&quot;:[{&quot;id&quot;:198,&quot;uris&quot;:[&quot;http://zotero.org/users/8305678/items/8B9S6H3F&quot;],&quot;uri&quot;:[&quot;http://zotero.org/users/8305678/items/8B9S6H3F&quot;],&quot;itemData&quot;:{&quot;id&quot;:198,&quot;type&quot;:&quot;paper-conference&quot;,&quot;abstract&quot;:&quot;Detection of salient image regions is useful for applications like image segmentation, adaptive compression, and region-based image retrieval. In this paper we present a novel method to determine salient regions in images using low-level features of luminance and color. The method is fast, easy to implement and generates high quality saliency maps of the same size and resolution as the input image. We demonstrate the use of the algorithm in the segmentation of semantically meaningful whole objects from digital images.&quot;,&quot;collection-title&quot;:&quot;Lecture Notes in Computer Science&quot;,&quot;container-title&quot;:&quot;Computer Vision Systems&quot;,&quot;DOI&quot;:&quot;10.1007/978-3-540-79547-6_7&quot;,&quot;event-place&quot;:&quot;Berlin, Heidelberg&quot;,&quot;ISBN&quot;:&quot;978-3-540-79547-6&quot;,&quot;language&quot;:&quot;en&quot;,&quot;page&quot;:&quot;66-75&quot;,&quot;publisher&quot;:&quot;Springer&quot;,&quot;publisher-place&quot;:&quot;Berlin, Heidelberg&quot;,&quot;source&quot;:&quot;Springer Link&quot;,&quot;title&quot;:&quot;Salient Region Detection and Segmentation&quot;,&quot;author&quot;:[{&quot;family&quot;:&quot;Achanta&quot;,&quot;given&quot;:&quot;Radhakrishna&quot;},{&quot;family&quot;:&quot;Estrada&quot;,&quot;given&quot;:&quot;Francisco&quot;},{&quot;family&quot;:&quot;Wils&quot;,&quot;given&quot;:&quot;Patricia&quot;},{&quot;family&quot;:&quot;Süsstrunk&quot;,&quot;given&quot;:&quot;Sabine&quot;}],&quot;editor&quot;:[{&quot;family&quot;:&quot;Gasteratos&quot;,&quot;given&quot;:&quot;Antonios&quot;},{&quot;family&quot;:&quot;Vincze&quot;,&quot;given&quot;:&quot;Markus&quot;},{&quot;family&quot;:&quot;Tsotsos&quot;,&quot;given&quot;:&quot;John K.&quot;}],&quot;issued&quot;:{&quot;date-parts&quot;:[[&quot;2008&quot;]]}}}],&quot;schema&quot;:&quot;https://github.com/citation-style-language/schema/raw/master/csl-citation.json&quot;} RNDRP3UrgqEed"/><text:span text:style-name="T15">[2]</text:span><text:reference-mark-end text:name="ZOTERO_ITEM CSL_CITATION {&quot;citationID&quot;:&quot;a18gs5mnls5&quot;,&quot;properties&quot;:{&quot;formattedCitation&quot;:&quot;[2]&quot;,&quot;plainCitation&quot;:&quot;[2]&quot;,&quot;noteIndex&quot;:0},&quot;citationItems&quot;:[{&quot;id&quot;:198,&quot;uris&quot;:[&quot;http://zotero.org/users/8305678/items/8B9S6H3F&quot;],&quot;uri&quot;:[&quot;http://zotero.org/users/8305678/items/8B9S6H3F&quot;],&quot;itemData&quot;:{&quot;id&quot;:198,&quot;type&quot;:&quot;paper-conference&quot;,&quot;abstract&quot;:&quot;Detection of salient image regions is useful for applications like image segmentation, adaptive compression, and region-based image retrieval. In this paper we present a novel method to determine salient regions in images using low-level features of luminance and color. The method is fast, easy to implement and generates high quality saliency maps of the same size and resolution as the input image. We demonstrate the use of the algorithm in the segmentation of semantically meaningful whole objects from digital images.&quot;,&quot;collection-title&quot;:&quot;Lecture Notes in Computer Science&quot;,&quot;container-title&quot;:&quot;Computer Vision Systems&quot;,&quot;DOI&quot;:&quot;10.1007/978-3-540-79547-6_7&quot;,&quot;event-place&quot;:&quot;Berlin, Heidelberg&quot;,&quot;ISBN&quot;:&quot;978-3-540-79547-6&quot;,&quot;language&quot;:&quot;en&quot;,&quot;page&quot;:&quot;66-75&quot;,&quot;publisher&quot;:&quot;Springer&quot;,&quot;publisher-place&quot;:&quot;Berlin, Heidelberg&quot;,&quot;source&quot;:&quot;Springer Link&quot;,&quot;title&quot;:&quot;Salient Region Detection and Segmentation&quot;,&quot;author&quot;:[{&quot;family&quot;:&quot;Achanta&quot;,&quot;given&quot;:&quot;Radhakrishna&quot;},{&quot;family&quot;:&quot;Estrada&quot;,&quot;given&quot;:&quot;Francisco&quot;},{&quot;family&quot;:&quot;Wils&quot;,&quot;given&quot;:&quot;Patricia&quot;},{&quot;family&quot;:&quot;Süsstrunk&quot;,&quot;given&quot;:&quot;Sabine&quot;}],&quot;editor&quot;:[{&quot;family&quot;:&quot;Gasteratos&quot;,&quot;given&quot;:&quot;Antonios&quot;},{&quot;family&quot;:&quot;Vincze&quot;,&quot;given&quot;:&quot;Markus&quot;},{&quot;family&quot;:&quot;Tsotsos&quot;,&quot;given&quot;:&quot;John K.&quot;}],&quot;issued&quot;:{&quot;date-parts&quot;:[[&quot;2008&quot;]]}}}],&quot;schema&quot;:&quot;https://github.com/citation-style-language/schema/raw/master/csl-citation.json&quot;} RNDRP3UrgqEed"/>-<text:reference-mark-start text:name="ZOTERO_ITEM CSL_CITATION {&quot;citationID&quot;:&quot;aov7gse0un&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bINcTFf2yi"/><text:span text:style-name="T15">[3]</text:span><text:reference-mark-end text:name="ZOTERO_ITEM CSL_CITATION {&quot;citationID&quot;:&quot;aov7gse0un&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bINcTFf2yi"/>-<text:reference-mark-start text:name="ZOTERO_ITEM CSL_CITATION {&quot;citationID&quot;:&quot;a1aoid2mkr8&quot;,&quot;properties&quot;:{&quot;formattedCitation&quot;:&quot;[4]&quot;,&quot;plainCitation&quot;:&quot;[4]&quot;,&quot;noteIndex&quot;:0},&quot;citationItems&quot;:[{&quot;id&quot;:205,&quot;uris&quot;:[&quot;http://zotero.org/users/8305678/items/T8WHA9T7&quot;],&quot;uri&quot;:[&quot;http://zotero.org/users/8305678/items/T8WHA9T7&quot;],&quot;itemData&quot;:{&quot;id&quot;:205,&quot;type&quot;:&quot;paper-conference&quot;,&quot;abstract&quot;:&quot;Detecting visually attentive regions of an image is a challenging but useful issue in many multimedia applications. In this paper, we describe a method to extract visual attentive regions in images using subspace estimation and analysis techniques. The image is represented in a 2D space using polar transformation of its features so that each region in the image lies in a 1D linear subspace. A new subspace estimation algorithm based on Generalized Principal Component Analysis (GPCA) is proposed. The robustness of subspace estimation is improved by using weighted least square approximation where weights are calculated from the distribution of K nearest neighbors to reduce the sensitivity of outliers. Then a new region attention measure is defined to calculate the visual attention of each region by considering both feature contrast and geometric properties of the regions. The method has been shown to be effective through experiments to be able to overcome the scale dependency of other methods. Compared with existing visual attention detection methods, it directly measures the global visual contrast at the region level as opposed to pixel level contrast and can correctly extract the attentive region.&quot;,&quot;collection-title&quot;:&quot;MULTIMEDIA '05&quot;,&quot;container-title&quot;:&quot;Proceedings of the 13th annual ACM international conference on Multimedia&quot;,&quot;DOI&quot;:&quot;10.1145/1101149.1101306&quot;,&quot;event-place&quot;:&quot;Hilton, Singapore&quot;,&quot;ISBN&quot;:&quot;978-1-59593-044-6&quot;,&quot;page&quot;:&quot;716–724&quot;,&quot;publisher&quot;:&quot;Association for Computing Machinery&quot;,&quot;publisher-place&quot;:&quot;Hilton, Singapore&quot;,&quot;source&quot;:&quot;ACM Digital Library&quot;,&quot;title&quot;:&quot;Robust subspace analysis for detecting visual attention regions in images&quot;,&quot;URL&quot;:&quot;https://doi.org/10.1145/1101149.1101306&quot;,&quot;author&quot;:[{&quot;family&quot;:&quot;Hu&quot;,&quot;given&quot;:&quot;Yiqun&quot;},{&quot;family&quot;:&quot;Rajan&quot;,&quot;given&quot;:&quot;Deepu&quot;},{&quot;family&quot;:&quot;Chia&quot;,&quot;given&quot;:&quot;Liang-Tien&quot;}],&quot;accessed&quot;:{&quot;date-parts&quot;:[[&quot;2021&quot;,10,5]]},&quot;issued&quot;:{&quot;date-parts&quot;:[[&quot;2005&quot;,11,6]]}}}],&quot;schema&quot;:&quot;https://github.com/citation-style-language/schema/raw/master/csl-citation.json&quot;} RNDtTsw9PQtpi"/><text:span text:style-name="T15">[4]</text:span><text:reference-mark-end text:name="ZOTERO_ITEM CSL_CITATION {&quot;citationID&quot;:&quot;a1aoid2mkr8&quot;,&quot;properties&quot;:{&quot;formattedCitation&quot;:&quot;[4]&quot;,&quot;plainCitation&quot;:&quot;[4]&quot;,&quot;noteIndex&quot;:0},&quot;citationItems&quot;:[{&quot;id&quot;:205,&quot;uris&quot;:[&quot;http://zotero.org/users/8305678/items/T8WHA9T7&quot;],&quot;uri&quot;:[&quot;http://zotero.org/users/8305678/items/T8WHA9T7&quot;],&quot;itemData&quot;:{&quot;id&quot;:205,&quot;type&quot;:&quot;paper-conference&quot;,&quot;abstract&quot;:&quot;Detecting visually attentive regions of an image is a challenging but useful issue in many multimedia applications. In this paper, we describe a method to extract visual attentive regions in images using subspace estimation and analysis techniques. The image is represented in a 2D space using polar transformation of its features so that each region in the image lies in a 1D linear subspace. A new subspace estimation algorithm based on Generalized Principal Component Analysis (GPCA) is proposed. The robustness of subspace estimation is improved by using weighted least square approximation where weights are calculated from the distribution of K nearest neighbors to reduce the sensitivity of outliers. Then a new region attention measure is defined to calculate the visual attention of each region by considering both feature contrast and geometric properties of the regions. The method has been shown to be effective through experiments to be able to overcome the scale dependency of other methods. Compared with existing visual attention detection methods, it directly measures the global visual contrast at the region level as opposed to pixel level contrast and can correctly extract the attentive region.&quot;,&quot;collection-title&quot;:&quot;MULTIMEDIA '05&quot;,&quot;container-title&quot;:&quot;Proceedings of the 13th annual ACM international conference on Multimedia&quot;,&quot;DOI&quot;:&quot;10.1145/1101149.1101306&quot;,&quot;event-place&quot;:&quot;Hilton, Singapore&quot;,&quot;ISBN&quot;:&quot;978-1-59593-044-6&quot;,&quot;page&quot;:&quot;716–724&quot;,&quot;publisher&quot;:&quot;Association for Computing Machinery&quot;,&quot;publisher-place&quot;:&quot;Hilton, Singapore&quot;,&quot;source&quot;:&quot;ACM Digital Library&quot;,&quot;title&quot;:&quot;Robust subspace analysis for detecting visual attention regions in images&quot;,&quot;URL&quot;:&quot;https://doi.org/10.1145/1101149.1101306&quot;,&quot;author&quot;:[{&quot;family&quot;:&quot;Hu&quot;,&quot;given&quot;:&quot;Yiqun&quot;},{&quot;family&quot;:&quot;Rajan&quot;,&quot;given&quot;:&quot;Deepu&quot;},{&quot;family&quot;:&quot;Chia&quot;,&quot;given&quot;:&quot;Liang-Tien&quot;}],&quot;accessed&quot;:{&quot;date-parts&quot;:[[&quot;2021&quot;,10,5]]},&quot;issued&quot;:{&quot;date-parts&quot;:[[&quot;2005&quot;,11,6]]}}}],&quot;schema&quot;:&quot;https://github.com/citation-style-language/schema/raw/master/csl-citation.json&quot;} RNDtTsw9PQtpi"/>-<text:reference-mark-start text:name="ZOTERO_ITEM CSL_CITATION {&quot;citationID&quot;:&quot;a6r6lc8mhb&quot;,&quot;properties&quot;:{&quot;formattedCitation&quot;:&quot;[5]&quot;,&quot;plainCitation&quot;:&quot;[5]&quot;,&quot;noteIndex&quot;:0},&quot;citationItems&quot;:[{&quot;id&quot;:204,&quot;uris&quot;:[&quot;http://zotero.org/users/8305678/items/ES5ZP8J4&quot;],&quot;uri&quot;:[&quot;http://zotero.org/users/8305678/items/ES5ZP8J4&quot;],&quot;itemData&quot;:{&quot;id&quot;:204,&quot;type&quot;:&quot;article-journal&quot;,&quot;abstract&quot;:&quot;A simple method for detecting salient regions in images is proposed. It requires only edge detection, threshold decomposition, the distance transform, and thresholding. Moreover, it avoids the need for setting any parameter values. Experiments show that the resulting regions are relatively coarse, but overall the method is surprisingly effective, and has the benefit of easy implementation. Quantitative tests were carried out on Liu et al.'s dataset of 5000 images. Although the ratings of our simple method were not as good as their approach which involved an extensive training stage, they were comparable to several other popular methods from the literature. Further tests on Kootstra and Schomaker's dataset of 99 images also showed promising results.&quot;,&quot;container-title&quot;:&quot;Pattern Recognition&quot;,&quot;DOI&quot;:&quot;10.1016/j.patcog.2009.04.021&quot;,&quot;ISSN&quot;:&quot;0031-3203&quot;,&quot;issue&quot;:&quot;11&quot;,&quot;journalAbbreviation&quot;:&quot;Pattern Recognition&quot;,&quot;language&quot;:&quot;en&quot;,&quot;page&quot;:&quot;2363-2371&quot;,&quot;source&quot;:&quot;ScienceDirect&quot;,&quot;title&quot;:&quot;A simple method for detecting salient regions&quot;,&quot;volume&quot;:&quot;42&quot;,&quot;author&quot;:[{&quot;family&quot;:&quot;Rosin&quot;,&quot;given&quot;:&quot;Paul L.&quot;}],&quot;issued&quot;:{&quot;date-parts&quot;:[[&quot;2009&quot;,11,1]]}}}],&quot;schema&quot;:&quot;https://github.com/citation-style-language/schema/raw/master/csl-citation.json&quot;} RNDXDgXIQIqA9"/><text:span text:style-name="T15">[5]</text:span><text:reference-mark-end text:name="ZOTERO_ITEM CSL_CITATION {&quot;citationID&quot;:&quot;a6r6lc8mhb&quot;,&quot;properties&quot;:{&quot;formattedCitation&quot;:&quot;[5]&quot;,&quot;plainCitation&quot;:&quot;[5]&quot;,&quot;noteIndex&quot;:0},&quot;citationItems&quot;:[{&quot;id&quot;:204,&quot;uris&quot;:[&quot;http://zotero.org/users/8305678/items/ES5ZP8J4&quot;],&quot;uri&quot;:[&quot;http://zotero.org/users/8305678/items/ES5ZP8J4&quot;],&quot;itemData&quot;:{&quot;id&quot;:204,&quot;type&quot;:&quot;article-journal&quot;,&quot;abstract&quot;:&quot;A simple method for detecting salient regions in images is proposed. It requires only edge detection, threshold decomposition, the distance transform, and thresholding. Moreover, it avoids the need for setting any parameter values. Experiments show that the resulting regions are relatively coarse, but overall the method is surprisingly effective, and has the benefit of easy implementation. Quantitative tests were carried out on Liu et al.'s dataset of 5000 images. Although the ratings of our simple method were not as good as their approach which involved an extensive training stage, they were comparable to several other popular methods from the literature. Further tests on Kootstra and Schomaker's dataset of 99 images also showed promising results.&quot;,&quot;container-title&quot;:&quot;Pattern Recognition&quot;,&quot;DOI&quot;:&quot;10.1016/j.patcog.2009.04.021&quot;,&quot;ISSN&quot;:&quot;0031-3203&quot;,&quot;issue&quot;:&quot;11&quot;,&quot;journalAbbreviation&quot;:&quot;Pattern Recognition&quot;,&quot;language&quot;:&quot;en&quot;,&quot;page&quot;:&quot;2363-2371&quot;,&quot;source&quot;:&quot;ScienceDirect&quot;,&quot;title&quot;:&quot;A simple method for detecting salient regions&quot;,&quot;volume&quot;:&quot;42&quot;,&quot;author&quot;:[{&quot;family&quot;:&quot;Rosin&quot;,&quot;given&quot;:&quot;Paul L.&quot;}],&quot;issued&quot;:{&quot;date-parts&quot;:[[&quot;2009&quot;,11,1]]}}}],&quot;schema&quot;:&quot;https://github.com/citation-style-language/schema/raw/master/csl-citation.json&quot;} RNDXDgXIQIqA9"/>-<text:reference-mark-start text:name="ZOTERO_ITEM CSL_CITATION {&quot;citationID&quot;:&quot;a2oja71pugc&quot;,&quot;properties&quot;:{&quot;formattedCitation&quot;:&quot;[6]&quot;,&quot;plainCitation&quot;:&quot;[6]&quot;,&quot;noteIndex&quot;:0},&quot;citationItems&quot;:[{&quot;id&quot;:203,&quot;uris&quot;:[&quot;http://zotero.org/users/8305678/items/GJIV9GE2&quot;],&quot;uri&quot;:[&quot;http://zotero.org/users/8305678/items/GJIV9GE2&quot;],&quot;itemData&quot;:{&quot;id&quot;:203,&quot;type&quot;:&quot;paper-conference&quot;,&quot;abstract&quot;:&quot;In this paper we propose a novel computational method to infer visual saliency in images. The method is based on the idea that salient objects should have local characteristics that are different than the rest of the scene, being edges, color or shape. By using a novel operator, these characteristics are combined to infer global information. The obtained information is used as a weighting for the output of a segmentation algorithm so that the salient object in the scene can easily be distinguished from the background. The proposed approach is fast and it does not require any learning. The experimentation shows that the system can enhance interesting objects in images and it is able to correctly locate the same object annotated by humans with an F-measure of 85.61% when the object size is known, and 79.19% when the object size is unknown, improving the state of the art performance on a public dataset.&quot;,&quot;container-title&quot;:&quot;2009 IEEE 12th International Conference on Computer Vision&quot;,&quot;DOI&quot;:&quot;10.1109/ICCV.2009.5459240&quot;,&quot;event&quot;:&quot;2009 IEEE 12th International Conference on Computer Vision&quot;,&quot;note&quot;:&quot;ISSN: 2380-7504&quot;,&quot;page&quot;:&quot;2185-2192&quot;,&quot;source&quot;:&quot;IEEE Xplore&quot;,&quot;title&quot;:&quot;Image saliency by isocentric curvedness and color&quot;,&quot;author&quot;:[{&quot;family&quot;:&quot;Valenti&quot;,&quot;given&quot;:&quot;Roberto&quot;},{&quot;family&quot;:&quot;Sebe&quot;,&quot;given&quot;:&quot;Nicu&quot;},{&quot;family&quot;:&quot;Gevers&quot;,&quot;given&quot;:&quot;Theo&quot;}],&quot;issued&quot;:{&quot;date-parts&quot;:[[&quot;2009&quot;,9]]}}}],&quot;schema&quot;:&quot;https://github.com/citation-style-language/schema/raw/master/csl-citation.json&quot;} RNDgW0UgaHwt6"/><text:span text:style-name="T15">[6]</text:span><text:reference-mark-end text:name="ZOTERO_ITEM CSL_CITATION {&quot;citationID&quot;:&quot;a2oja71pugc&quot;,&quot;properties&quot;:{&quot;formattedCitation&quot;:&quot;[6]&quot;,&quot;plainCitation&quot;:&quot;[6]&quot;,&quot;noteIndex&quot;:0},&quot;citationItems&quot;:[{&quot;id&quot;:203,&quot;uris&quot;:[&quot;http://zotero.org/users/8305678/items/GJIV9GE2&quot;],&quot;uri&quot;:[&quot;http://zotero.org/users/8305678/items/GJIV9GE2&quot;],&quot;itemData&quot;:{&quot;id&quot;:203,&quot;type&quot;:&quot;paper-conference&quot;,&quot;abstract&quot;:&quot;In this paper we propose a novel computational method to infer visual saliency in images. The method is based on the idea that salient objects should have local characteristics that are different than the rest of the scene, being edges, color or shape. By using a novel operator, these characteristics are combined to infer global information. The obtained information is used as a weighting for the output of a segmentation algorithm so that the salient object in the scene can easily be distinguished from the background. The proposed approach is fast and it does not require any learning. The experimentation shows that the system can enhance interesting objects in images and it is able to correctly locate the same object annotated by humans with an F-measure of 85.61% when the object size is known, and 79.19% when the object size is unknown, improving the state of the art performance on a public dataset.&quot;,&quot;container-title&quot;:&quot;2009 IEEE 12th International Conference on Computer Vision&quot;,&quot;DOI&quot;:&quot;10.1109/ICCV.2009.5459240&quot;,&quot;event&quot;:&quot;2009 IEEE 12th International Conference on Computer Vision&quot;,&quot;note&quot;:&quot;ISSN: 2380-7504&quot;,&quot;page&quot;:&quot;2185-2192&quot;,&quot;source&quot;:&quot;IEEE Xplore&quot;,&quot;title&quot;:&quot;Image saliency by isocentric curvedness and color&quot;,&quot;author&quot;:[{&quot;family&quot;:&quot;Valenti&quot;,&quot;given&quot;:&quot;Roberto&quot;},{&quot;family&quot;:&quot;Sebe&quot;,&quot;given&quot;:&quot;Nicu&quot;},{&quot;family&quot;:&quot;Gevers&quot;,&quot;given&quot;:&quot;Theo&quot;}],&quot;issued&quot;:{&quot;date-parts&quot;:[[&quot;2009&quot;,9]]}}}],&quot;schema&quot;:&quot;https://github.com/citation-style-language/schema/raw/master/csl-citation.json&quot;} RNDgW0UgaHwt6"/>-<text:reference-mark-start text:name="ZOTERO_ITEM CSL_CITATION {&quot;citationID&quot;:&quot;alan1o4d5e&quot;,&quot;properties&quot;:{&quot;formattedCitation&quot;:&quot;[7]&quot;,&quot;plainCitation&quot;:&quot;[7]&quot;,&quot;noteIndex&quot;:0},&quot;citationItems&quot;:[{&quot;id&quot;:202,&quot;uris&quot;:[&quot;http://zotero.org/users/8305678/items/9PVX8BF3&quot;],&quot;uri&quot;:[&quot;http://zotero.org/users/8305678/items/9PVX8BF3&quot;],&quot;itemData&quot;:{&quot;id&quot;:202,&quot;type&quot;:&quot;paper-conference&quot;,&quot;abstract&quot;:&quot;Detection of visually salient image regions is useful for applications like object segmentation, adaptive compression, and object recognition. In this paper, we introduce a method for salient region detection that outputs full resolution saliency maps with well-defined boundaries of salient objects. These boundaries are preserved by retaining substantially more frequency content from the original image than other existing techniques. Our method exploits features of color and luminance, is simple to implement, and is computationally efficient. We compare our algorithm to five state-of-the-art salient region detection methods with a frequency domain analysis, ground truth, and a salient object segmentation application. Our method outperforms the five algorithms both on the ground-truth evaluation and on the segmentation task by achieving both higher precision and better recall.&quot;,&quot;container-title&quot;:&quot;2009 IEEE Conference on Computer Vision and Pattern Recognition&quot;,&quot;DOI&quot;:&quot;10.1109/CVPR.2009.5206596&quot;,&quot;event&quot;:&quot;2009 IEEE Conference on Computer Vision and Pattern Recognition&quot;,&quot;note&quot;:&quot;ISSN: 1063-6919&quot;,&quot;page&quot;:&quot;1597-1604&quot;,&quot;source&quot;:&quot;IEEE Xplore&quot;,&quot;title&quot;:&quot;Frequency-tuned salient region detection&quot;,&quot;author&quot;:[{&quot;family&quot;:&quot;Achanta&quot;,&quot;given&quot;:&quot;Radhakrishna&quot;},{&quot;family&quot;:&quot;Hemami&quot;,&quot;given&quot;:&quot;Sheila&quot;},{&quot;family&quot;:&quot;Estrada&quot;,&quot;given&quot;:&quot;Francisco&quot;},{&quot;family&quot;:&quot;Susstrunk&quot;,&quot;given&quot;:&quot;Sabine&quot;}],&quot;issued&quot;:{&quot;date-parts&quot;:[[&quot;2009&quot;,6]]}}}],&quot;schema&quot;:&quot;https://github.com/citation-style-language/schema/raw/master/csl-citation.json&quot;} RNDjm0kF4NBo2"/><text:span text:style-name="T15">[7]</text:span><text:reference-mark-end text:name="ZOTERO_ITEM CSL_CITATION {&quot;citationID&quot;:&quot;alan1o4d5e&quot;,&quot;properties&quot;:{&quot;formattedCitation&quot;:&quot;[7]&quot;,&quot;plainCitation&quot;:&quot;[7]&quot;,&quot;noteIndex&quot;:0},&quot;citationItems&quot;:[{&quot;id&quot;:202,&quot;uris&quot;:[&quot;http://zotero.org/users/8305678/items/9PVX8BF3&quot;],&quot;uri&quot;:[&quot;http://zotero.org/users/8305678/items/9PVX8BF3&quot;],&quot;itemData&quot;:{&quot;id&quot;:202,&quot;type&quot;:&quot;paper-conference&quot;,&quot;abstract&quot;:&quot;Detection of visually salient image regions is useful for applications like object segmentation, adaptive compression, and object recognition. In this paper, we introduce a method for salient region detection that outputs full resolution saliency maps with well-defined boundaries of salient objects. These boundaries are preserved by retaining substantially more frequency content from the original image than other existing techniques. Our method exploits features of color and luminance, is simple to implement, and is computationally efficient. We compare our algorithm to five state-of-the-art salient region detection methods with a frequency domain analysis, ground truth, and a salient object segmentation application. Our method outperforms the five algorithms both on the ground-truth evaluation and on the segmentation task by achieving both higher precision and better recall.&quot;,&quot;container-title&quot;:&quot;2009 IEEE Conference on Computer Vision and Pattern Recognition&quot;,&quot;DOI&quot;:&quot;10.1109/CVPR.2009.5206596&quot;,&quot;event&quot;:&quot;2009 IEEE Conference on Computer Vision and Pattern Recognition&quot;,&quot;note&quot;:&quot;ISSN: 1063-6919&quot;,&quot;page&quot;:&quot;1597-1604&quot;,&quot;source&quot;:&quot;IEEE Xplore&quot;,&quot;title&quot;:&quot;Frequency-tuned salient region detection&quot;,&quot;author&quot;:[{&quot;family&quot;:&quot;Achanta&quot;,&quot;given&quot;:&quot;Radhakrishna&quot;},{&quot;family&quot;:&quot;Hemami&quot;,&quot;given&quot;:&quot;Sheila&quot;},{&quot;family&quot;:&quot;Estrada&quot;,&quot;given&quot;:&quot;Francisco&quot;},{&quot;family&quot;:&quot;Susstrunk&quot;,&quot;given&quot;:&quot;Sabine&quot;}],&quot;issued&quot;:{&quot;date-parts&quot;:[[&quot;2009&quot;,6]]}}}],&quot;schema&quot;:&quot;https://github.com/citation-style-language/schema/raw/master/csl-citation.json&quot;} RNDjm0kF4NBo2"/>-<text:reference-mark-start text:name="ZOTERO_ITEM CSL_CITATION {&quot;citationID&quot;:&quot;a195gmi2d1q&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KN86pZD0uE"/><text:span text:style-name="T15">[8]</text:span><text:reference-mark-end text:name="ZOTERO_ITEM CSL_CITATION {&quot;citationID&quot;:&quot;a195gmi2d1q&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KN86pZD0uE"/>-<text:reference-mark-start text:name="ZOTERO_ITEM CSL_CITATION {&quot;citationID&quot;:&quot;a2c6gga39de&quot;,&quot;properties&quot;:{&quot;formattedCitation&quot;:&quot;[9]&quot;,&quot;plainCitation&quot;:&quot;[9]&quot;,&quot;noteIndex&quot;:0},&quot;citationItems&quot;:[{&quot;id&quot;:200,&quot;uris&quot;:[&quot;http://zotero.org/users/8305678/items/7JSMRBZU&quot;],&quot;uri&quot;:[&quot;http://zotero.org/users/8305678/items/7JSMRBZU&quot;],&quot;itemData&quot;:{&quot;id&quot;:200,&quot;type&quot;:&quot;paper-conference&quot;,&quot;abstract&quot;:&quot;In this paper, we introduce a new method to detect salient objects in images. The approach is based on the standard structure of cognitive visual attention models, but realizes the computation of saliency in each feature dimension in an information-theoretic way. The method allows a consistent computation of all feature channels and a well-founded fusion of these channels to a saliency map. Our framework enables the computation of arbitrarily scaled features and local center-surround pairs in an efficient manner. We show that our approach outperforms eight state-of-the-art saliency detectors in terms of precision and recall.&quot;,&quot;container-title&quot;:&quot;2011 International Conference on Computer Vision&quot;,&quot;DOI&quot;:&quot;10.1109/ICCV.2011.6126499&quot;,&quot;event&quot;:&quot;2011 International Conference on Computer Vision&quot;,&quot;note&quot;:&quot;ISSN: 2380-7504&quot;,&quot;page&quot;:&quot;2214-2219&quot;,&quot;source&quot;:&quot;IEEE Xplore&quot;,&quot;title&quot;:&quot;Center-surround divergence of feature statistics for salient object detection&quot;,&quot;author&quot;:[{&quot;family&quot;:&quot;Klein&quot;,&quot;given&quot;:&quot;Dominik A.&quot;},{&quot;family&quot;:&quot;Frintrop&quot;,&quot;given&quot;:&quot;Simone&quot;}],&quot;issued&quot;:{&quot;date-parts&quot;:[[&quot;2011&quot;,11]]}}}],&quot;schema&quot;:&quot;https://github.com/citation-style-language/schema/raw/master/csl-citation.json&quot;} RNDr1DWSvXolV"/><text:span text:style-name="T15">[9]</text:span><text:reference-mark-end text:name="ZOTERO_ITEM CSL_CITATION {&quot;citationID&quot;:&quot;a2c6gga39de&quot;,&quot;properties&quot;:{&quot;formattedCitation&quot;:&quot;[9]&quot;,&quot;plainCitation&quot;:&quot;[9]&quot;,&quot;noteIndex&quot;:0},&quot;citationItems&quot;:[{&quot;id&quot;:200,&quot;uris&quot;:[&quot;http://zotero.org/users/8305678/items/7JSMRBZU&quot;],&quot;uri&quot;:[&quot;http://zotero.org/users/8305678/items/7JSMRBZU&quot;],&quot;itemData&quot;:{&quot;id&quot;:200,&quot;type&quot;:&quot;paper-conference&quot;,&quot;abstract&quot;:&quot;In this paper, we introduce a new method to detect salient objects in images. The approach is based on the standard structure of cognitive visual attention models, but realizes the computation of saliency in each feature dimension in an information-theoretic way. The method allows a consistent computation of all feature channels and a well-founded fusion of these channels to a saliency map. Our framework enables the computation of arbitrarily scaled features and local center-surround pairs in an efficient manner. We show that our approach outperforms eight state-of-the-art saliency detectors in terms of precision and recall.&quot;,&quot;container-title&quot;:&quot;2011 International Conference on Computer Vision&quot;,&quot;DOI&quot;:&quot;10.1109/ICCV.2011.6126499&quot;,&quot;event&quot;:&quot;2011 International Conference on Computer Vision&quot;,&quot;note&quot;:&quot;ISSN: 2380-7504&quot;,&quot;page&quot;:&quot;2214-2219&quot;,&quot;source&quot;:&quot;IEEE Xplore&quot;,&quot;title&quot;:&quot;Center-surround divergence of feature statistics for salient object detection&quot;,&quot;author&quot;:[{&quot;family&quot;:&quot;Klein&quot;,&quot;given&quot;:&quot;Dominik A.&quot;},{&quot;family&quot;:&quot;Frintrop&quot;,&quot;given&quot;:&quot;Simone&quot;}],&quot;issued&quot;:{&quot;date-parts&quot;:[[&quot;2011&quot;,11]]}}}],&quot;schema&quot;:&quot;https://github.com/citation-style-language/schema/raw/master/csl-citation.json&quot;} RNDr1DWSvXolV"/>-<text:reference-mark-start text:name="ZOTERO_ITEM CSL_CITATION {&quot;citationID&quot;:&quot;aebc7ul7ou&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vGUOlGoP7C"/><text:span text:style-name="T15">[10]</text:span><text:reference-mark-end text:name="ZOTERO_ITEM CSL_CITATION {&quot;citationID&quot;:&quot;aebc7ul7ou&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vGUOlGoP7C"/>-<text:reference-mark-start text:name="ZOTERO_ITEM CSL_CITATION {&quot;citationID&quot;:&quot;a1uv8d83v93&quot;,&quot;properties&quot;:{&quot;formattedCitation&quot;:&quot;[11]&quot;,&quot;plainCitation&quot;:&quot;[11]&quot;,&quot;noteIndex&quot;:0},&quot;citationItems&quot;:[{&quot;id&quot;:207,&quot;uris&quot;:[&quot;http://zotero.org/users/8305678/items/J952VJVQ&quot;],&quot;uri&quot;:[&quot;http://zotero.org/users/8305678/items/J952VJVQ&quot;],&quot;itemData&quot;:{&quot;id&quot;:207,&quot;type&quot;:&quot;article-journal&quot;,&quot;abstract&quot;:&quot;We propose a new type of saliency—context-aware saliency—which aims at detecting the image regions that represent the scene. This definition differs from previous definitions whose goal is to either identify fixation points or detect the dominant object. In accordance with our saliency definition, we present a detection algorithm which is based on four principles observed in the psychological literature. The benefits of the proposed approach are evaluated in two applications where the context of the dominant objects is just as essential as the objects themselves. In image retargeting, we demonstrate that using our saliency prevents distortions in the important regions. In summarization, we show that our saliency helps to produce compact, appealing, and informative summaries.&quot;,&quot;container-title&quot;:&quot;IEEE Transactions on Pattern Analysis and Machine Intelligence&quot;,&quot;DOI&quot;:&quot;10.1109/TPAMI.2011.272&quot;,&quot;ISSN&quot;:&quot;1939-3539&quot;,&quot;issue&quot;:&quot;10&quot;,&quot;page&quot;:&quot;1915-1926&quot;,&quot;source&quot;:&quot;IEEE Xplore&quot;,&quot;title&quot;:&quot;Context-Aware Saliency Detection&quot;,&quot;volume&quot;:&quot;34&quot;,&quot;author&quot;:[{&quot;family&quot;:&quot;Goferman&quot;,&quot;given&quot;:&quot;Stas&quot;},{&quot;family&quot;:&quot;Zelnik-Manor&quot;,&quot;given&quot;:&quot;Lihi&quot;},{&quot;family&quot;:&quot;Tal&quot;,&quot;given&quot;:&quot;Ayellet&quot;}],&quot;issued&quot;:{&quot;date-parts&quot;:[[&quot;2012&quot;,10]]}}}],&quot;schema&quot;:&quot;https://github.com/citation-style-language/schema/raw/master/csl-citation.json&quot;} RND310QOCepIH"/><text:span text:style-name="T15">[11]</text:span><text:reference-mark-end text:name="ZOTERO_ITEM CSL_CITATION {&quot;citationID&quot;:&quot;a1uv8d83v93&quot;,&quot;properties&quot;:{&quot;formattedCitation&quot;:&quot;[11]&quot;,&quot;plainCitation&quot;:&quot;[11]&quot;,&quot;noteIndex&quot;:0},&quot;citationItems&quot;:[{&quot;id&quot;:207,&quot;uris&quot;:[&quot;http://zotero.org/users/8305678/items/J952VJVQ&quot;],&quot;uri&quot;:[&quot;http://zotero.org/users/8305678/items/J952VJVQ&quot;],&quot;itemData&quot;:{&quot;id&quot;:207,&quot;type&quot;:&quot;article-journal&quot;,&quot;abstract&quot;:&quot;We propose a new type of saliency—context-aware saliency—which aims at detecting the image regions that represent the scene. This definition differs from previous definitions whose goal is to either identify fixation points or detect the dominant object. In accordance with our saliency definition, we present a detection algorithm which is based on four principles observed in the psychological literature. The benefits of the proposed approach are evaluated in two applications where the context of the dominant objects is just as essential as the objects themselves. In image retargeting, we demonstrate that using our saliency prevents distortions in the important regions. In summarization, we show that our saliency helps to produce compact, appealing, and informative summaries.&quot;,&quot;container-title&quot;:&quot;IEEE Transactions on Pattern Analysis and Machine Intelligence&quot;,&quot;DOI&quot;:&quot;10.1109/TPAMI.2011.272&quot;,&quot;ISSN&quot;:&quot;1939-3539&quot;,&quot;issue&quot;:&quot;10&quot;,&quot;page&quot;:&quot;1915-1926&quot;,&quot;source&quot;:&quot;IEEE Xplore&quot;,&quot;title&quot;:&quot;Context-Aware Saliency Detection&quot;,&quot;volume&quot;:&quot;34&quot;,&quot;author&quot;:[{&quot;family&quot;:&quot;Goferman&quot;,&quot;given&quot;:&quot;Stas&quot;},{&quot;family&quot;:&quot;Zelnik-Manor&quot;,&quot;given&quot;:&quot;Lihi&quot;},{&quot;family&quot;:&quot;Tal&quot;,&quot;given&quot;:&quot;Ayellet&quot;}],&quot;issued&quot;:{&quot;date-parts&quot;:[[&quot;2012&quot;,10]]}}}],&quot;schema&quot;:&quot;https://github.com/citation-style-language/schema/raw/master/csl-citation.json&quot;} RND310QOCepIH"/>-<text:reference-mark-start text:name="ZOTERO_ITEM CSL_CITATION {&quot;citationID&quot;:&quot;a1j5mr8elad&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e6Cv6njgct"/><text:span text:style-name="T15">[12]</text:span><text:reference-mark-end text:name="ZOTERO_ITEM CSL_CITATION {&quot;citationID&quot;:&quot;a1j5mr8elad&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e6Cv6njgct"/><text:span text:style-name="T15">,</text:span><text:span text:style-name="T16"> </text:span><text:span text:style-name="T19">proposed</text:span><text:span text:style-name="T17"> </text:span><text:span text:style-name="T16">block-</text:span><text:span text:style-name="T17">based models to </text:span><text:span text:style-name="T19">utilize</text:span><text:span text:style-name="T17"> </text:span><text:span text:style-name="T16">intrinsic cues.</text:span></text:p>
      <text:p text:style-name="P5"/>
      <text:h text:style-name="Heading_20_2" text:outline-level="2"><text:bookmark-start text:name="__RefHeading___Toc16383_2361155061"/>2-2- Region-based Models with Intrinsic Cues<text:bookmark-end text:name="__RefHeading___Toc16383_2361155061"/></text:h>
      <text:p text:style-name="P15"><text:span text:style-name="T21">I</text:span><text:span text:style-name="T3">n the second subgroup adopt intrinsic cues extracted from image regions to estimate their saliency scores. </text:span><text:span text:style-name="T6">References belong to this subgroup: </text:span><text:reference-mark-start text:name="ZOTERO_ITEM CSL_CITATION {&quot;citationID&quot;:&quot;a84lfiabv3&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uIfdIzLQWL"/><text:span text:style-name="T18">[3]</text:span><text:reference-mark-end text:name="ZOTERO_ITEM CSL_CITATION {&quot;citationID&quot;:&quot;a84lfiabv3&quot;,&quot;properties&quot;:{&quot;formattedCitation&quot;:&quot;[3]&quot;,&quot;plainCitation&quot;:&quot;[3]&quot;,&quot;noteIndex&quot;:0},&quot;citationItems&quot;:[{&quot;id&quot;:197,&quot;uris&quot;:[&quot;http://zotero.org/users/8305678/items/962XKWUR&quot;],&quot;uri&quot;:[&quot;http://zotero.org/users/8305678/items/962XKWUR&quot;],&quot;itemData&quot;:{&quot;id&quot;:197,&quot;type&quot;:&quot;paper-conference&quot;,&quot;abstract&quot;:&quot;Saliency measures the low-level stimuli to human vision, and serves as an alternative to semantic image understanding. This paper presents a region enhanced scale-invariant saliency detection method. Our method constructs a scale-invariant saliency map from an image, segments the image into regions, and enhances the saliency map with the region information. Compared with previous methods, our method has advantages in providing robust scale-invariant saliency, giving meaningful region information for applications, and eliminating misleading high-contrast edges&quot;,&quot;container-title&quot;:&quot;2006 IEEE International Conference on Multimedia and Expo&quot;,&quot;DOI&quot;:&quot;10.1109/ICME.2006.262821&quot;,&quot;event&quot;:&quot;2006 IEEE International Conference on Multimedia and Expo&quot;,&quot;note&quot;:&quot;ISSN: 1945-788X&quot;,&quot;page&quot;:&quot;1477-1480&quot;,&quot;source&quot;:&quot;IEEE Xplore&quot;,&quot;title&quot;:&quot;Region Enhanced Scale-Invariant Saliency Detection&quot;,&quot;author&quot;:[{&quot;family&quot;:&quot;Liu&quot;,&quot;given&quot;:&quot;Feng&quot;},{&quot;family&quot;:&quot;Gleicher&quot;,&quot;given&quot;:&quot;Michael&quot;}],&quot;issued&quot;:{&quot;date-parts&quot;:[[&quot;2006&quot;,7]]}}}],&quot;schema&quot;:&quot;https://github.com/citation-style-language/schema/raw/master/csl-citation.json&quot;} RNDuIfdIzLQWL"/>-<text:reference-mark-start text:name="ZOTERO_ITEM CSL_CITATION {&quot;citationID&quot;:&quot;a1k4s83fck1&quot;,&quot;properties&quot;:{&quot;formattedCitation&quot;:&quot;[13]&quot;,&quot;plainCitation&quot;:&quot;[13]&quot;,&quot;noteIndex&quot;:0},&quot;citationItems&quot;:[{&quot;id&quot;:209,&quot;uris&quot;:[&quot;http://zotero.org/users/8305678/items/AW2SDX9J&quot;],&quot;uri&quot;:[&quot;http://zotero.org/users/8305678/items/AW2SDX9J&quot;],&quot;itemData&quot;:{&quot;id&quot;:209,&quot;type&quot;:&quot;article-journal&quot;,&quot;abstract&quot;:&quot;Recently, the detection of visual attention regions (VAR) is becoming more important due to its useful application in the area of multimedia. Although there exist a lot of approaches to detect visual attention regions, few of them consider the semantic gap between the visual attention regions and high-level semantics. In this paper, we propose a rule based technique for the extraction of visual attention regions at the object level based on real-time clustering, such that VAR detection can be performed in a very efficient way. The proposed technique consists of four stages: 1) a fast segmentation technique which is called the real time clustering algorithm (RTCA); 2) a refined specification of VAR which is known as the hierarchical visual attention regions (HVAR); 3) a new algorithm known as the rule based detection algorithm (RADA) to obtain the set of HVARs in real time, and 4) a new adaptive image display module and the corresponding adaptation operations using HVAR. We also define a new background measure which combines both feature contrast and the geometric property of the region to identify the background region, and a confidence factor which is used to extract the set of hierarchical visual attention regions. Compared with existing techniques, our approach has two advantages: 1) the approach detects the visual attention region at the object level, which bridges the gap between traditional visual attention regions and high-level semantics; 2) our approach is efficient and easy to implement&quot;,&quot;container-title&quot;:&quot;IEEE Transactions on Multimedia&quot;,&quot;DOI&quot;:&quot;10.1109/TMM.2007.893351&quot;,&quot;ISSN&quot;:&quot;1941-0077&quot;,&quot;issue&quot;:&quot;4&quot;,&quot;page&quot;:&quot;766-784&quot;,&quot;source&quot;:&quot;IEEE Xplore&quot;,&quot;title&quot;:&quot;A Rule Based Technique for Extraction of Visual Attention Regions Based on Real-Time Clustering&quot;,&quot;volume&quot;:&quot;9&quot;,&quot;author&quot;:[{&quot;family&quot;:&quot;Yu&quot;,&quot;given&quot;:&quot;Zhiwen&quot;},{&quot;family&quot;:&quot;Wong&quot;,&quot;given&quot;:&quot;Hau-San&quot;}],&quot;issued&quot;:{&quot;date-parts&quot;:[[&quot;2007&quot;,6]]}}}],&quot;schema&quot;:&quot;https://github.com/citation-style-language/schema/raw/master/csl-citation.json&quot;} RNDBGvEc13SvL"/><text:span text:style-name="T15">[13]</text:span><text:reference-mark-end text:name="ZOTERO_ITEM CSL_CITATION {&quot;citationID&quot;:&quot;a1k4s83fck1&quot;,&quot;properties&quot;:{&quot;formattedCitation&quot;:&quot;[13]&quot;,&quot;plainCitation&quot;:&quot;[13]&quot;,&quot;noteIndex&quot;:0},&quot;citationItems&quot;:[{&quot;id&quot;:209,&quot;uris&quot;:[&quot;http://zotero.org/users/8305678/items/AW2SDX9J&quot;],&quot;uri&quot;:[&quot;http://zotero.org/users/8305678/items/AW2SDX9J&quot;],&quot;itemData&quot;:{&quot;id&quot;:209,&quot;type&quot;:&quot;article-journal&quot;,&quot;abstract&quot;:&quot;Recently, the detection of visual attention regions (VAR) is becoming more important due to its useful application in the area of multimedia. Although there exist a lot of approaches to detect visual attention regions, few of them consider the semantic gap between the visual attention regions and high-level semantics. In this paper, we propose a rule based technique for the extraction of visual attention regions at the object level based on real-time clustering, such that VAR detection can be performed in a very efficient way. The proposed technique consists of four stages: 1) a fast segmentation technique which is called the real time clustering algorithm (RTCA); 2) a refined specification of VAR which is known as the hierarchical visual attention regions (HVAR); 3) a new algorithm known as the rule based detection algorithm (RADA) to obtain the set of HVARs in real time, and 4) a new adaptive image display module and the corresponding adaptation operations using HVAR. We also define a new background measure which combines both feature contrast and the geometric property of the region to identify the background region, and a confidence factor which is used to extract the set of hierarchical visual attention regions. Compared with existing techniques, our approach has two advantages: 1) the approach detects the visual attention region at the object level, which bridges the gap between traditional visual attention regions and high-level semantics; 2) our approach is efficient and easy to implement&quot;,&quot;container-title&quot;:&quot;IEEE Transactions on Multimedia&quot;,&quot;DOI&quot;:&quot;10.1109/TMM.2007.893351&quot;,&quot;ISSN&quot;:&quot;1941-0077&quot;,&quot;issue&quot;:&quot;4&quot;,&quot;page&quot;:&quot;766-784&quot;,&quot;source&quot;:&quot;IEEE Xplore&quot;,&quot;title&quot;:&quot;A Rule Based Technique for Extraction of Visual Attention Regions Based on Real-Time Clustering&quot;,&quot;volume&quot;:&quot;9&quot;,&quot;author&quot;:[{&quot;family&quot;:&quot;Yu&quot;,&quot;given&quot;:&quot;Zhiwen&quot;},{&quot;family&quot;:&quot;Wong&quot;,&quot;given&quot;:&quot;Hau-San&quot;}],&quot;issued&quot;:{&quot;date-parts&quot;:[[&quot;2007&quot;,6]]}}}],&quot;schema&quot;:&quot;https://github.com/citation-style-language/schema/raw/master/csl-citation.json&quot;} RNDBGvEc13SvL"/>-<text:reference-mark-start text:name="ZOTERO_ITEM CSL_CITATION {&quot;citationID&quot;:&quot;a5vaf8f6pn&quot;,&quot;properties&quot;:{&quot;formattedCitation&quot;:&quot;[14]&quot;,&quot;plainCitation&quot;:&quot;[14]&quot;,&quot;noteIndex&quot;:0},&quot;citationItems&quot;:[{&quot;id&quot;:210,&quot;uris&quot;:[&quot;http://zotero.org/users/8305678/items/MXZJAS68&quot;],&quot;uri&quot;:[&quot;http://zotero.org/users/8305678/items/MXZJAS68&quot;],&quot;itemData&quot;:{&quot;id&quot;:210,&quot;type&quot;:&quot;article-journal&quot;,&quot;abstract&quot;:&quot;Automatic estimation of salient object regions across images, without any prior assumption or knowledge of the contents of the corresponding scenes, enhances many computer vision and computer graphics applications. We introduce a regional contrast based salient object detection algorithm, which simultaneously evaluates global contrast differences and spatial weighted coherence scores. The proposed algorithm is simple, efficient, naturally multi-scale, and produces full-resolution, high-quality saliency maps. These saliency maps are further used to initialize a novel iterative version of GrabCut, namely SaliencyCut, for high quality unsupervised salient object segmentation. We extensively evaluated our algorithm using traditional salient object detection datasets, as well as a more challenging Internet image dataset. Our experimental results demonstrate that our algorithm consistently outperforms 15 existing salient object detection and segmentation methods, yielding higher precision and better recall rates. We also show that our algorithm can be used to efficiently extract salient object masks from Internet images, enabling effective sketch-based image retrieval (SBIR) via simple shape comparisons. Despite such noisy internet images, where the saliency regions are ambiguous, our saliency guided image retrieval achieves a superior retrieval rate compared with state-of-the-art SBIR methods, and additionally provides important target object region information.&quot;,&quot;container-title&quot;:&quot;IEEE Transactions on Pattern Analysis and Machine Intelligence&quot;,&quot;DOI&quot;:&quot;10.1109/TPAMI.2014.2345401&quot;,&quot;ISSN&quot;:&quot;1939-3539&quot;,&quot;issue&quot;:&quot;3&quot;,&quot;page&quot;:&quot;569-582&quot;,&quot;source&quot;:&quot;IEEE Xplore&quot;,&quot;title&quot;:&quot;Global Contrast Based Salient Region Detection&quot;,&quot;volume&quot;:&quot;37&quot;,&quot;author&quot;:[{&quot;family&quot;:&quot;Cheng&quot;,&quot;given&quot;:&quot;Ming-Ming&quot;},{&quot;family&quot;:&quot;Mitra&quot;,&quot;given&quot;:&quot;Niloy J.&quot;},{&quot;family&quot;:&quot;Huang&quot;,&quot;given&quot;:&quot;Xiaolei&quot;},{&quot;family&quot;:&quot;Torr&quot;,&quot;given&quot;:&quot;Philip H. S.&quot;},{&quot;family&quot;:&quot;Hu&quot;,&quot;given&quot;:&quot;Shi-Min&quot;}],&quot;issued&quot;:{&quot;date-parts&quot;:[[&quot;2015&quot;,3]]}}}],&quot;schema&quot;:&quot;https://github.com/citation-style-language/schema/raw/master/csl-citation.json&quot;} RNDlQixb3kRJS"/><text:span text:style-name="T15">[14]</text:span><text:reference-mark-end text:name="ZOTERO_ITEM CSL_CITATION {&quot;citationID&quot;:&quot;a5vaf8f6pn&quot;,&quot;properties&quot;:{&quot;formattedCitation&quot;:&quot;[14]&quot;,&quot;plainCitation&quot;:&quot;[14]&quot;,&quot;noteIndex&quot;:0},&quot;citationItems&quot;:[{&quot;id&quot;:210,&quot;uris&quot;:[&quot;http://zotero.org/users/8305678/items/MXZJAS68&quot;],&quot;uri&quot;:[&quot;http://zotero.org/users/8305678/items/MXZJAS68&quot;],&quot;itemData&quot;:{&quot;id&quot;:210,&quot;type&quot;:&quot;article-journal&quot;,&quot;abstract&quot;:&quot;Automatic estimation of salient object regions across images, without any prior assumption or knowledge of the contents of the corresponding scenes, enhances many computer vision and computer graphics applications. We introduce a regional contrast based salient object detection algorithm, which simultaneously evaluates global contrast differences and spatial weighted coherence scores. The proposed algorithm is simple, efficient, naturally multi-scale, and produces full-resolution, high-quality saliency maps. These saliency maps are further used to initialize a novel iterative version of GrabCut, namely SaliencyCut, for high quality unsupervised salient object segmentation. We extensively evaluated our algorithm using traditional salient object detection datasets, as well as a more challenging Internet image dataset. Our experimental results demonstrate that our algorithm consistently outperforms 15 existing salient object detection and segmentation methods, yielding higher precision and better recall rates. We also show that our algorithm can be used to efficiently extract salient object masks from Internet images, enabling effective sketch-based image retrieval (SBIR) via simple shape comparisons. Despite such noisy internet images, where the saliency regions are ambiguous, our saliency guided image retrieval achieves a superior retrieval rate compared with state-of-the-art SBIR methods, and additionally provides important target object region information.&quot;,&quot;container-title&quot;:&quot;IEEE Transactions on Pattern Analysis and Machine Intelligence&quot;,&quot;DOI&quot;:&quot;10.1109/TPAMI.2014.2345401&quot;,&quot;ISSN&quot;:&quot;1939-3539&quot;,&quot;issue&quot;:&quot;3&quot;,&quot;page&quot;:&quot;569-582&quot;,&quot;source&quot;:&quot;IEEE Xplore&quot;,&quot;title&quot;:&quot;Global Contrast Based Salient Region Detection&quot;,&quot;volume&quot;:&quot;37&quot;,&quot;author&quot;:[{&quot;family&quot;:&quot;Cheng&quot;,&quot;given&quot;:&quot;Ming-Ming&quot;},{&quot;family&quot;:&quot;Mitra&quot;,&quot;given&quot;:&quot;Niloy J.&quot;},{&quot;family&quot;:&quot;Huang&quot;,&quot;given&quot;:&quot;Xiaolei&quot;},{&quot;family&quot;:&quot;Torr&quot;,&quot;given&quot;:&quot;Philip H. S.&quot;},{&quot;family&quot;:&quot;Hu&quot;,&quot;given&quot;:&quot;Shi-Min&quot;}],&quot;issued&quot;:{&quot;date-parts&quot;:[[&quot;2015&quot;,3]]}}}],&quot;schema&quot;:&quot;https://github.com/citation-style-language/schema/raw/master/csl-citation.json&quot;} RNDlQixb3kRJS"/>-<text:reference-mark-start text:name="ZOTERO_ITEM CSL_CITATION {&quot;citationID&quot;:&quot;a11hjatquna&quot;,&quot;properties&quot;:{&quot;formattedCitation&quot;:&quot;[15]&quot;,&quot;plainCitation&quot;:&quot;[15]&quot;,&quot;noteIndex&quot;:0},&quot;citationItems&quot;:[{&quot;id&quot;:211,&quot;uris&quot;:[&quot;http://zotero.org/users/8305678/items/6T3Z2UIZ&quot;],&quot;uri&quot;:[&quot;http://zotero.org/users/8305678/items/6T3Z2UIZ&quot;],&quot;itemData&quot;:{&quot;id&quot;:211,&quot;type&quot;:&quot;paper-conference&quot;,&quot;abstract&quot;:&quot;The problem of salient region detection is formulated as the well-studied facility location problem from operations research. High-level priors are combined with low-level features to detect salient regions. Salient region detection is achieved by maximizing a sub modular objective function, which maximizes the total similarities (i.e., total profits) between the hypothesized salient region centers (i.e., facility locations) and their region elements (i.e., clients), and penalizes the number of potential salient regions (i.e., the number of open facilities). The similarities are efficiently computed by finding a closed-form harmonic solution on the constructed graph for an input image. The saliency of a selected region is modeled in terms of appearance and spatial location. By exploiting the sub modularity properties of the objective function, a highly efficient greedy-based optimization algorithm can be employed. This algorithm is guaranteed to be at least a (e - 1)/e 0.632-approximation to the optimum. Experimental results demonstrate that our approach outperforms several recently proposed saliency detection approaches.&quot;,&quot;container-title&quot;:&quot;2013 IEEE Conference on Computer Vision and Pattern Recognition&quot;,&quot;DOI&quot;:&quot;10.1109/CVPR.2013.266&quot;,&quot;event&quot;:&quot;2013 IEEE Conference on Computer Vision and Pattern Recognition&quot;,&quot;note&quot;:&quot;ISSN: 1063-6919&quot;,&quot;page&quot;:&quot;2043-2050&quot;,&quot;source&quot;:&quot;IEEE Xplore&quot;,&quot;title&quot;:&quot;Submodular Salient Region Detection&quot;,&quot;author&quot;:[{&quot;family&quot;:&quot;Jiang&quot;,&quot;given&quot;:&quot;Zhuolin&quot;},{&quot;family&quot;:&quot;Davis&quot;,&quot;given&quot;:&quot;Larry S.&quot;}],&quot;issued&quot;:{&quot;date-parts&quot;:[[&quot;2013&quot;,6]]}}}],&quot;schema&quot;:&quot;https://github.com/citation-style-language/schema/raw/master/csl-citation.json&quot;} RNDc3NcexEekh"/><text:span text:style-name="T15">[15]</text:span><text:reference-mark-end text:name="ZOTERO_ITEM CSL_CITATION {&quot;citationID&quot;:&quot;a11hjatquna&quot;,&quot;properties&quot;:{&quot;formattedCitation&quot;:&quot;[15]&quot;,&quot;plainCitation&quot;:&quot;[15]&quot;,&quot;noteIndex&quot;:0},&quot;citationItems&quot;:[{&quot;id&quot;:211,&quot;uris&quot;:[&quot;http://zotero.org/users/8305678/items/6T3Z2UIZ&quot;],&quot;uri&quot;:[&quot;http://zotero.org/users/8305678/items/6T3Z2UIZ&quot;],&quot;itemData&quot;:{&quot;id&quot;:211,&quot;type&quot;:&quot;paper-conference&quot;,&quot;abstract&quot;:&quot;The problem of salient region detection is formulated as the well-studied facility location problem from operations research. High-level priors are combined with low-level features to detect salient regions. Salient region detection is achieved by maximizing a sub modular objective function, which maximizes the total similarities (i.e., total profits) between the hypothesized salient region centers (i.e., facility locations) and their region elements (i.e., clients), and penalizes the number of potential salient regions (i.e., the number of open facilities). The similarities are efficiently computed by finding a closed-form harmonic solution on the constructed graph for an input image. The saliency of a selected region is modeled in terms of appearance and spatial location. By exploiting the sub modularity properties of the objective function, a highly efficient greedy-based optimization algorithm can be employed. This algorithm is guaranteed to be at least a (e - 1)/e 0.632-approximation to the optimum. Experimental results demonstrate that our approach outperforms several recently proposed saliency detection approaches.&quot;,&quot;container-title&quot;:&quot;2013 IEEE Conference on Computer Vision and Pattern Recognition&quot;,&quot;DOI&quot;:&quot;10.1109/CVPR.2013.266&quot;,&quot;event&quot;:&quot;2013 IEEE Conference on Computer Vision and Pattern Recognition&quot;,&quot;note&quot;:&quot;ISSN: 1063-6919&quot;,&quot;page&quot;:&quot;2043-2050&quot;,&quot;source&quot;:&quot;IEEE Xplore&quot;,&quot;title&quot;:&quot;Submodular Salient Region Detection&quot;,&quot;author&quot;:[{&quot;family&quot;:&quot;Jiang&quot;,&quot;given&quot;:&quot;Zhuolin&quot;},{&quot;family&quot;:&quot;Davis&quot;,&quot;given&quot;:&quot;Larry S.&quot;}],&quot;issued&quot;:{&quot;date-parts&quot;:[[&quot;2013&quot;,6]]}}}],&quot;schema&quot;:&quot;https://github.com/citation-style-language/schema/raw/master/csl-citation.json&quot;} RNDc3NcexEekh"/>-<text:reference-mark-start text:name="ZOTERO_ITEM CSL_CITATION {&quot;citationID&quot;:&quot;a1flg0fvtk4&quot;,&quot;properties&quot;:{&quot;formattedCitation&quot;:&quot;[16]&quot;,&quot;plainCitation&quot;:&quot;[16]&quot;,&quot;noteIndex&quot;:0},&quot;citationItems&quot;:[{&quot;id&quot;:213,&quot;uris&quot;:[&quot;http://zotero.org/users/8305678/items/4ZC3UZJ9&quot;],&quot;uri&quot;:[&quot;http://zotero.org/users/8305678/items/4ZC3UZJ9&quot;],&quot;itemData&quot;:{&quot;id&quot;:213,&quot;type&quot;:&quot;paper-conference&quot;,&quot;abstract&quot;:&quot;Saliency estimation has become a valuable tool in image processing. Yet, existing approaches exhibit considerable variation in methodology, and it is often difficult to attribute improvements in result quality to specific algorithm properties. In this paper we reconsider some of the design choices of previous methods and propose a conceptually clear and intuitive algorithm for contrast-based saliency estimation. Our algorithm consists of four basic steps. First, our method decomposes a given image into compact, perceptually homogeneous elements that abstract unnecessary detail. Based on this abstraction we compute two measures of contrast that rate the uniqueness and the spatial distribution of these elements. From the element contrast we then derive a saliency measure that produces a pixel-accurate saliency map which uniformly covers the objects of interest and consistently separates fore- and background. We show that the complete contrast and saliency estimation can be formulated in a unified way using high-dimensional Gaussian filters. This contributes to the conceptual simplicity of our method and lends itself to a highly efficient implementation with linear complexity. In a detailed experimental evaluation we analyze the contribution of each individual feature and show that our method outperforms all state-of-the-art approaches.&quot;,&quot;container-title&quot;:&quot;2012 IEEE Conference on Computer Vision and Pattern Recognition&quot;,&quot;DOI&quot;:&quot;10.1109/CVPR.2012.6247743&quot;,&quot;event&quot;:&quot;2012 IEEE Conference on Computer Vision and Pattern Recognition&quot;,&quot;note&quot;:&quot;ISSN: 1063-6919&quot;,&quot;page&quot;:&quot;733-740&quot;,&quot;source&quot;:&quot;IEEE Xplore&quot;,&quot;title&quot;:&quot;Saliency filters: Contrast based filtering for salient region detection&quot;,&quot;title-short&quot;:&quot;Saliency filters&quot;,&quot;author&quot;:[{&quot;family&quot;:&quot;Perazzi&quot;,&quot;given&quot;:&quot;Federico&quot;},{&quot;family&quot;:&quot;Krähenbühl&quot;,&quot;given&quot;:&quot;Philipp&quot;},{&quot;family&quot;:&quot;Pritch&quot;,&quot;given&quot;:&quot;Yael&quot;},{&quot;family&quot;:&quot;Hornung&quot;,&quot;given&quot;:&quot;Alexander&quot;}],&quot;issued&quot;:{&quot;date-parts&quot;:[[&quot;2012&quot;,6]]}}}],&quot;schema&quot;:&quot;https://github.com/citation-style-language/schema/raw/master/csl-citation.json&quot;} RND695YdRQ9c9"/><text:span text:style-name="T15">[16]</text:span><text:reference-mark-end text:name="ZOTERO_ITEM CSL_CITATION {&quot;citationID&quot;:&quot;a1flg0fvtk4&quot;,&quot;properties&quot;:{&quot;formattedCitation&quot;:&quot;[16]&quot;,&quot;plainCitation&quot;:&quot;[16]&quot;,&quot;noteIndex&quot;:0},&quot;citationItems&quot;:[{&quot;id&quot;:213,&quot;uris&quot;:[&quot;http://zotero.org/users/8305678/items/4ZC3UZJ9&quot;],&quot;uri&quot;:[&quot;http://zotero.org/users/8305678/items/4ZC3UZJ9&quot;],&quot;itemData&quot;:{&quot;id&quot;:213,&quot;type&quot;:&quot;paper-conference&quot;,&quot;abstract&quot;:&quot;Saliency estimation has become a valuable tool in image processing. Yet, existing approaches exhibit considerable variation in methodology, and it is often difficult to attribute improvements in result quality to specific algorithm properties. In this paper we reconsider some of the design choices of previous methods and propose a conceptually clear and intuitive algorithm for contrast-based saliency estimation. Our algorithm consists of four basic steps. First, our method decomposes a given image into compact, perceptually homogeneous elements that abstract unnecessary detail. Based on this abstraction we compute two measures of contrast that rate the uniqueness and the spatial distribution of these elements. From the element contrast we then derive a saliency measure that produces a pixel-accurate saliency map which uniformly covers the objects of interest and consistently separates fore- and background. We show that the complete contrast and saliency estimation can be formulated in a unified way using high-dimensional Gaussian filters. This contributes to the conceptual simplicity of our method and lends itself to a highly efficient implementation with linear complexity. In a detailed experimental evaluation we analyze the contribution of each individual feature and show that our method outperforms all state-of-the-art approaches.&quot;,&quot;container-title&quot;:&quot;2012 IEEE Conference on Computer Vision and Pattern Recognition&quot;,&quot;DOI&quot;:&quot;10.1109/CVPR.2012.6247743&quot;,&quot;event&quot;:&quot;2012 IEEE Conference on Computer Vision and Pattern Recognition&quot;,&quot;note&quot;:&quot;ISSN: 1063-6919&quot;,&quot;page&quot;:&quot;733-740&quot;,&quot;source&quot;:&quot;IEEE Xplore&quot;,&quot;title&quot;:&quot;Saliency filters: Contrast based filtering for salient region detection&quot;,&quot;title-short&quot;:&quot;Saliency filters&quot;,&quot;author&quot;:[{&quot;family&quot;:&quot;Perazzi&quot;,&quot;given&quot;:&quot;Federico&quot;},{&quot;family&quot;:&quot;Krähenbühl&quot;,&quot;given&quot;:&quot;Philipp&quot;},{&quot;family&quot;:&quot;Pritch&quot;,&quot;given&quot;:&quot;Yael&quot;},{&quot;family&quot;:&quot;Hornung&quot;,&quot;given&quot;:&quot;Alexander&quot;}],&quot;issued&quot;:{&quot;date-parts&quot;:[[&quot;2012&quot;,6]]}}}],&quot;schema&quot;:&quot;https://github.com/citation-style-language/schema/raw/master/csl-citation.json&quot;} RND695YdRQ9c9"/>-<text:reference-mark-start text:name="ZOTERO_ITEM CSL_CITATION {&quot;citationID&quot;:&quot;a1bpqnp4ojd&quot;,&quot;properties&quot;:{&quot;formattedCitation&quot;:&quot;[17]&quot;,&quot;plainCitation&quot;:&quot;[17]&quot;,&quot;noteIndex&quot;:0},&quot;citationItems&quot;:[{&quot;id&quot;:214,&quot;uris&quot;:[&quot;http://zotero.org/users/8305678/items/NM5G47BJ&quot;],&quot;uri&quot;:[&quot;http://zotero.org/users/8305678/items/NM5G47BJ&quot;],&quot;itemData&quot;:{&quot;id&quot;:214,&quot;type&quot;:&quot;paper-conference&quot;,&quot;abstract&quot;:&quot;A novel statistical textural distinctiveness approach for robustly detecting salient regions in natural images is proposed. Rotational-invariant neighborhood-based textural representations are extracted and used to learn a set of representative texture atoms for defining a sparse texture model for the image. Based on the learnt sparse texture model, a weighted graphical model is constructed to characterize the statistical textural distinctiveness between all representative texture atom pairs. Finally, the saliency of each pixel in the image is computed based on the probability of occurrence of the representative texture atoms, their respective statistical textural distinctiveness based on the constructed graphical model, and general visual attentive constraints. Experimental results using a public natural image dataset and a variety of performance evaluation metrics show that the proposed approach provides interesting and promising results when compared to existing saliency detection methods.&quot;,&quot;container-title&quot;:&quot;2013 IEEE Conference on Computer Vision and Pattern Recognition&quot;,&quot;DOI&quot;:&quot;10.1109/CVPR.2013.131&quot;,&quot;event&quot;:&quot;2013 IEEE Conference on Computer Vision and Pattern Recognition&quot;,&quot;note&quot;:&quot;ISSN: 1063-6919&quot;,&quot;page&quot;:&quot;979-986&quot;,&quot;source&quot;:&quot;IEEE Xplore&quot;,&quot;title&quot;:&quot;Statistical Textural Distinctiveness for Salient Region Detection in Natural Images&quot;,&quot;author&quot;:[{&quot;family&quot;:&quot;Scharfenberger&quot;,&quot;given&quot;:&quot;Christian&quot;},{&quot;family&quot;:&quot;Wong&quot;,&quot;given&quot;:&quot;Alexander&quot;},{&quot;family&quot;:&quot;Fergani&quot;,&quot;given&quot;:&quot;Khalil&quot;},{&quot;family&quot;:&quot;Zelek&quot;,&quot;given&quot;:&quot;John S.&quot;},{&quot;family&quot;:&quot;Clausi&quot;,&quot;given&quot;:&quot;David A.&quot;}],&quot;issued&quot;:{&quot;date-parts&quot;:[[&quot;2013&quot;,6]]}}}],&quot;schema&quot;:&quot;https://github.com/citation-style-language/schema/raw/master/csl-citation.json&quot;} RNDaMC762eUCM"/><text:span text:style-name="T15">[17]</text:span><text:reference-mark-end text:name="ZOTERO_ITEM CSL_CITATION {&quot;citationID&quot;:&quot;a1bpqnp4ojd&quot;,&quot;properties&quot;:{&quot;formattedCitation&quot;:&quot;[17]&quot;,&quot;plainCitation&quot;:&quot;[17]&quot;,&quot;noteIndex&quot;:0},&quot;citationItems&quot;:[{&quot;id&quot;:214,&quot;uris&quot;:[&quot;http://zotero.org/users/8305678/items/NM5G47BJ&quot;],&quot;uri&quot;:[&quot;http://zotero.org/users/8305678/items/NM5G47BJ&quot;],&quot;itemData&quot;:{&quot;id&quot;:214,&quot;type&quot;:&quot;paper-conference&quot;,&quot;abstract&quot;:&quot;A novel statistical textural distinctiveness approach for robustly detecting salient regions in natural images is proposed. Rotational-invariant neighborhood-based textural representations are extracted and used to learn a set of representative texture atoms for defining a sparse texture model for the image. Based on the learnt sparse texture model, a weighted graphical model is constructed to characterize the statistical textural distinctiveness between all representative texture atom pairs. Finally, the saliency of each pixel in the image is computed based on the probability of occurrence of the representative texture atoms, their respective statistical textural distinctiveness based on the constructed graphical model, and general visual attentive constraints. Experimental results using a public natural image dataset and a variety of performance evaluation metrics show that the proposed approach provides interesting and promising results when compared to existing saliency detection methods.&quot;,&quot;container-title&quot;:&quot;2013 IEEE Conference on Computer Vision and Pattern Recognition&quot;,&quot;DOI&quot;:&quot;10.1109/CVPR.2013.131&quot;,&quot;event&quot;:&quot;2013 IEEE Conference on Computer Vision and Pattern Recognition&quot;,&quot;note&quot;:&quot;ISSN: 1063-6919&quot;,&quot;page&quot;:&quot;979-986&quot;,&quot;source&quot;:&quot;IEEE Xplore&quot;,&quot;title&quot;:&quot;Statistical Textural Distinctiveness for Salient Region Detection in Natural Images&quot;,&quot;author&quot;:[{&quot;family&quot;:&quot;Scharfenberger&quot;,&quot;given&quot;:&quot;Christian&quot;},{&quot;family&quot;:&quot;Wong&quot;,&quot;given&quot;:&quot;Alexander&quot;},{&quot;family&quot;:&quot;Fergani&quot;,&quot;given&quot;:&quot;Khalil&quot;},{&quot;family&quot;:&quot;Zelek&quot;,&quot;given&quot;:&quot;John S.&quot;},{&quot;family&quot;:&quot;Clausi&quot;,&quot;given&quot;:&quot;David A.&quot;}],&quot;issued&quot;:{&quot;date-parts&quot;:[[&quot;2013&quot;,6]]}}}],&quot;schema&quot;:&quot;https://github.com/citation-style-language/schema/raw/master/csl-citation.json&quot;} RNDaMC762eUCM"/>-<text:reference-mark-start text:name="ZOTERO_ITEM CSL_CITATION {&quot;citationID&quot;:&quot;an9u8hbk5d&quot;,&quot;properties&quot;:{&quot;formattedCitation&quot;:&quot;[18]&quot;,&quot;plainCitation&quot;:&quot;[18]&quot;,&quot;noteIndex&quot;:0},&quot;citationItems&quot;:[{&quot;id&quot;:215,&quot;uris&quot;:[&quot;http://zotero.org/users/8305678/items/TA7UDRHV&quot;],&quot;uri&quot;:[&quot;http://zotero.org/users/8305678/items/TA7UDRHV&quot;],&quot;itemData&quot;:{&quot;id&quot;:215,&quot;type&quot;:&quot;paper-conference&quot;,&quot;abstract&quot;:&quot;Driven by recent vision and graphics applications such as image segmentation and object recognition, assigning pixel-accurate saliency values to uniformly highlight foreground objects becomes increasingly critical. More often, such fine-grained saliency detection is also desired to have a fast runtime. Motivated by these, we propose a generic and fast computational framework called PISA - Pixel wise Image Saliency Aggregating complementary saliency cues based on color and structure contrasts with spatial priors holistically. Overcoming the limitations of previous methods often using homogeneous super pixel-based and color contrast-only treatment, our PISA approach directly performs saliency modeling for each individual pixel and makes use of densely overlapping, feature-adaptive observations for saliency measure computation. We further impose a spatial prior term on each of the two contrast measures, which constrains pixels rendered salient to be compact and also centered in image domain. By fusing complementary contrast measures in such a pixel wise adaptive manner, the detection effectiveness is significantly boosted. Without requiring reliable region segmentation or post-relaxation, PISA exploits an efficient edge-aware image representation and filtering technique and produces spatially coherent yet detail-preserving saliency maps. Extensive experiments on three public datasets demonstrate PISA's superior detection accuracy and competitive runtime speed over the state-of-the-arts approaches.&quot;,&quot;container-title&quot;:&quot;2013 IEEE Conference on Computer Vision and Pattern Recognition&quot;,&quot;DOI&quot;:&quot;10.1109/CVPR.2013.275&quot;,&quot;event&quot;:&quot;2013 IEEE Conference on Computer Vision and Pattern Recognition&quot;,&quot;note&quot;:&quot;ISSN: 1063-6919&quot;,&quot;page&quot;:&quot;2115-2122&quot;,&quot;source&quot;:&quot;IEEE Xplore&quot;,&quot;title&quot;:&quot;PISA: Pixelwise Image Saliency by Aggregating Complementary Appearance Contrast Measures with Spatial Priors&quot;,&quot;title-short&quot;:&quot;PISA&quot;,&quot;author&quot;:[{&quot;family&quot;:&quot;Shi&quot;,&quot;given&quot;:&quot;Keyang&quot;},{&quot;family&quot;:&quot;Wang&quot;,&quot;given&quot;:&quot;Keze&quot;},{&quot;family&quot;:&quot;Lu&quot;,&quot;given&quot;:&quot;Jiangbo&quot;},{&quot;family&quot;:&quot;Lin&quot;,&quot;given&quot;:&quot;Liang&quot;}],&quot;issued&quot;:{&quot;date-parts&quot;:[[&quot;2013&quot;,6]]}}}],&quot;schema&quot;:&quot;https://github.com/citation-style-language/schema/raw/master/csl-citation.json&quot;} RND5BJBSFewDa"/><text:span text:style-name="T15">[18]</text:span><text:reference-mark-end text:name="ZOTERO_ITEM CSL_CITATION {&quot;citationID&quot;:&quot;an9u8hbk5d&quot;,&quot;properties&quot;:{&quot;formattedCitation&quot;:&quot;[18]&quot;,&quot;plainCitation&quot;:&quot;[18]&quot;,&quot;noteIndex&quot;:0},&quot;citationItems&quot;:[{&quot;id&quot;:215,&quot;uris&quot;:[&quot;http://zotero.org/users/8305678/items/TA7UDRHV&quot;],&quot;uri&quot;:[&quot;http://zotero.org/users/8305678/items/TA7UDRHV&quot;],&quot;itemData&quot;:{&quot;id&quot;:215,&quot;type&quot;:&quot;paper-conference&quot;,&quot;abstract&quot;:&quot;Driven by recent vision and graphics applications such as image segmentation and object recognition, assigning pixel-accurate saliency values to uniformly highlight foreground objects becomes increasingly critical. More often, such fine-grained saliency detection is also desired to have a fast runtime. Motivated by these, we propose a generic and fast computational framework called PISA - Pixel wise Image Saliency Aggregating complementary saliency cues based on color and structure contrasts with spatial priors holistically. Overcoming the limitations of previous methods often using homogeneous super pixel-based and color contrast-only treatment, our PISA approach directly performs saliency modeling for each individual pixel and makes use of densely overlapping, feature-adaptive observations for saliency measure computation. We further impose a spatial prior term on each of the two contrast measures, which constrains pixels rendered salient to be compact and also centered in image domain. By fusing complementary contrast measures in such a pixel wise adaptive manner, the detection effectiveness is significantly boosted. Without requiring reliable region segmentation or post-relaxation, PISA exploits an efficient edge-aware image representation and filtering technique and produces spatially coherent yet detail-preserving saliency maps. Extensive experiments on three public datasets demonstrate PISA's superior detection accuracy and competitive runtime speed over the state-of-the-arts approaches.&quot;,&quot;container-title&quot;:&quot;2013 IEEE Conference on Computer Vision and Pattern Recognition&quot;,&quot;DOI&quot;:&quot;10.1109/CVPR.2013.275&quot;,&quot;event&quot;:&quot;2013 IEEE Conference on Computer Vision and Pattern Recognition&quot;,&quot;note&quot;:&quot;ISSN: 1063-6919&quot;,&quot;page&quot;:&quot;2115-2122&quot;,&quot;source&quot;:&quot;IEEE Xplore&quot;,&quot;title&quot;:&quot;PISA: Pixelwise Image Saliency by Aggregating Complementary Appearance Contrast Measures with Spatial Priors&quot;,&quot;title-short&quot;:&quot;PISA&quot;,&quot;author&quot;:[{&quot;family&quot;:&quot;Shi&quot;,&quot;given&quot;:&quot;Keyang&quot;},{&quot;family&quot;:&quot;Wang&quot;,&quot;given&quot;:&quot;Keze&quot;},{&quot;family&quot;:&quot;Lu&quot;,&quot;given&quot;:&quot;Jiangbo&quot;},{&quot;family&quot;:&quot;Lin&quot;,&quot;given&quot;:&quot;Liang&quot;}],&quot;issued&quot;:{&quot;date-parts&quot;:[[&quot;2013&quot;,6]]}}}],&quot;schema&quot;:&quot;https://github.com/citation-style-language/schema/raw/master/csl-citation.json&quot;} RND5BJBSFewDa"/>-<text:reference-mark-start text:name="ZOTERO_ITEM CSL_CITATION {&quot;citationID&quot;:&quot;a2gbv2l5nk3&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T0WgtNBF76"/><text:span text:style-name="T15">[12]</text:span><text:reference-mark-end text:name="ZOTERO_ITEM CSL_CITATION {&quot;citationID&quot;:&quot;a2gbv2l5nk3&quot;,&quot;properties&quot;:{&quot;formattedCitation&quot;:&quot;[12]&quot;,&quot;plainCitation&quot;:&quot;[12]&quot;,&quot;noteIndex&quot;:0},&quot;citationItems&quot;:[{&quot;id&quot;:206,&quot;uris&quot;:[&quot;http://zotero.org/users/8305678/items/SGU99QUM&quot;],&quot;uri&quot;:[&quot;http://zotero.org/users/8305678/items/SGU99QUM&quot;],&quot;itemData&quot;:{&quot;id&quot;:206,&quot;type&quot;:&quot;paper-conference&quot;,&quot;abstract&quot;:&quot;What makes an object salient? Most previous work assert that distinctness is the dominating factor. The difference between the various algorithms is in the way they compute distinctness. Some focus on the patterns, others on the colors, and several add high-level cues and priors. We propose a simple, yet powerful, algorithm that integrates these three factors. Our key contribution is a novel and fast approach to compute pattern distinctness. We rely on the inner statistics of the patches in the image for identifying unique patterns. We provide an extensive evaluation and show that our approach outperforms all state-of-the-art methods on the five most commonly-used datasets.&quot;,&quot;container-title&quot;:&quot;2013 IEEE Conference on Computer Vision and Pattern Recognition&quot;,&quot;DOI&quot;:&quot;10.1109/CVPR.2013.151&quot;,&quot;event&quot;:&quot;2013 IEEE Conference on Computer Vision and Pattern Recognition&quot;,&quot;note&quot;:&quot;ISSN: 1063-6919&quot;,&quot;page&quot;:&quot;1139-1146&quot;,&quot;source&quot;:&quot;IEEE Xplore&quot;,&quot;title&quot;:&quot;What Makes a Patch Distinct?&quot;,&quot;author&quot;:[{&quot;family&quot;:&quot;Margolin&quot;,&quot;given&quot;:&quot;Ran&quot;},{&quot;family&quot;:&quot;Tal&quot;,&quot;given&quot;:&quot;Ayellet&quot;},{&quot;family&quot;:&quot;Zelnik-Manor&quot;,&quot;given&quot;:&quot;Lihi&quot;}],&quot;issued&quot;:{&quot;date-parts&quot;:[[&quot;2013&quot;,6]]}}}],&quot;schema&quot;:&quot;https://github.com/citation-style-language/schema/raw/master/csl-citation.json&quot;} RNDT0WgtNBF76"/>-<text:reference-mark-start text:name="ZOTERO_ITEM CSL_CITATION {&quot;citationID&quot;:&quot;a8js81qpnv&quot;,&quot;properties&quot;:{&quot;formattedCitation&quot;:&quot;[19]&quot;,&quot;plainCitation&quot;:&quot;[19]&quot;,&quot;noteIndex&quot;:0},&quot;citationItems&quot;:[{&quot;id&quot;:216,&quot;uris&quot;:[&quot;http://zotero.org/users/8305678/items/2USUIHEJ&quot;],&quot;uri&quot;:[&quot;http://zotero.org/users/8305678/items/2USUIHEJ&quot;],&quot;itemData&quot;:{&quot;id&quot;:216,&quot;type&quot;:&quot;paper-conference&quot;,&quot;abstract&quot;:&quot;Detecting visually salient regions in images is one of the fundamental problems in computer vision. We propose a novel method to decompose an image into large scale perceptually homogeneous elements for efficient salient region detection, using a soft image abstraction representation. By considering both appearance similarity and spatial distribution of image pixels, the proposed representation abstracts out unnecessary image details, allowing the assignment of comparable saliency values across similar regions, and producing perceptually accurate salient region detection. We evaluate our salient region detection approach on the largest publicly available dataset with pixel accurate annotations. The experimental results show that the proposed method outperforms 18 alternate methods, reducing the mean absolute error by 25.2% compared to the previous best result, while being computationally more efficient.&quot;,&quot;container-title&quot;:&quot;2013 IEEE International Conference on Computer Vision&quot;,&quot;DOI&quot;:&quot;10.1109/ICCV.2013.193&quot;,&quot;event&quot;:&quot;2013 IEEE International Conference on Computer Vision&quot;,&quot;note&quot;:&quot;ISSN: 2380-7504&quot;,&quot;page&quot;:&quot;1529-1536&quot;,&quot;source&quot;:&quot;IEEE Xplore&quot;,&quot;title&quot;:&quot;Efficient Salient Region Detection with Soft Image Abstraction&quot;,&quot;author&quot;:[{&quot;family&quot;:&quot;Cheng&quot;,&quot;given&quot;:&quot;Ming-Ming&quot;},{&quot;family&quot;:&quot;Warrell&quot;,&quot;given&quot;:&quot;Jonathan&quot;},{&quot;family&quot;:&quot;Lin&quot;,&quot;given&quot;:&quot;Wen-Yan&quot;},{&quot;family&quot;:&quot;Zheng&quot;,&quot;given&quot;:&quot;Shuai&quot;},{&quot;family&quot;:&quot;Vineet&quot;,&quot;given&quot;:&quot;Vibhav&quot;},{&quot;family&quot;:&quot;Crook&quot;,&quot;given&quot;:&quot;Nigel&quot;}],&quot;issued&quot;:{&quot;date-parts&quot;:[[&quot;2013&quot;,12]]}}}],&quot;schema&quot;:&quot;https://github.com/citation-style-language/schema/raw/master/csl-citation.json&quot;} RNDGeC8kKH7id"/><text:span text:style-name="T15">[19]</text:span><text:reference-mark-end text:name="ZOTERO_ITEM CSL_CITATION {&quot;citationID&quot;:&quot;a8js81qpnv&quot;,&quot;properties&quot;:{&quot;formattedCitation&quot;:&quot;[19]&quot;,&quot;plainCitation&quot;:&quot;[19]&quot;,&quot;noteIndex&quot;:0},&quot;citationItems&quot;:[{&quot;id&quot;:216,&quot;uris&quot;:[&quot;http://zotero.org/users/8305678/items/2USUIHEJ&quot;],&quot;uri&quot;:[&quot;http://zotero.org/users/8305678/items/2USUIHEJ&quot;],&quot;itemData&quot;:{&quot;id&quot;:216,&quot;type&quot;:&quot;paper-conference&quot;,&quot;abstract&quot;:&quot;Detecting visually salient regions in images is one of the fundamental problems in computer vision. We propose a novel method to decompose an image into large scale perceptually homogeneous elements for efficient salient region detection, using a soft image abstraction representation. By considering both appearance similarity and spatial distribution of image pixels, the proposed representation abstracts out unnecessary image details, allowing the assignment of comparable saliency values across similar regions, and producing perceptually accurate salient region detection. We evaluate our salient region detection approach on the largest publicly available dataset with pixel accurate annotations. The experimental results show that the proposed method outperforms 18 alternate methods, reducing the mean absolute error by 25.2% compared to the previous best result, while being computationally more efficient.&quot;,&quot;container-title&quot;:&quot;2013 IEEE International Conference on Computer Vision&quot;,&quot;DOI&quot;:&quot;10.1109/ICCV.2013.193&quot;,&quot;event&quot;:&quot;2013 IEEE International Conference on Computer Vision&quot;,&quot;note&quot;:&quot;ISSN: 2380-7504&quot;,&quot;page&quot;:&quot;1529-1536&quot;,&quot;source&quot;:&quot;IEEE Xplore&quot;,&quot;title&quot;:&quot;Efficient Salient Region Detection with Soft Image Abstraction&quot;,&quot;author&quot;:[{&quot;family&quot;:&quot;Cheng&quot;,&quot;given&quot;:&quot;Ming-Ming&quot;},{&quot;family&quot;:&quot;Warrell&quot;,&quot;given&quot;:&quot;Jonathan&quot;},{&quot;family&quot;:&quot;Lin&quot;,&quot;given&quot;:&quot;Wen-Yan&quot;},{&quot;family&quot;:&quot;Zheng&quot;,&quot;given&quot;:&quot;Shuai&quot;},{&quot;family&quot;:&quot;Vineet&quot;,&quot;given&quot;:&quot;Vibhav&quot;},{&quot;family&quot;:&quot;Crook&quot;,&quot;given&quot;:&quot;Nigel&quot;}],&quot;issued&quot;:{&quot;date-parts&quot;:[[&quot;2013&quot;,12]]}}}],&quot;schema&quot;:&quot;https://github.com/citation-style-language/schema/raw/master/csl-citation.json&quot;} RNDGeC8kKH7id"/>-<text:reference-mark-start text:name="ZOTERO_ITEM CSL_CITATION {&quot;citationID&quot;:&quot;a232tjo931o&quot;,&quot;properties&quot;:{&quot;formattedCitation&quot;:&quot;[20]&quot;,&quot;plainCitation&quot;:&quot;[20]&quot;,&quot;noteIndex&quot;:0},&quot;citationItems&quot;:[{&quot;id&quot;:217,&quot;uris&quot;:[&quot;http://zotero.org/users/8305678/items/I2ZPVFTL&quot;],&quot;uri&quot;:[&quot;http://zotero.org/users/8305678/items/I2ZPVFTL&quot;],&quot;itemData&quot;:{&quot;id&quot;:217,&quot;type&quot;:&quot;paper-conference&quot;,&quot;container-title&quot;:&quot;Procedings of the British Machine Vision Conference 2011&quot;,&quot;DOI&quot;:&quot;10.5244/C.25.110&quot;,&quot;event&quot;:&quot;British Machine Vision Conference 2011&quot;,&quot;event-place&quot;:&quot;Dundee&quot;,&quot;ISBN&quot;:&quot;978-1-901725-43-8&quot;,&quot;language&quot;:&quot;en&quot;,&quot;page&quot;:&quot;110.1-110.12&quot;,&quot;publisher&quot;:&quot;British Machine Vision Association&quot;,&quot;publisher-place&quot;:&quot;Dundee&quot;,&quot;source&quot;:&quot;DOI.org (Crossref)&quot;,&quot;title&quot;:&quot;Automatic salient object segmentation based on context and shape prior&quot;,&quot;URL&quot;:&quot;http://www.bmva.org/bmvc/2011/proceedings/paper110/index.html&quot;,&quot;author&quot;:[{&quot;family&quot;:&quot;Jiang&quot;,&quot;given&quot;:&quot;Huaizu&quot;},{&quot;family&quot;:&quot;Wang&quot;,&quot;given&quot;:&quot;Jingdong&quot;},{&quot;family&quot;:&quot;Yuan&quot;,&quot;given&quot;:&quot;Zejian&quot;},{&quot;family&quot;:&quot;Liu&quot;,&quot;given&quot;:&quot;Tie&quot;},{&quot;family&quot;:&quot;Zheng&quot;,&quot;given&quot;:&quot;Nanning&quot;}],&quot;accessed&quot;:{&quot;date-parts&quot;:[[&quot;2021&quot;,10,6]]},&quot;issued&quot;:{&quot;date-parts&quot;:[[&quot;2011&quot;]]}}}],&quot;schema&quot;:&quot;https://github.com/citation-style-language/schema/raw/master/csl-citation.json&quot;} RNDIjvCfTCSGv"/><text:span text:style-name="T15">[20]</text:span><text:reference-mark-end text:name="ZOTERO_ITEM CSL_CITATION {&quot;citationID&quot;:&quot;a232tjo931o&quot;,&quot;properties&quot;:{&quot;formattedCitation&quot;:&quot;[20]&quot;,&quot;plainCitation&quot;:&quot;[20]&quot;,&quot;noteIndex&quot;:0},&quot;citationItems&quot;:[{&quot;id&quot;:217,&quot;uris&quot;:[&quot;http://zotero.org/users/8305678/items/I2ZPVFTL&quot;],&quot;uri&quot;:[&quot;http://zotero.org/users/8305678/items/I2ZPVFTL&quot;],&quot;itemData&quot;:{&quot;id&quot;:217,&quot;type&quot;:&quot;paper-conference&quot;,&quot;container-title&quot;:&quot;Procedings of the British Machine Vision Conference 2011&quot;,&quot;DOI&quot;:&quot;10.5244/C.25.110&quot;,&quot;event&quot;:&quot;British Machine Vision Conference 2011&quot;,&quot;event-place&quot;:&quot;Dundee&quot;,&quot;ISBN&quot;:&quot;978-1-901725-43-8&quot;,&quot;language&quot;:&quot;en&quot;,&quot;page&quot;:&quot;110.1-110.12&quot;,&quot;publisher&quot;:&quot;British Machine Vision Association&quot;,&quot;publisher-place&quot;:&quot;Dundee&quot;,&quot;source&quot;:&quot;DOI.org (Crossref)&quot;,&quot;title&quot;:&quot;Automatic salient object segmentation based on context and shape prior&quot;,&quot;URL&quot;:&quot;http://www.bmva.org/bmvc/2011/proceedings/paper110/index.html&quot;,&quot;author&quot;:[{&quot;family&quot;:&quot;Jiang&quot;,&quot;given&quot;:&quot;Huaizu&quot;},{&quot;family&quot;:&quot;Wang&quot;,&quot;given&quot;:&quot;Jingdong&quot;},{&quot;family&quot;:&quot;Yuan&quot;,&quot;given&quot;:&quot;Zejian&quot;},{&quot;family&quot;:&quot;Liu&quot;,&quot;given&quot;:&quot;Tie&quot;},{&quot;family&quot;:&quot;Zheng&quot;,&quot;given&quot;:&quot;Nanning&quot;}],&quot;accessed&quot;:{&quot;date-parts&quot;:[[&quot;2021&quot;,10,6]]},&quot;issued&quot;:{&quot;date-parts&quot;:[[&quot;2011&quot;]]}}}],&quot;schema&quot;:&quot;https://github.com/citation-style-language/schema/raw/master/csl-citation.json&quot;} RNDIjvCfTCSGv"/>-<text:reference-mark-start text:name="ZOTERO_ITEM CSL_CITATION {&quot;citationID&quot;:&quot;ak383tmou2&quot;,&quot;properties&quot;:{&quot;formattedCitation&quot;:&quot;[21]&quot;,&quot;plainCitation&quot;:&quot;[21]&quot;,&quot;noteIndex&quot;:0},&quot;citationItems&quot;:[{&quot;id&quot;:218,&quot;uris&quot;:[&quot;http://zotero.org/users/8305678/items/Q79SRITG&quot;],&quot;uri&quot;:[&quot;http://zotero.org/users/8305678/items/Q79SRITG&quot;],&quot;itemData&quot;:{&quot;id&quot;:218,&quot;type&quot;:&quot;paper-conference&quot;,&quot;abstract&quot;:&quot;When dealing with objects with complex structures, saliency detection confronts a critical problem - namely that detection accuracy could be adversely affected if salient foreground or background in an image contains small-scale high-contrast patterns. This issue is common in natural images and forms a fundamental challenge for prior methods. We tackle it from a scale point of view and propose a multi-layer approach to analyze saliency cues. The final saliency map is produced in a hierarchical model. Different from varying patch sizes or downsizing images, our scale-based region handling is by finding saliency values optimally in a tree model. Our approach improves saliency detection on many images that cannot be handled well traditionally. A new dataset is also constructed.&quot;,&quot;container-title&quot;:&quot;2013 IEEE Conference on Computer Vision and Pattern Recognition&quot;,&quot;DOI&quot;:&quot;10.1109/CVPR.2013.153&quot;,&quot;event&quot;:&quot;2013 IEEE Conference on Computer Vision and Pattern Recognition&quot;,&quot;note&quot;:&quot;ISSN: 1063-6919&quot;,&quot;page&quot;:&quot;1155-1162&quot;,&quot;source&quot;:&quot;IEEE Xplore&quot;,&quot;title&quot;:&quot;Hierarchical Saliency Detection&quot;,&quot;author&quot;:[{&quot;family&quot;:&quot;Yan&quot;,&quot;given&quot;:&quot;Qiong&quot;},{&quot;family&quot;:&quot;Xu&quot;,&quot;given&quot;:&quot;Li&quot;},{&quot;family&quot;:&quot;Shi&quot;,&quot;given&quot;:&quot;Jianping&quot;},{&quot;family&quot;:&quot;Jia&quot;,&quot;given&quot;:&quot;Jiaya&quot;}],&quot;issued&quot;:{&quot;date-parts&quot;:[[&quot;2013&quot;,6]]}}}],&quot;schema&quot;:&quot;https://github.com/citation-style-language/schema/raw/master/csl-citation.json&quot;} RNDJVlzIXbXKA"/><text:span text:style-name="T15">[21]</text:span><text:reference-mark-end text:name="ZOTERO_ITEM CSL_CITATION {&quot;citationID&quot;:&quot;ak383tmou2&quot;,&quot;properties&quot;:{&quot;formattedCitation&quot;:&quot;[21]&quot;,&quot;plainCitation&quot;:&quot;[21]&quot;,&quot;noteIndex&quot;:0},&quot;citationItems&quot;:[{&quot;id&quot;:218,&quot;uris&quot;:[&quot;http://zotero.org/users/8305678/items/Q79SRITG&quot;],&quot;uri&quot;:[&quot;http://zotero.org/users/8305678/items/Q79SRITG&quot;],&quot;itemData&quot;:{&quot;id&quot;:218,&quot;type&quot;:&quot;paper-conference&quot;,&quot;abstract&quot;:&quot;When dealing with objects with complex structures, saliency detection confronts a critical problem - namely that detection accuracy could be adversely affected if salient foreground or background in an image contains small-scale high-contrast patterns. This issue is common in natural images and forms a fundamental challenge for prior methods. We tackle it from a scale point of view and propose a multi-layer approach to analyze saliency cues. The final saliency map is produced in a hierarchical model. Different from varying patch sizes or downsizing images, our scale-based region handling is by finding saliency values optimally in a tree model. Our approach improves saliency detection on many images that cannot be handled well traditionally. A new dataset is also constructed.&quot;,&quot;container-title&quot;:&quot;2013 IEEE Conference on Computer Vision and Pattern Recognition&quot;,&quot;DOI&quot;:&quot;10.1109/CVPR.2013.153&quot;,&quot;event&quot;:&quot;2013 IEEE Conference on Computer Vision and Pattern Recognition&quot;,&quot;note&quot;:&quot;ISSN: 1063-6919&quot;,&quot;page&quot;:&quot;1155-1162&quot;,&quot;source&quot;:&quot;IEEE Xplore&quot;,&quot;title&quot;:&quot;Hierarchical Saliency Detection&quot;,&quot;author&quot;:[{&quot;family&quot;:&quot;Yan&quot;,&quot;given&quot;:&quot;Qiong&quot;},{&quot;family&quot;:&quot;Xu&quot;,&quot;given&quot;:&quot;Li&quot;},{&quot;family&quot;:&quot;Shi&quot;,&quot;given&quot;:&quot;Jianping&quot;},{&quot;family&quot;:&quot;Jia&quot;,&quot;given&quot;:&quot;Jiaya&quot;}],&quot;issued&quot;:{&quot;date-parts&quot;:[[&quot;2013&quot;,6]]}}}],&quot;schema&quot;:&quot;https://github.com/citation-style-language/schema/raw/master/csl-citation.json&quot;} RNDJVlzIXbXKA"/>-<text:reference-mark-start text:name="ZOTERO_ITEM CSL_CITATION {&quot;citationID&quot;:&quot;a18ebm6069h&quot;,&quot;properties&quot;:{&quot;formattedCitation&quot;:&quot;[22]&quot;,&quot;plainCitation&quot;:&quot;[22]&quot;,&quot;noteIndex&quot;:0},&quot;citationItems&quot;:[{&quot;id&quot;:219,&quot;uris&quot;:[&quot;http://zotero.org/users/8305678/items/27QTWQSE&quot;],&quot;uri&quot;:[&quot;http://zotero.org/users/8305678/items/27QTWQSE&quot;],&quot;itemData&quot;:{&quot;id&quot;:219,&quot;type&quot;:&quot;paper-conference&quot;,&quot;abstract&quot;:&quot;In this paper, we propose a visual saliency detection algorithm from the perspective of reconstruction errors. The image boundaries are first extracted via super pixels as likely cues for background templates, from which dense and sparse appearance models are constructed. For each image region, we first compute dense and sparse reconstruction errors. Second, the reconstruction errors are propagated based on the contexts obtained from K-means clustering. Third, pixel-level saliency is computed by an integration of multi-scale reconstruction errors and refined by an object-biased Gaussian model. We apply the Bayes formula to integrate saliency measures based on dense and sparse reconstruction errors. Experimental results show that the proposed algorithm performs favorably against seventeen state-of-the-art methods in terms of precision and recall. In addition, the proposed algorithm is demonstrated to be more effective in highlighting salient objects uniformly and robust to background noise.&quot;,&quot;container-title&quot;:&quot;2013 IEEE International Conference on Computer Vision&quot;,&quot;DOI&quot;:&quot;10.1109/ICCV.2013.370&quot;,&quot;event&quot;:&quot;2013 IEEE International Conference on Computer Vision&quot;,&quot;note&quot;:&quot;ISSN: 2380-7504&quot;,&quot;page&quot;:&quot;2976-2983&quot;,&quot;source&quot;:&quot;IEEE Xplore&quot;,&quot;title&quot;:&quot;Saliency Detection via Dense and Sparse Reconstruction&quot;,&quot;author&quot;:[{&quot;family&quot;:&quot;Li&quot;,&quot;given&quot;:&quot;Xiaohui&quot;},{&quot;family&quot;:&quot;Lu&quot;,&quot;given&quot;:&quot;Huchuan&quot;},{&quot;family&quot;:&quot;Zhang&quot;,&quot;given&quot;:&quot;Lihe&quot;},{&quot;family&quot;:&quot;Ruan&quot;,&quot;given&quot;:&quot;Xiang&quot;},{&quot;family&quot;:&quot;Yang&quot;,&quot;given&quot;:&quot;Ming-Hsuan&quot;}],&quot;issued&quot;:{&quot;date-parts&quot;:[[&quot;2013&quot;,12]]}}}],&quot;schema&quot;:&quot;https://github.com/citation-style-language/schema/raw/master/csl-citation.json&quot;} RNDqchgFrS9J6"/><text:span text:style-name="T15">[22]</text:span><text:reference-mark-end text:name="ZOTERO_ITEM CSL_CITATION {&quot;citationID&quot;:&quot;a18ebm6069h&quot;,&quot;properties&quot;:{&quot;formattedCitation&quot;:&quot;[22]&quot;,&quot;plainCitation&quot;:&quot;[22]&quot;,&quot;noteIndex&quot;:0},&quot;citationItems&quot;:[{&quot;id&quot;:219,&quot;uris&quot;:[&quot;http://zotero.org/users/8305678/items/27QTWQSE&quot;],&quot;uri&quot;:[&quot;http://zotero.org/users/8305678/items/27QTWQSE&quot;],&quot;itemData&quot;:{&quot;id&quot;:219,&quot;type&quot;:&quot;paper-conference&quot;,&quot;abstract&quot;:&quot;In this paper, we propose a visual saliency detection algorithm from the perspective of reconstruction errors. The image boundaries are first extracted via super pixels as likely cues for background templates, from which dense and sparse appearance models are constructed. For each image region, we first compute dense and sparse reconstruction errors. Second, the reconstruction errors are propagated based on the contexts obtained from K-means clustering. Third, pixel-level saliency is computed by an integration of multi-scale reconstruction errors and refined by an object-biased Gaussian model. We apply the Bayes formula to integrate saliency measures based on dense and sparse reconstruction errors. Experimental results show that the proposed algorithm performs favorably against seventeen state-of-the-art methods in terms of precision and recall. In addition, the proposed algorithm is demonstrated to be more effective in highlighting salient objects uniformly and robust to background noise.&quot;,&quot;container-title&quot;:&quot;2013 IEEE International Conference on Computer Vision&quot;,&quot;DOI&quot;:&quot;10.1109/ICCV.2013.370&quot;,&quot;event&quot;:&quot;2013 IEEE International Conference on Computer Vision&quot;,&quot;note&quot;:&quot;ISSN: 2380-7504&quot;,&quot;page&quot;:&quot;2976-2983&quot;,&quot;source&quot;:&quot;IEEE Xplore&quot;,&quot;title&quot;:&quot;Saliency Detection via Dense and Sparse Reconstruction&quot;,&quot;author&quot;:[{&quot;family&quot;:&quot;Li&quot;,&quot;given&quot;:&quot;Xiaohui&quot;},{&quot;family&quot;:&quot;Lu&quot;,&quot;given&quot;:&quot;Huchuan&quot;},{&quot;family&quot;:&quot;Zhang&quot;,&quot;given&quot;:&quot;Lihe&quot;},{&quot;family&quot;:&quot;Ruan&quot;,&quot;given&quot;:&quot;Xiang&quot;},{&quot;family&quot;:&quot;Yang&quot;,&quot;given&quot;:&quot;Ming-Hsuan&quot;}],&quot;issued&quot;:{&quot;date-parts&quot;:[[&quot;2013&quot;,12]]}}}],&quot;schema&quot;:&quot;https://github.com/citation-style-language/schema/raw/master/csl-citation.json&quot;} RNDqchgFrS9J6"/>-<text:reference-mark-start text:name="ZOTERO_ITEM CSL_CITATION {&quot;citationID&quot;:&quot;a12thmnvr0q&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jveI9Javvn"/><text:span text:style-name="T15">[10]</text:span><text:reference-mark-end text:name="ZOTERO_ITEM CSL_CITATION {&quot;citationID&quot;:&quot;a12thmnvr0q&quot;,&quot;properties&quot;:{&quot;formattedCitation&quot;:&quot;[10]&quot;,&quot;plainCitation&quot;:&quot;[10]&quot;,&quot;noteIndex&quot;:0},&quot;citationItems&quot;:[{&quot;id&quot;:208,&quot;uris&quot;:[&quot;http://zotero.org/users/8305678/items/9VN83JUS&quot;],&quot;uri&quot;:[&quot;http://zotero.org/users/8305678/items/9VN83JUS&quot;],&quot;itemData&quot;:{&quot;id&quot;:208,&quot;type&quot;:&quot;paper-conference&quot;,&quot;abstract&quot;:&quot;Salient object detection aims to locate objects that capture human attention within images. Previous approaches often pose this as a problem of image contrast analysis. In this work, we model an image as a hyper graph that utilizes a set of hyper edges to capture the contextual properties of image pixels or regions. As a result, the problem of salient object detection becomes one of finding salient vertices and hyper edges in the hyper graph. The main advantage of hyper graph modeling is that it takes into account each pixel's (or region's) affinity with its neighborhood as well as its separation from image background. Furthermore, we propose an alternative approach based on center-versus-surround contextual contrast analysis, which performs salient object detection by optimizing a cost-sensitive support vector machine (SVM) objective function. Experimental results on four challenging datasets demonstrate the effectiveness of the proposed approaches against the state-of-the-art approaches to salient object detection.&quot;,&quot;container-title&quot;:&quot;2013 IEEE International Conference on Computer Vision&quot;,&quot;DOI&quot;:&quot;10.1109/ICCV.2013.413&quot;,&quot;event&quot;:&quot;2013 IEEE International Conference on Computer Vision&quot;,&quot;note&quot;:&quot;ISSN: 2380-7504&quot;,&quot;page&quot;:&quot;3328-3335&quot;,&quot;source&quot;:&quot;IEEE Xplore&quot;,&quot;title&quot;:&quot;Contextual Hypergraph Modeling for Salient Object Detection&quot;,&quot;author&quot;:[{&quot;family&quot;:&quot;Li&quot;,&quot;given&quot;:&quot;Xi&quot;},{&quot;family&quot;:&quot;Li&quot;,&quot;given&quot;:&quot;Yao&quot;},{&quot;family&quot;:&quot;Shen&quot;,&quot;given&quot;:&quot;Chunhua&quot;},{&quot;family&quot;:&quot;Dick&quot;,&quot;given&quot;:&quot;Anthony&quot;},{&quot;family&quot;:&quot;Hengel&quot;,&quot;given&quot;:&quot;Anton Van Den&quot;}],&quot;issued&quot;:{&quot;date-parts&quot;:[[&quot;2013&quot;,12]]}}}],&quot;schema&quot;:&quot;https://github.com/citation-style-language/schema/raw/master/csl-citation.json&quot;} RNDjveI9Javvn"/>-<text:reference-mark-start text:name="ZOTERO_ITEM CSL_CITATION {&quot;citationID&quot;:&quot;afh5ad1cp0&quot;,&quot;properties&quot;:{&quot;formattedCitation&quot;:&quot;[23]&quot;,&quot;plainCitation&quot;:&quot;[23]&quot;,&quot;noteIndex&quot;:0},&quot;citationItems&quot;:[{&quot;id&quot;:220,&quot;uris&quot;:[&quot;http://zotero.org/users/8305678/items/49FBWAB3&quot;],&quot;uri&quot;:[&quot;http://zotero.org/users/8305678/items/49FBWAB3&quot;],&quot;itemData&quot;:{&quot;id&quot;:220,&quot;type&quot;:&quot;paper-conference&quot;,&quot;abstract&quot;:&quot;Salient object detection is not a pure low-level, bottom-up process. Higher-level knowledge is important even for task-independent image saliency. We propose a unified model to incorporate traditional low-level features with higher-level guidance to detect salient objects. In our model, an image is represented as a low-rank matrix plus sparse noises in a certain feature space, where the non-salient regions (or background) can be explained by the low-rank matrix, and the salient regions are indicated by the sparse noises. To ensure the validity of this model, a linear transform for the feature space is introduced and needs to be learned. Given an image, its low-level saliency is then extracted by identifying those sparse noises when recovering the low-rank matrix. Furthermore, higher-level knowledge is fused to compose a prior map, and is treated as a prior term in the objective function to improve the performance. Extensive experiments show that our model can comfortably achieves comparable performance to the existing methods even without the help from high-level knowledge. The integration of top-down priors further improves the performance and achieves the state-of-the-art. Moreover, the proposed model can be considered as a prototype framework not only for general salient object detection, but also for potential task-dependent saliency applications.&quot;,&quot;container-title&quot;:&quot;2012 IEEE Conference on Computer Vision and Pattern Recognition&quot;,&quot;DOI&quot;:&quot;10.1109/CVPR.2012.6247758&quot;,&quot;event&quot;:&quot;2012 IEEE Conference on Computer Vision and Pattern Recognition&quot;,&quot;note&quot;:&quot;ISSN: 1063-6919&quot;,&quot;page&quot;:&quot;853-860&quot;,&quot;source&quot;:&quot;IEEE Xplore&quot;,&quot;title&quot;:&quot;A unified approach to salient object detection via low rank matrix recovery&quot;,&quot;author&quot;:[{&quot;family&quot;:&quot;Shen&quot;,&quot;given&quot;:&quot;Xiaohui&quot;},{&quot;family&quot;:&quot;Wu&quot;,&quot;given&quot;:&quot;Ying&quot;}],&quot;issued&quot;:{&quot;date-parts&quot;:[[&quot;2012&quot;,6]]}}}],&quot;schema&quot;:&quot;https://github.com/citation-style-language/schema/raw/master/csl-citation.json&quot;} RNDs4UHdxaDoh"/><text:span text:style-name="T15">[23]</text:span><text:reference-mark-end text:name="ZOTERO_ITEM CSL_CITATION {&quot;citationID&quot;:&quot;afh5ad1cp0&quot;,&quot;properties&quot;:{&quot;formattedCitation&quot;:&quot;[23]&quot;,&quot;plainCitation&quot;:&quot;[23]&quot;,&quot;noteIndex&quot;:0},&quot;citationItems&quot;:[{&quot;id&quot;:220,&quot;uris&quot;:[&quot;http://zotero.org/users/8305678/items/49FBWAB3&quot;],&quot;uri&quot;:[&quot;http://zotero.org/users/8305678/items/49FBWAB3&quot;],&quot;itemData&quot;:{&quot;id&quot;:220,&quot;type&quot;:&quot;paper-conference&quot;,&quot;abstract&quot;:&quot;Salient object detection is not a pure low-level, bottom-up process. Higher-level knowledge is important even for task-independent image saliency. We propose a unified model to incorporate traditional low-level features with higher-level guidance to detect salient objects. In our model, an image is represented as a low-rank matrix plus sparse noises in a certain feature space, where the non-salient regions (or background) can be explained by the low-rank matrix, and the salient regions are indicated by the sparse noises. To ensure the validity of this model, a linear transform for the feature space is introduced and needs to be learned. Given an image, its low-level saliency is then extracted by identifying those sparse noises when recovering the low-rank matrix. Furthermore, higher-level knowledge is fused to compose a prior map, and is treated as a prior term in the objective function to improve the performance. Extensive experiments show that our model can comfortably achieves comparable performance to the existing methods even without the help from high-level knowledge. The integration of top-down priors further improves the performance and achieves the state-of-the-art. Moreover, the proposed model can be considered as a prototype framework not only for general salient object detection, but also for potential task-dependent saliency applications.&quot;,&quot;container-title&quot;:&quot;2012 IEEE Conference on Computer Vision and Pattern Recognition&quot;,&quot;DOI&quot;:&quot;10.1109/CVPR.2012.6247758&quot;,&quot;event&quot;:&quot;2012 IEEE Conference on Computer Vision and Pattern Recognition&quot;,&quot;note&quot;:&quot;ISSN: 1063-6919&quot;,&quot;page&quot;:&quot;853-860&quot;,&quot;source&quot;:&quot;IEEE Xplore&quot;,&quot;title&quot;:&quot;A unified approach to salient object detection via low rank matrix recovery&quot;,&quot;author&quot;:[{&quot;family&quot;:&quot;Shen&quot;,&quot;given&quot;:&quot;Xiaohui&quot;},{&quot;family&quot;:&quot;Wu&quot;,&quot;given&quot;:&quot;Ying&quot;}],&quot;issued&quot;:{&quot;date-parts&quot;:[[&quot;2012&quot;,6]]}}}],&quot;schema&quot;:&quot;https://github.com/citation-style-language/schema/raw/master/csl-citation.json&quot;} RNDs4UHdxaDoh"/>-<text:reference-mark-start text:name="ZOTERO_ITEM CSL_CITATION {&quot;citationID&quot;:&quot;aprh1md9j6&quot;,&quot;properties&quot;:{&quot;formattedCitation&quot;:&quot;[24]&quot;,&quot;plainCitation&quot;:&quot;[24]&quot;,&quot;noteIndex&quot;:0},&quot;citationItems&quot;:[{&quot;id&quot;:221,&quot;uris&quot;:[&quot;http://zotero.org/users/8305678/items/5AR4KJC8&quot;],&quot;uri&quot;:[&quot;http://zotero.org/users/8305678/items/5AR4KJC8&quot;],&quot;itemData&quot;:{&quot;id&quot;:221,&quot;type&quot;:&quot;paper-conference&quot;,&quot;container-title&quot;:&quot;Procedings of the British Machine Vision Conference 2013&quot;,&quot;DOI&quot;:&quot;10.5244/C.27.78&quot;,&quot;event&quot;:&quot;British Machine Vision Conference 2013&quot;,&quot;event-place&quot;:&quot;Bristol&quot;,&quot;ISBN&quot;:&quot;978-1-901725-49-0&quot;,&quot;language&quot;:&quot;en&quot;,&quot;page&quot;:&quot;78.1-78.11&quot;,&quot;publisher&quot;:&quot;British Machine Vision Association&quot;,&quot;publisher-place&quot;:&quot;Bristol&quot;,&quot;source&quot;:&quot;DOI.org (Crossref)&quot;,&quot;title&quot;:&quot;Segmentation Driven Low-rank Matrix Recovery for Saliency Detection&quot;,&quot;URL&quot;:&quot;http://www.bmva.org/bmvc/2013/Papers/paper0078/index.html&quot;,&quot;author&quot;:[{&quot;family&quot;:&quot;Zou&quot;,&quot;given&quot;:&quot;Wenbin&quot;},{&quot;family&quot;:&quot;Kpalma&quot;,&quot;given&quot;:&quot;Kidiyo&quot;},{&quot;family&quot;:&quot;Liu&quot;,&quot;given&quot;:&quot;Zhi&quot;},{&quot;family&quot;:&quot;Ronsin&quot;,&quot;given&quot;:&quot;joseph&quot;}],&quot;accessed&quot;:{&quot;date-parts&quot;:[[&quot;2021&quot;,10,6]]},&quot;issued&quot;:{&quot;date-parts&quot;:[[&quot;2013&quot;]]}}}],&quot;schema&quot;:&quot;https://github.com/citation-style-language/schema/raw/master/csl-citation.json&quot;} RNDQuRKCFVJUI"/><text:span text:style-name="T15">[24]</text:span><text:reference-mark-end text:name="ZOTERO_ITEM CSL_CITATION {&quot;citationID&quot;:&quot;aprh1md9j6&quot;,&quot;properties&quot;:{&quot;formattedCitation&quot;:&quot;[24]&quot;,&quot;plainCitation&quot;:&quot;[24]&quot;,&quot;noteIndex&quot;:0},&quot;citationItems&quot;:[{&quot;id&quot;:221,&quot;uris&quot;:[&quot;http://zotero.org/users/8305678/items/5AR4KJC8&quot;],&quot;uri&quot;:[&quot;http://zotero.org/users/8305678/items/5AR4KJC8&quot;],&quot;itemData&quot;:{&quot;id&quot;:221,&quot;type&quot;:&quot;paper-conference&quot;,&quot;container-title&quot;:&quot;Procedings of the British Machine Vision Conference 2013&quot;,&quot;DOI&quot;:&quot;10.5244/C.27.78&quot;,&quot;event&quot;:&quot;British Machine Vision Conference 2013&quot;,&quot;event-place&quot;:&quot;Bristol&quot;,&quot;ISBN&quot;:&quot;978-1-901725-49-0&quot;,&quot;language&quot;:&quot;en&quot;,&quot;page&quot;:&quot;78.1-78.11&quot;,&quot;publisher&quot;:&quot;British Machine Vision Association&quot;,&quot;publisher-place&quot;:&quot;Bristol&quot;,&quot;source&quot;:&quot;DOI.org (Crossref)&quot;,&quot;title&quot;:&quot;Segmentation Driven Low-rank Matrix Recovery for Saliency Detection&quot;,&quot;URL&quot;:&quot;http://www.bmva.org/bmvc/2013/Papers/paper0078/index.html&quot;,&quot;author&quot;:[{&quot;family&quot;:&quot;Zou&quot;,&quot;given&quot;:&quot;Wenbin&quot;},{&quot;family&quot;:&quot;Kpalma&quot;,&quot;given&quot;:&quot;Kidiyo&quot;},{&quot;family&quot;:&quot;Liu&quot;,&quot;given&quot;:&quot;Zhi&quot;},{&quot;family&quot;:&quot;Ronsin&quot;,&quot;given&quot;:&quot;joseph&quot;}],&quot;accessed&quot;:{&quot;date-parts&quot;:[[&quot;2021&quot;,10,6]]},&quot;issued&quot;:{&quot;date-parts&quot;:[[&quot;2013&quot;]]}}}],&quot;schema&quot;:&quot;https://github.com/citation-style-language/schema/raw/master/csl-citation.json&quot;} RNDQuRKCFVJUI"/>-<text:reference-mark-start text:name="ZOTERO_ITEM CSL_CITATION {&quot;citationID&quot;:&quot;a2g4g0um31f&quot;,&quot;properties&quot;:{&quot;formattedCitation&quot;:&quot;[25]&quot;,&quot;plainCitation&quot;:&quot;[25]&quot;,&quot;noteIndex&quot;:0},&quot;citationItems&quot;:[{&quot;id&quot;:222,&quot;uris&quot;:[&quot;http://zotero.org/users/8305678/items/D2I7QNPQ&quot;],&quot;uri&quot;:[&quot;http://zotero.org/users/8305678/items/D2I7QNPQ&quot;],&quot;itemData&quot;:{&quot;id&quot;:222,&quot;type&quot;:&quot;paper-conference&quot;,&quot;abstract&quot;:&quot;Salient object detection provides an alternative solution to various image semantic understanding tasks such as object recognition, adaptive compression and image retrieval. Recently, low-rank matrix recovery (LR) theory has been introduced into saliency detection, and achieves impressed results. However, the existing LR-based models neglect the underlying structure of images, and inevitably degrade the associated performance. In this paper, we propose a Low-rank and Structured sparse Matrix Decomposition (LSMD) model for salient object detection. In the model, a tree-structured sparsity-inducing norm regularization is firstly introduced to provide a hierarchical description of the image structure to ensure the completeness of the extracted salient object. The similarity of saliency values within the salient object is then guaranteed by the $\\ell _\\infty$-norm. Finally, high-level priors are integrated to guide the matrix decomposition and enhance the saliency detection. Experimental results on the largest public benchmark database show that our model outperforms existing LR-based approaches and other state-of-the-art methods, which verifies the effectiveness and robustness of the structure cues in our model.&quot;,&quot;container-title&quot;:&quot;Twenty-Seventh AAAI Conference on Artificial Intelligence&quot;,&quot;event&quot;:&quot;Twenty-Seventh AAAI Conference on Artificial Intelligence&quot;,&quot;language&quot;:&quot;en&quot;,&quot;source&quot;:&quot;www.aaai.org&quot;,&quot;title&quot;:&quot;Salient Object Detection via Low-Rank and Structured Sparse Matrix Decomposition&quot;,&quot;URL&quot;:&quot;https://www.aaai.org/ocs/index.php/AAAI/AAAI13/paper/view/6290&quot;,&quot;author&quot;:[{&quot;family&quot;:&quot;Peng&quot;,&quot;given&quot;:&quot;Houwen&quot;},{&quot;family&quot;:&quot;Li&quot;,&quot;given&quot;:&quot;Bing&quot;},{&quot;family&quot;:&quot;Ji&quot;,&quot;given&quot;:&quot;Rongrong&quot;},{&quot;family&quot;:&quot;Hu&quot;,&quot;given&quot;:&quot;Weiming&quot;},{&quot;family&quot;:&quot;Xiong&quot;,&quot;given&quot;:&quot;Weihua&quot;},{&quot;family&quot;:&quot;Lang&quot;,&quot;given&quot;:&quot;Congyan&quot;}],&quot;accessed&quot;:{&quot;date-parts&quot;:[[&quot;2021&quot;,10,6]]},&quot;issued&quot;:{&quot;date-parts&quot;:[[&quot;2013&quot;,6,30]]}}}],&quot;schema&quot;:&quot;https://github.com/citation-style-language/schema/raw/master/csl-citation.json&quot;} RNDBcJOs176Se"/><text:span text:style-name="T15">[25]</text:span><text:reference-mark-end text:name="ZOTERO_ITEM CSL_CITATION {&quot;citationID&quot;:&quot;a2g4g0um31f&quot;,&quot;properties&quot;:{&quot;formattedCitation&quot;:&quot;[25]&quot;,&quot;plainCitation&quot;:&quot;[25]&quot;,&quot;noteIndex&quot;:0},&quot;citationItems&quot;:[{&quot;id&quot;:222,&quot;uris&quot;:[&quot;http://zotero.org/users/8305678/items/D2I7QNPQ&quot;],&quot;uri&quot;:[&quot;http://zotero.org/users/8305678/items/D2I7QNPQ&quot;],&quot;itemData&quot;:{&quot;id&quot;:222,&quot;type&quot;:&quot;paper-conference&quot;,&quot;abstract&quot;:&quot;Salient object detection provides an alternative solution to various image semantic understanding tasks such as object recognition, adaptive compression and image retrieval. Recently, low-rank matrix recovery (LR) theory has been introduced into saliency detection, and achieves impressed results. However, the existing LR-based models neglect the underlying structure of images, and inevitably degrade the associated performance. In this paper, we propose a Low-rank and Structured sparse Matrix Decomposition (LSMD) model for salient object detection. In the model, a tree-structured sparsity-inducing norm regularization is firstly introduced to provide a hierarchical description of the image structure to ensure the completeness of the extracted salient object. The similarity of saliency values within the salient object is then guaranteed by the $\\ell _\\infty$-norm. Finally, high-level priors are integrated to guide the matrix decomposition and enhance the saliency detection. Experimental results on the largest public benchmark database show that our model outperforms existing LR-based approaches and other state-of-the-art methods, which verifies the effectiveness and robustness of the structure cues in our model.&quot;,&quot;container-title&quot;:&quot;Twenty-Seventh AAAI Conference on Artificial Intelligence&quot;,&quot;event&quot;:&quot;Twenty-Seventh AAAI Conference on Artificial Intelligence&quot;,&quot;language&quot;:&quot;en&quot;,&quot;source&quot;:&quot;www.aaai.org&quot;,&quot;title&quot;:&quot;Salient Object Detection via Low-Rank and Structured Sparse Matrix Decomposition&quot;,&quot;URL&quot;:&quot;https://www.aaai.org/ocs/index.php/AAAI/AAAI13/paper/view/6290&quot;,&quot;author&quot;:[{&quot;family&quot;:&quot;Peng&quot;,&quot;given&quot;:&quot;Houwen&quot;},{&quot;family&quot;:&quot;Li&quot;,&quot;given&quot;:&quot;Bing&quot;},{&quot;family&quot;:&quot;Ji&quot;,&quot;given&quot;:&quot;Rongrong&quot;},{&quot;family&quot;:&quot;Hu&quot;,&quot;given&quot;:&quot;Weiming&quot;},{&quot;family&quot;:&quot;Xiong&quot;,&quot;given&quot;:&quot;Weihua&quot;},{&quot;family&quot;:&quot;Lang&quot;,&quot;given&quot;:&quot;Congyan&quot;}],&quot;accessed&quot;:{&quot;date-parts&quot;:[[&quot;2021&quot;,10,6]]},&quot;issued&quot;:{&quot;date-parts&quot;:[[&quot;2013&quot;,6,30]]}}}],&quot;schema&quot;:&quot;https://github.com/citation-style-language/schema/raw/master/csl-citation.json&quot;} RNDBcJOs176Se"/>-<text:reference-mark-start text:name="ZOTERO_ITEM CSL_CITATION {&quot;citationID&quot;:&quot;a2p2o239gl1&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itNYw1xlgs"/>[8]<text:reference-mark-end text:name="ZOTERO_ITEM CSL_CITATION {&quot;citationID&quot;:&quot;a2p2o239gl1&quot;,&quot;properties&quot;:{&quot;formattedCitation&quot;:&quot;[8]&quot;,&quot;plainCitation&quot;:&quot;[8]&quot;,&quot;noteIndex&quot;:0},&quot;citationItems&quot;:[{&quot;id&quot;:201,&quot;uris&quot;:[&quot;http://zotero.org/users/8305678/items/DCZDHDNK&quot;],&quot;uri&quot;:[&quot;http://zotero.org/users/8305678/items/DCZDHDNK&quot;],&quot;itemData&quot;:{&quot;id&quot;:201,&quot;type&quot;:&quot;paper-conference&quot;,&quot;abstract&quot;:&quot;We study visual attention by detecting a salient object in an input image. We formulate salient object detection as an image segmentation problem, where we separate the salient object from the image background. We propose a set of novel features including multi-scale contrast, center-surround histogram, and color spatial distribution to describe a salient object locally, regionally, and globally. A conditional random field is learned to effectively combine these features for salient object detection. We also constructed a large image database containing tens of thousands of carefully labeled images by multiple users. To our knowledge, it is the first large image database for quantitative evaluation of visual attention algorithms. We validate our approach on this image database, which is public available with this paper.&quot;,&quot;container-title&quot;:&quot;2007 IEEE Conference on Computer Vision and Pattern Recognition&quot;,&quot;DOI&quot;:&quot;10.1109/CVPR.2007.383047&quot;,&quot;event&quot;:&quot;2007 IEEE Conference on Computer Vision and Pattern Recognition&quot;,&quot;note&quot;:&quot;ISSN: 1063-6919&quot;,&quot;page&quot;:&quot;1-8&quot;,&quot;source&quot;:&quot;IEEE Xplore&quot;,&quot;title&quot;:&quot;Learning to Detect A Salient Object&quot;,&quot;author&quot;:[{&quot;family&quot;:&quot;Liu&quot;,&quot;given&quot;:&quot;Tie&quot;},{&quot;family&quot;:&quot;Sun&quot;,&quot;given&quot;:&quot;Jian&quot;},{&quot;family&quot;:&quot;Zheng&quot;,&quot;given&quot;:&quot;Nan-Ning&quot;},{&quot;family&quot;:&quot;Tang&quot;,&quot;given&quot;:&quot;Xiaoou&quot;},{&quot;family&quot;:&quot;Shum&quot;,&quot;given&quot;:&quot;Heung-Yeung&quot;}],&quot;issued&quot;:{&quot;date-parts&quot;:[[&quot;2007&quot;,6]]}}}],&quot;schema&quot;:&quot;https://github.com/citation-style-language/schema/raw/master/csl-citation.json&quot;} RNDitNYw1xlgs"/>-<text:reference-mark-start text:name="ZOTERO_ITEM CSL_CITATION {&quot;citationID&quot;:&quot;a2kor4ucd84&quot;,&quot;properties&quot;:{&quot;formattedCitation&quot;:&quot;[26]&quot;,&quot;plainCitation&quot;:&quot;[26]&quot;,&quot;noteIndex&quot;:0},&quot;citationItems&quot;:[{&quot;id&quot;:223,&quot;uris&quot;:[&quot;http://zotero.org/users/8305678/items/T2R3952J&quot;],&quot;uri&quot;:[&quot;http://zotero.org/users/8305678/items/T2R3952J&quot;],&quot;itemData&quot;:{&quot;id&quot;:223,&quot;type&quot;:&quot;paper-conference&quot;,&quot;abstract&quot;:&quot;Generic object level saliency detection is important for many vision tasks. Previous approaches are mostly built on the prior that “appearance contrast between objects and backgrounds is high”. Although various computational models have been developed, the problem remains challenging and huge behavioral discrepancies between previous approaches can be observed. This suggest that the problem may still be highly ill-posed by using this prior only.In this work, we tackle the problem from a different viewpoint: we focus more on the background instead of the object. We exploit two common priors about backgrounds in natural images, namely boundary and connectivity priors, to provide more clues for the problem. Accordingly, we propose a novel saliency measure called geodesic saliency. It is intuitive, easy to interpret and allows fast implementation. Furthermore, it is complementary to previous approaches, because it benefits more from background priors while previous approaches do not.Evaluation on two databases validates that geodesic saliency achieves superior results and outperforms previous approaches by a large margin, in both accuracy and speed (2 ms per image). This illustrates that appropriate prior exploitation is helpful for the ill-posed saliency detection problem.&quot;,&quot;collection-title&quot;:&quot;Lecture Notes in Computer Science&quot;,&quot;container-title&quot;:&quot;Computer Vision – ECCV 2012&quot;,&quot;DOI&quot;:&quot;10.1007/978-3-642-33712-3_3&quot;,&quot;event-place&quot;:&quot;Berlin, Heidelberg&quot;,&quot;ISBN&quot;:&quot;978-3-642-33712-3&quot;,&quot;language&quot;:&quot;en&quot;,&quot;page&quot;:&quot;29-42&quot;,&quot;publisher&quot;:&quot;Springer&quot;,&quot;publisher-place&quot;:&quot;Berlin, Heidelberg&quot;,&quot;source&quot;:&quot;Springer Link&quot;,&quot;title&quot;:&quot;Geodesic Saliency Using Background Priors&quot;,&quot;author&quot;:[{&quot;family&quot;:&quot;Wei&quot;,&quot;given&quot;:&quot;Yichen&quot;},{&quot;family&quot;:&quot;Wen&quot;,&quot;given&quot;:&quot;Fang&quot;},{&quot;family&quot;:&quot;Zhu&quot;,&quot;given&quot;:&quot;Wangjiang&quot;},{&quot;family&quot;:&quot;Sun&quot;,&quot;given&quot;:&quot;Jian&quot;}],&quot;editor&quot;:[{&quot;family&quot;:&quot;Fitzgibbon&quot;,&quot;given&quot;:&quot;Andrew&quot;},{&quot;family&quot;:&quot;Lazebnik&quot;,&quot;given&quot;:&quot;Svetlana&quot;},{&quot;family&quot;:&quot;Perona&quot;,&quot;given&quot;:&quot;Pietro&quot;},{&quot;family&quot;:&quot;Sato&quot;,&quot;given&quot;:&quot;Yoichi&quot;},{&quot;family&quot;:&quot;Schmid&quot;,&quot;given&quot;:&quot;Cordelia&quot;}],&quot;issued&quot;:{&quot;date-parts&quot;:[[&quot;2012&quot;]]}}}],&quot;schema&quot;:&quot;https://github.com/citation-style-language/schema/raw/master/csl-citation.json&quot;} RNDgBL2Yv4mc2"/><text:span text:style-name="T15">[26]</text:span><text:reference-mark-end text:name="ZOTERO_ITEM CSL_CITATION {&quot;citationID&quot;:&quot;a2kor4ucd84&quot;,&quot;properties&quot;:{&quot;formattedCitation&quot;:&quot;[26]&quot;,&quot;plainCitation&quot;:&quot;[26]&quot;,&quot;noteIndex&quot;:0},&quot;citationItems&quot;:[{&quot;id&quot;:223,&quot;uris&quot;:[&quot;http://zotero.org/users/8305678/items/T2R3952J&quot;],&quot;uri&quot;:[&quot;http://zotero.org/users/8305678/items/T2R3952J&quot;],&quot;itemData&quot;:{&quot;id&quot;:223,&quot;type&quot;:&quot;paper-conference&quot;,&quot;abstract&quot;:&quot;Generic object level saliency detection is important for many vision tasks. Previous approaches are mostly built on the prior that “appearance contrast between objects and backgrounds is high”. Although various computational models have been developed, the problem remains challenging and huge behavioral discrepancies between previous approaches can be observed. This suggest that the problem may still be highly ill-posed by using this prior only.In this work, we tackle the problem from a different viewpoint: we focus more on the background instead of the object. We exploit two common priors about backgrounds in natural images, namely boundary and connectivity priors, to provide more clues for the problem. Accordingly, we propose a novel saliency measure called geodesic saliency. It is intuitive, easy to interpret and allows fast implementation. Furthermore, it is complementary to previous approaches, because it benefits more from background priors while previous approaches do not.Evaluation on two databases validates that geodesic saliency achieves superior results and outperforms previous approaches by a large margin, in both accuracy and speed (2 ms per image). This illustrates that appropriate prior exploitation is helpful for the ill-posed saliency detection problem.&quot;,&quot;collection-title&quot;:&quot;Lecture Notes in Computer Science&quot;,&quot;container-title&quot;:&quot;Computer Vision – ECCV 2012&quot;,&quot;DOI&quot;:&quot;10.1007/978-3-642-33712-3_3&quot;,&quot;event-place&quot;:&quot;Berlin, Heidelberg&quot;,&quot;ISBN&quot;:&quot;978-3-642-33712-3&quot;,&quot;language&quot;:&quot;en&quot;,&quot;page&quot;:&quot;29-42&quot;,&quot;publisher&quot;:&quot;Springer&quot;,&quot;publisher-place&quot;:&quot;Berlin, Heidelberg&quot;,&quot;source&quot;:&quot;Springer Link&quot;,&quot;title&quot;:&quot;Geodesic Saliency Using Background Priors&quot;,&quot;author&quot;:[{&quot;family&quot;:&quot;Wei&quot;,&quot;given&quot;:&quot;Yichen&quot;},{&quot;family&quot;:&quot;Wen&quot;,&quot;given&quot;:&quot;Fang&quot;},{&quot;family&quot;:&quot;Zhu&quot;,&quot;given&quot;:&quot;Wangjiang&quot;},{&quot;family&quot;:&quot;Sun&quot;,&quot;given&quot;:&quot;Jian&quot;}],&quot;editor&quot;:[{&quot;family&quot;:&quot;Fitzgibbon&quot;,&quot;given&quot;:&quot;Andrew&quot;},{&quot;family&quot;:&quot;Lazebnik&quot;,&quot;given&quot;:&quot;Svetlana&quot;},{&quot;family&quot;:&quot;Perona&quot;,&quot;given&quot;:&quot;Pietro&quot;},{&quot;family&quot;:&quot;Sato&quot;,&quot;given&quot;:&quot;Yoichi&quot;},{&quot;family&quot;:&quot;Schmid&quot;,&quot;given&quot;:&quot;Cordelia&quot;}],&quot;issued&quot;:{&quot;date-parts&quot;:[[&quot;2012&quot;]]}}}],&quot;schema&quot;:&quot;https://github.com/citation-style-language/schema/raw/master/csl-citation.json&quot;} RNDgBL2Yv4mc2"/>-<text:reference-mark-start text:name="ZOTERO_ITEM CSL_CITATION {&quot;citationID&quot;:&quot;a2ds3r7tqk8&quot;,&quot;properties&quot;:{&quot;formattedCitation&quot;:&quot;[27]&quot;,&quot;plainCitation&quot;:&quot;[27]&quot;,&quot;noteIndex&quot;:0},&quot;citationItems&quot;:[{&quot;id&quot;:224,&quot;uris&quot;:[&quot;http://zotero.org/users/8305678/items/I4JVKN73&quot;],&quot;uri&quot;:[&quot;http://zotero.org/users/8305678/items/I4JVKN73&quot;],&quot;itemData&quot;:{&quot;id&quot;:224,&quot;type&quot;:&quot;paper-conference&quot;,&quot;abstract&quot;:&quot;Most existing bottom-up methods measure the foreground saliency of a pixel or region based on its contrast within a local context or the entire image, whereas a few methods focus on segmenting out background regions and thereby salient objects. Instead of considering the contrast between the salient objects and their surrounding regions, we consider both foreground and background cues in a different way. We rank the similarity of the image elements (pixels or regions) with foreground cues or background cues via graph-based manifold ranking. The saliency of the image elements is defined based on their relevances to the given seeds or queries. We represent the image as a close-loop graph with super pixels as nodes. These nodes are ranked based on the similarity to background and foreground queries, based on affinity matrices. Saliency detection is carried out in a two-stage scheme to extract background regions and foreground salient objects efficiently. Experimental results on two large benchmark databases demonstrate the proposed method performs well when against the state-of-the-art methods in terms of accuracy and speed. We also create a more difficult benchmark database containing 5,172 images to test the proposed saliency model and make this database publicly available with this paper for further studies in the saliency field.&quot;,&quot;container-title&quot;:&quot;2013 IEEE Conference on Computer Vision and Pattern Recognition&quot;,&quot;DOI&quot;:&quot;10.1109/CVPR.2013.407&quot;,&quot;event&quot;:&quot;2013 IEEE Conference on Computer Vision and Pattern Recognition&quot;,&quot;note&quot;:&quot;ISSN: 1063-6919&quot;,&quot;page&quot;:&quot;3166-3173&quot;,&quot;source&quot;:&quot;IEEE Xplore&quot;,&quot;title&quot;:&quot;Saliency Detection via Graph-Based Manifold Ranking&quot;,&quot;author&quot;:[{&quot;family&quot;:&quot;Yang&quot;,&quot;given&quot;:&quot;Chuan&quot;},{&quot;family&quot;:&quot;Zhang&quot;,&quot;given&quot;:&quot;Lihe&quot;},{&quot;family&quot;:&quot;Lu&quot;,&quot;given&quot;:&quot;Huchuan&quot;},{&quot;family&quot;:&quot;Ruan&quot;,&quot;given&quot;:&quot;Xiang&quot;},{&quot;family&quot;:&quot;Yang&quot;,&quot;given&quot;:&quot;Ming-Hsuan&quot;}],&quot;issued&quot;:{&quot;date-parts&quot;:[[&quot;2013&quot;,6]]}}}],&quot;schema&quot;:&quot;https://github.com/citation-style-language/schema/raw/master/csl-citation.json&quot;} RNDZwSXWGxbcx"/><text:span text:style-name="T15">[27]</text:span><text:reference-mark-end text:name="ZOTERO_ITEM CSL_CITATION {&quot;citationID&quot;:&quot;a2ds3r7tqk8&quot;,&quot;properties&quot;:{&quot;formattedCitation&quot;:&quot;[27]&quot;,&quot;plainCitation&quot;:&quot;[27]&quot;,&quot;noteIndex&quot;:0},&quot;citationItems&quot;:[{&quot;id&quot;:224,&quot;uris&quot;:[&quot;http://zotero.org/users/8305678/items/I4JVKN73&quot;],&quot;uri&quot;:[&quot;http://zotero.org/users/8305678/items/I4JVKN73&quot;],&quot;itemData&quot;:{&quot;id&quot;:224,&quot;type&quot;:&quot;paper-conference&quot;,&quot;abstract&quot;:&quot;Most existing bottom-up methods measure the foreground saliency of a pixel or region based on its contrast within a local context or the entire image, whereas a few methods focus on segmenting out background regions and thereby salient objects. Instead of considering the contrast between the salient objects and their surrounding regions, we consider both foreground and background cues in a different way. We rank the similarity of the image elements (pixels or regions) with foreground cues or background cues via graph-based manifold ranking. The saliency of the image elements is defined based on their relevances to the given seeds or queries. We represent the image as a close-loop graph with super pixels as nodes. These nodes are ranked based on the similarity to background and foreground queries, based on affinity matrices. Saliency detection is carried out in a two-stage scheme to extract background regions and foreground salient objects efficiently. Experimental results on two large benchmark databases demonstrate the proposed method performs well when against the state-of-the-art methods in terms of accuracy and speed. We also create a more difficult benchmark database containing 5,172 images to test the proposed saliency model and make this database publicly available with this paper for further studies in the saliency field.&quot;,&quot;container-title&quot;:&quot;2013 IEEE Conference on Computer Vision and Pattern Recognition&quot;,&quot;DOI&quot;:&quot;10.1109/CVPR.2013.407&quot;,&quot;event&quot;:&quot;2013 IEEE Conference on Computer Vision and Pattern Recognition&quot;,&quot;note&quot;:&quot;ISSN: 1063-6919&quot;,&quot;page&quot;:&quot;3166-3173&quot;,&quot;source&quot;:&quot;IEEE Xplore&quot;,&quot;title&quot;:&quot;Saliency Detection via Graph-Based Manifold Ranking&quot;,&quot;author&quot;:[{&quot;family&quot;:&quot;Yang&quot;,&quot;given&quot;:&quot;Chuan&quot;},{&quot;family&quot;:&quot;Zhang&quot;,&quot;given&quot;:&quot;Lihe&quot;},{&quot;family&quot;:&quot;Lu&quot;,&quot;given&quot;:&quot;Huchuan&quot;},{&quot;family&quot;:&quot;Ruan&quot;,&quot;given&quot;:&quot;Xiang&quot;},{&quot;family&quot;:&quot;Yang&quot;,&quot;given&quot;:&quot;Ming-Hsuan&quot;}],&quot;issued&quot;:{&quot;date-parts&quot;:[[&quot;2013&quot;,6]]}}}],&quot;schema&quot;:&quot;https://github.com/citation-style-language/schema/raw/master/csl-citation.json&quot;} RNDZwSXWGxbcx"/>-<text:reference-mark-start text:name="ZOTERO_ITEM CSL_CITATION {&quot;citationID&quot;:&quot;a1td1oa97vd&quot;,&quot;properties&quot;:{&quot;formattedCitation&quot;:&quot;[28]&quot;,&quot;plainCitation&quot;:&quot;[28]&quot;,&quot;noteIndex&quot;:0},&quot;citationItems&quot;:[{&quot;id&quot;:225,&quot;uris&quot;:[&quot;http://zotero.org/users/8305678/items/NWN7W2JT&quot;],&quot;uri&quot;:[&quot;http://zotero.org/users/8305678/items/NWN7W2JT&quot;],&quot;itemData&quot;:{&quot;id&quot;:225,&quot;type&quot;:&quot;paper-conference&quot;,&quot;abstract&quot;:&quot;In this paper, we formulate saliency detection via absorbing Markov chain on an image graph model. We jointly consider the appearance divergence and spatial distribution of salient objects and the background. The virtual boundary nodes are chosen as the absorbing nodes in a Markov chain and the absorbed time from each transient node to boundary absorbing nodes is computed. The absorbed time of transient node measures its global similarity with all absorbing nodes, and thus salient objects can be consistently separated from the background when the absorbed time is used as a metric. Since the time from transient node to absorbing nodes relies on the weights on the path and their spatial distance, the background region on the center of image may be salient. We further exploit the equilibrium distribution in an ergodic Markov chain to reduce the absorbed time in the long-range smooth background regions. Extensive experiments on four benchmark datasets demonstrate robustness and efficiency of the proposed method against the state-of-the-art methods.&quot;,&quot;container-title&quot;:&quot;2013 IEEE International Conference on Computer Vision&quot;,&quot;DOI&quot;:&quot;10.1109/ICCV.2013.209&quot;,&quot;event&quot;:&quot;2013 IEEE International Conference on Computer Vision&quot;,&quot;note&quot;:&quot;ISSN: 2380-7504&quot;,&quot;page&quot;:&quot;1665-1672&quot;,&quot;source&quot;:&quot;IEEE Xplore&quot;,&quot;title&quot;:&quot;Saliency Detection via Absorbing Markov Chain&quot;,&quot;author&quot;:[{&quot;family&quot;:&quot;Jiang&quot;,&quot;given&quot;:&quot;Bowen&quot;},{&quot;family&quot;:&quot;Zhang&quot;,&quot;given&quot;:&quot;Lihe&quot;},{&quot;family&quot;:&quot;Lu&quot;,&quot;given&quot;:&quot;Huchuan&quot;},{&quot;family&quot;:&quot;Yang&quot;,&quot;given&quot;:&quot;Chuan&quot;},{&quot;family&quot;:&quot;Yang&quot;,&quot;given&quot;:&quot;Ming-Hsuan&quot;}],&quot;issued&quot;:{&quot;date-parts&quot;:[[&quot;2013&quot;,12]]}}}],&quot;schema&quot;:&quot;https://github.com/citation-style-language/schema/raw/master/csl-citation.json&quot;} RNDL4uwHJlhyv"/><text:span text:style-name="T15">[28]</text:span><text:reference-mark-end text:name="ZOTERO_ITEM CSL_CITATION {&quot;citationID&quot;:&quot;a1td1oa97vd&quot;,&quot;properties&quot;:{&quot;formattedCitation&quot;:&quot;[28]&quot;,&quot;plainCitation&quot;:&quot;[28]&quot;,&quot;noteIndex&quot;:0},&quot;citationItems&quot;:[{&quot;id&quot;:225,&quot;uris&quot;:[&quot;http://zotero.org/users/8305678/items/NWN7W2JT&quot;],&quot;uri&quot;:[&quot;http://zotero.org/users/8305678/items/NWN7W2JT&quot;],&quot;itemData&quot;:{&quot;id&quot;:225,&quot;type&quot;:&quot;paper-conference&quot;,&quot;abstract&quot;:&quot;In this paper, we formulate saliency detection via absorbing Markov chain on an image graph model. We jointly consider the appearance divergence and spatial distribution of salient objects and the background. The virtual boundary nodes are chosen as the absorbing nodes in a Markov chain and the absorbed time from each transient node to boundary absorbing nodes is computed. The absorbed time of transient node measures its global similarity with all absorbing nodes, and thus salient objects can be consistently separated from the background when the absorbed time is used as a metric. Since the time from transient node to absorbing nodes relies on the weights on the path and their spatial distance, the background region on the center of image may be salient. We further exploit the equilibrium distribution in an ergodic Markov chain to reduce the absorbed time in the long-range smooth background regions. Extensive experiments on four benchmark datasets demonstrate robustness and efficiency of the proposed method against the state-of-the-art methods.&quot;,&quot;container-title&quot;:&quot;2013 IEEE International Conference on Computer Vision&quot;,&quot;DOI&quot;:&quot;10.1109/ICCV.2013.209&quot;,&quot;event&quot;:&quot;2013 IEEE International Conference on Computer Vision&quot;,&quot;note&quot;:&quot;ISSN: 2380-7504&quot;,&quot;page&quot;:&quot;1665-1672&quot;,&quot;source&quot;:&quot;IEEE Xplore&quot;,&quot;title&quot;:&quot;Saliency Detection via Absorbing Markov Chain&quot;,&quot;author&quot;:[{&quot;family&quot;:&quot;Jiang&quot;,&quot;given&quot;:&quot;Bowen&quot;},{&quot;family&quot;:&quot;Zhang&quot;,&quot;given&quot;:&quot;Lihe&quot;},{&quot;family&quot;:&quot;Lu&quot;,&quot;given&quot;:&quot;Huchuan&quot;},{&quot;family&quot;:&quot;Yang&quot;,&quot;given&quot;:&quot;Chuan&quot;},{&quot;family&quot;:&quot;Yang&quot;,&quot;given&quot;:&quot;Ming-Hsuan&quot;}],&quot;issued&quot;:{&quot;date-parts&quot;:[[&quot;2013&quot;,12]]}}}],&quot;schema&quot;:&quot;https://github.com/citation-style-language/schema/raw/master/csl-citation.json&quot;} RNDL4uwHJlhyv"/>-<text:reference-mark-start text:name="ZOTERO_ITEM CSL_CITATION {&quot;citationID&quot;:&quot;a1d1j1d97c0&quot;,&quot;properties&quot;:{&quot;formattedCitation&quot;:&quot;[29]&quot;,&quot;plainCitation&quot;:&quot;[29]&quot;,&quot;noteIndex&quot;:0},&quot;citationItems&quot;:[{&quot;id&quot;:226,&quot;uris&quot;:[&quot;http://zotero.org/users/8305678/items/45QX2BUE&quot;],&quot;uri&quot;:[&quot;http://zotero.org/users/8305678/items/45QX2BUE&quot;],&quot;itemData&quot;:{&quot;id&quot;:226,&quot;type&quot;:&quot;paper-conference&quot;,&quot;abstract&quot;:&quot;We present a novel computational model to explore the relatedness of objectness and saliency, each of which plays an important role in the study of visual attention. The proposed framework conceptually integrates these two concepts via constructing a graphical model to account for their relationships, and concurrently improves their estimation by iteratively optimizing a novel energy function realizing the model. Specifically, the energy function comprises the objectness, the saliency, and the interaction energy, respectively corresponding to explain their individual regularities and the mutual effects. Minimizing the energy by fixing one or the other would elegantly transform the model into solving the problem of objectness or saliency estimation, while the useful information from the other concept can be utilized through the interaction term. Experimental results on two benchmark datasets demonstrate that the proposed model can simultaneously yield a saliency map of better quality and a more meaningful objectness output for salient object detection.&quot;,&quot;container-title&quot;:&quot;2011 International Conference on Computer Vision&quot;,&quot;DOI&quot;:&quot;10.1109/ICCV.2011.6126333&quot;,&quot;event&quot;:&quot;2011 International Conference on Computer Vision&quot;,&quot;note&quot;:&quot;ISSN: 2380-7504&quot;,&quot;page&quot;:&quot;914-921&quot;,&quot;source&quot;:&quot;IEEE Xplore&quot;,&quot;title&quot;:&quot;Fusing generic objectness and visual saliency for salient object detection&quot;,&quot;author&quot;:[{&quot;family&quot;:&quot;Chang&quot;,&quot;given&quot;:&quot;Kai-Yueh&quot;},{&quot;family&quot;:&quot;Liu&quot;,&quot;given&quot;:&quot;Tyng-Luh&quot;},{&quot;family&quot;:&quot;Chen&quot;,&quot;given&quot;:&quot;Hwann-Tzong&quot;},{&quot;family&quot;:&quot;Lai&quot;,&quot;given&quot;:&quot;Shang-Hong&quot;}],&quot;issued&quot;:{&quot;date-parts&quot;:[[&quot;2011&quot;,11]]}}}],&quot;schema&quot;:&quot;https://github.com/citation-style-language/schema/raw/master/csl-citation.json&quot;} RNDHwUa6fQYfL"/><text:span text:style-name="T15">[29]</text:span><text:reference-mark-end text:name="ZOTERO_ITEM CSL_CITATION {&quot;citationID&quot;:&quot;a1d1j1d97c0&quot;,&quot;properties&quot;:{&quot;formattedCitation&quot;:&quot;[29]&quot;,&quot;plainCitation&quot;:&quot;[29]&quot;,&quot;noteIndex&quot;:0},&quot;citationItems&quot;:[{&quot;id&quot;:226,&quot;uris&quot;:[&quot;http://zotero.org/users/8305678/items/45QX2BUE&quot;],&quot;uri&quot;:[&quot;http://zotero.org/users/8305678/items/45QX2BUE&quot;],&quot;itemData&quot;:{&quot;id&quot;:226,&quot;type&quot;:&quot;paper-conference&quot;,&quot;abstract&quot;:&quot;We present a novel computational model to explore the relatedness of objectness and saliency, each of which plays an important role in the study of visual attention. The proposed framework conceptually integrates these two concepts via constructing a graphical model to account for their relationships, and concurrently improves their estimation by iteratively optimizing a novel energy function realizing the model. Specifically, the energy function comprises the objectness, the saliency, and the interaction energy, respectively corresponding to explain their individual regularities and the mutual effects. Minimizing the energy by fixing one or the other would elegantly transform the model into solving the problem of objectness or saliency estimation, while the useful information from the other concept can be utilized through the interaction term. Experimental results on two benchmark datasets demonstrate that the proposed model can simultaneously yield a saliency map of better quality and a more meaningful objectness output for salient object detection.&quot;,&quot;container-title&quot;:&quot;2011 International Conference on Computer Vision&quot;,&quot;DOI&quot;:&quot;10.1109/ICCV.2011.6126333&quot;,&quot;event&quot;:&quot;2011 International Conference on Computer Vision&quot;,&quot;note&quot;:&quot;ISSN: 2380-7504&quot;,&quot;page&quot;:&quot;914-921&quot;,&quot;source&quot;:&quot;IEEE Xplore&quot;,&quot;title&quot;:&quot;Fusing generic objectness and visual saliency for salient object detection&quot;,&quot;author&quot;:[{&quot;family&quot;:&quot;Chang&quot;,&quot;given&quot;:&quot;Kai-Yueh&quot;},{&quot;family&quot;:&quot;Liu&quot;,&quot;given&quot;:&quot;Tyng-Luh&quot;},{&quot;family&quot;:&quot;Chen&quot;,&quot;given&quot;:&quot;Hwann-Tzong&quot;},{&quot;family&quot;:&quot;Lai&quot;,&quot;given&quot;:&quot;Shang-Hong&quot;}],&quot;issued&quot;:{&quot;date-parts&quot;:[[&quot;2011&quot;,11]]}}}],&quot;schema&quot;:&quot;https://github.com/citation-style-language/schema/raw/master/csl-citation.json&quot;} RNDHwUa6fQYfL"/>-<text:reference-mark-start text:name="ZOTERO_ITEM CSL_CITATION {&quot;citationID&quot;:&quot;a2c9juqpcjk&quot;,&quot;properties&quot;:{&quot;formattedCitation&quot;:&quot;[30]&quot;,&quot;plainCitation&quot;:&quot;[30]&quot;,&quot;noteIndex&quot;:0},&quot;citationItems&quot;:[{&quot;id&quot;:227,&quot;uris&quot;:[&quot;http://zotero.org/users/8305678/items/S3EPBQG9&quot;],&quot;uri&quot;:[&quot;http://zotero.org/users/8305678/items/S3EPBQG9&quot;],&quot;itemData&quot;:{&quot;id&quot;:227,&quot;type&quot;:&quot;paper-conference&quot;,&quot;abstract&quot;:&quot;The goal of saliency detection is to locate important pixels or regions in an image which attract humans' visual attention the most. This is a fundamental task whose output may serve as the basis for further computer vision tasks like segmentation, resizing, tracking and so forth. In this paper we propose a novel salient region detection algorithm by integrating three important visual cues namely uniqueness, focus ness and objectness (UFO). In particular, uniqueness captures the appearance-derived visual contrast, focus ness reflects the fact that salient regions are often photographed in focus, and objectness helps keep completeness of detected salient regions. While uniqueness has been used for saliency detection for long, it is new to integrate focus ness and objectness for this purpose. In fact, focus ness and objectness both provide important saliency information complementary of uniqueness. In our experiments using public benchmark datasets, we show that, even with a simple pixel level combination of the three components, the proposed approach yields significant improvement compared with previously reported methods.&quot;,&quot;container-title&quot;:&quot;2013 IEEE International Conference on Computer Vision&quot;,&quot;DOI&quot;:&quot;10.1109/ICCV.2013.248&quot;,&quot;event&quot;:&quot;2013 IEEE International Conference on Computer Vision&quot;,&quot;note&quot;:&quot;ISSN: 2380-7504&quot;,&quot;page&quot;:&quot;1976-1983&quot;,&quot;source&quot;:&quot;IEEE Xplore&quot;,&quot;title&quot;:&quot;Salient Region Detection by UFO: Uniqueness, Focusness and Objectness&quot;,&quot;title-short&quot;:&quot;Salient Region Detection by UFO&quot;,&quot;author&quot;:[{&quot;family&quot;:&quot;Jiang&quot;,&quot;given&quot;:&quot;Peng&quot;},{&quot;family&quot;:&quot;Ling&quot;,&quot;given&quot;:&quot;Haibin&quot;},{&quot;family&quot;:&quot;Yu&quot;,&quot;given&quot;:&quot;Jingyi&quot;},{&quot;family&quot;:&quot;Peng&quot;,&quot;given&quot;:&quot;Jingliang&quot;}],&quot;issued&quot;:{&quot;date-parts&quot;:[[&quot;2013&quot;,12]]}}}],&quot;schema&quot;:&quot;https://github.com/citation-style-language/schema/raw/master/csl-citation.json&quot;} RNDXAce7QNCNV"/><text:span text:style-name="T15">[30]</text:span><text:reference-mark-end text:name="ZOTERO_ITEM CSL_CITATION {&quot;citationID&quot;:&quot;a2c9juqpcjk&quot;,&quot;properties&quot;:{&quot;formattedCitation&quot;:&quot;[30]&quot;,&quot;plainCitation&quot;:&quot;[30]&quot;,&quot;noteIndex&quot;:0},&quot;citationItems&quot;:[{&quot;id&quot;:227,&quot;uris&quot;:[&quot;http://zotero.org/users/8305678/items/S3EPBQG9&quot;],&quot;uri&quot;:[&quot;http://zotero.org/users/8305678/items/S3EPBQG9&quot;],&quot;itemData&quot;:{&quot;id&quot;:227,&quot;type&quot;:&quot;paper-conference&quot;,&quot;abstract&quot;:&quot;The goal of saliency detection is to locate important pixels or regions in an image which attract humans' visual attention the most. This is a fundamental task whose output may serve as the basis for further computer vision tasks like segmentation, resizing, tracking and so forth. In this paper we propose a novel salient region detection algorithm by integrating three important visual cues namely uniqueness, focus ness and objectness (UFO). In particular, uniqueness captures the appearance-derived visual contrast, focus ness reflects the fact that salient regions are often photographed in focus, and objectness helps keep completeness of detected salient regions. While uniqueness has been used for saliency detection for long, it is new to integrate focus ness and objectness for this purpose. In fact, focus ness and objectness both provide important saliency information complementary of uniqueness. In our experiments using public benchmark datasets, we show that, even with a simple pixel level combination of the three components, the proposed approach yields significant improvement compared with previously reported methods.&quot;,&quot;container-title&quot;:&quot;2013 IEEE International Conference on Computer Vision&quot;,&quot;DOI&quot;:&quot;10.1109/ICCV.2013.248&quot;,&quot;event&quot;:&quot;2013 IEEE International Conference on Computer Vision&quot;,&quot;note&quot;:&quot;ISSN: 2380-7504&quot;,&quot;page&quot;:&quot;1976-1983&quot;,&quot;source&quot;:&quot;IEEE Xplore&quot;,&quot;title&quot;:&quot;Salient Region Detection by UFO: Uniqueness, Focusness and Objectness&quot;,&quot;title-short&quot;:&quot;Salient Region Detection by UFO&quot;,&quot;author&quot;:[{&quot;family&quot;:&quot;Jiang&quot;,&quot;given&quot;:&quot;Peng&quot;},{&quot;family&quot;:&quot;Ling&quot;,&quot;given&quot;:&quot;Haibin&quot;},{&quot;family&quot;:&quot;Yu&quot;,&quot;given&quot;:&quot;Jingyi&quot;},{&quot;family&quot;:&quot;Peng&quot;,&quot;given&quot;:&quot;Jingliang&quot;}],&quot;issued&quot;:{&quot;date-parts&quot;:[[&quot;2013&quot;,12]]}}}],&quot;schema&quot;:&quot;https://github.com/citation-style-language/schema/raw/master/csl-citation.json&quot;} RNDXAce7QNCNV"/>-<text:reference-mark-start text:name="ZOTERO_ITEM CSL_CITATION {&quot;citationID&quot;:&quot;a16haobj05v&quot;,&quot;properties&quot;:{&quot;formattedCitation&quot;:&quot;[31]&quot;,&quot;plainCitation&quot;:&quot;[31]&quot;,&quot;noteIndex&quot;:0},&quot;citationItems&quot;:[{&quot;id&quot;:228,&quot;uris&quot;:[&quot;http://zotero.org/users/8305678/items/UXK62A6N&quot;],&quot;uri&quot;:[&quot;http://zotero.org/users/8305678/items/UXK62A6N&quot;],&quot;itemData&quot;:{&quot;id&quot;:228,&quot;type&quot;:&quot;paper-conference&quot;,&quot;abstract&quot;:&quot;It is known that purely low-level saliency cues such as frequency does not lead to a good salient object detection result, requiring high-level knowledge to be adopted for successful discovery of task-independent salient objects. In this paper, we propose an efficient way to combine such high-level saliency priors and low-level appearance models. We obtain the high-level saliency prior with the objectness algorithm to find potential object candidates without the need of category information, and then enforce the consistency among the salient regions using a Gaussian MRF with the weights scaled by diverse density that emphasizes the influence of potential foreground pixels. Our model obtains saliency maps that assign high scores for the whole salient object, and achieves state-of-the-art performance on benchmark datasets covering various foreground statistics.&quot;,&quot;container-title&quot;:&quot;2013 IEEE International Conference on Computer Vision&quot;,&quot;DOI&quot;:&quot;10.1109/ICCV.2013.221&quot;,&quot;event&quot;:&quot;2013 IEEE International Conference on Computer Vision&quot;,&quot;note&quot;:&quot;ISSN: 2380-7504&quot;,&quot;page&quot;:&quot;1761-1768&quot;,&quot;source&quot;:&quot;IEEE Xplore&quot;,&quot;title&quot;:&quot;Category-Independent Object-Level Saliency Detection&quot;,&quot;author&quot;:[{&quot;family&quot;:&quot;Jia&quot;,&quot;given&quot;:&quot;Yangqing&quot;},{&quot;family&quot;:&quot;Han&quot;,&quot;given&quot;:&quot;Mei&quot;}],&quot;issued&quot;:{&quot;date-parts&quot;:[[&quot;2013&quot;,12]]}}}],&quot;schema&quot;:&quot;https://github.com/citation-style-language/schema/raw/master/csl-citation.json&quot;} RND4i6h5vKDBJ"/><text:span text:style-name="T15">[31]</text:span><text:reference-mark-end text:name="ZOTERO_ITEM CSL_CITATION {&quot;citationID&quot;:&quot;a16haobj05v&quot;,&quot;properties&quot;:{&quot;formattedCitation&quot;:&quot;[31]&quot;,&quot;plainCitation&quot;:&quot;[31]&quot;,&quot;noteIndex&quot;:0},&quot;citationItems&quot;:[{&quot;id&quot;:228,&quot;uris&quot;:[&quot;http://zotero.org/users/8305678/items/UXK62A6N&quot;],&quot;uri&quot;:[&quot;http://zotero.org/users/8305678/items/UXK62A6N&quot;],&quot;itemData&quot;:{&quot;id&quot;:228,&quot;type&quot;:&quot;paper-conference&quot;,&quot;abstract&quot;:&quot;It is known that purely low-level saliency cues such as frequency does not lead to a good salient object detection result, requiring high-level knowledge to be adopted for successful discovery of task-independent salient objects. In this paper, we propose an efficient way to combine such high-level saliency priors and low-level appearance models. We obtain the high-level saliency prior with the objectness algorithm to find potential object candidates without the need of category information, and then enforce the consistency among the salient regions using a Gaussian MRF with the weights scaled by diverse density that emphasizes the influence of potential foreground pixels. Our model obtains saliency maps that assign high scores for the whole salient object, and achieves state-of-the-art performance on benchmark datasets covering various foreground statistics.&quot;,&quot;container-title&quot;:&quot;2013 IEEE International Conference on Computer Vision&quot;,&quot;DOI&quot;:&quot;10.1109/ICCV.2013.221&quot;,&quot;event&quot;:&quot;2013 IEEE International Conference on Computer Vision&quot;,&quot;note&quot;:&quot;ISSN: 2380-7504&quot;,&quot;page&quot;:&quot;1761-1768&quot;,&quot;source&quot;:&quot;IEEE Xplore&quot;,&quot;title&quot;:&quot;Category-Independent Object-Level Saliency Detection&quot;,&quot;author&quot;:[{&quot;family&quot;:&quot;Jia&quot;,&quot;given&quot;:&quot;Yangqing&quot;},{&quot;family&quot;:&quot;Han&quot;,&quot;given&quot;:&quot;Mei&quot;}],&quot;issued&quot;:{&quot;date-parts&quot;:[[&quot;2013&quot;,12]]}}}],&quot;schema&quot;:&quot;https://github.com/citation-style-language/schema/raw/master/csl-citation.json&quot;} RND4i6h5vKDBJ"/>-<text:reference-mark-start text:name="ZOTERO_ITEM CSL_CITATION {&quot;citationID&quot;:&quot;a27lr9b3abo&quot;,&quot;properties&quot;:{&quot;formattedCitation&quot;:&quot;[32]&quot;,&quot;plainCitation&quot;:&quot;[32]&quot;,&quot;noteIndex&quot;:0},&quot;citationItems&quot;:[{&quot;id&quot;:229,&quot;uris&quot;:[&quot;http://zotero.org/users/8305678/items/S2ZFGIE4&quot;],&quot;uri&quot;:[&quot;http://zotero.org/users/8305678/items/S2ZFGIE4&quot;],&quot;itemData&quot;:{&quot;id&quot;:229,&quot;type&quot;:&quot;paper-conference&quot;,&quot;abstract&quot;:&quot;Recent progresses in salient object detection have exploited the boundary prior, or background information, to assist other saliency cues such as contrast, achieving state-of-the-art results. However, their usage of boundary prior is very simple, fragile, and the integration with other cues is mostly heuristic. In this work, we present new methods to address these issues. First, we propose a robust background measure, called boundary connectivity. It characterizes the spatial layout of image regions with respect to image boundaries and is much more robust. It has an intuitive geometrical interpretation and presents unique benefits that are absent in previous saliency measures. Second, we propose a principled optimization framework to integrate multiple low level cues, including our background measure, to obtain clean and uniform saliency maps. Our formulation is intuitive, efficient and achieves state-of-the-art results on several benchmark datasets.&quot;,&quot;container-title&quot;:&quot;2014 IEEE Conference on Computer Vision and Pattern Recognition&quot;,&quot;DOI&quot;:&quot;10.1109/CVPR.2014.360&quot;,&quot;event&quot;:&quot;2014 IEEE Conference on Computer Vision and Pattern Recognition&quot;,&quot;note&quot;:&quot;ISSN: 1063-6919&quot;,&quot;page&quot;:&quot;2814-2821&quot;,&quot;source&quot;:&quot;IEEE Xplore&quot;,&quot;title&quot;:&quot;Saliency Optimization from Robust Background Detection&quot;,&quot;author&quot;:[{&quot;family&quot;:&quot;Zhu&quot;,&quot;given&quot;:&quot;Wangjiang&quot;},{&quot;family&quot;:&quot;Liang&quot;,&quot;given&quot;:&quot;Shuang&quot;},{&quot;family&quot;:&quot;Wei&quot;,&quot;given&quot;:&quot;Yichen&quot;},{&quot;family&quot;:&quot;Sun&quot;,&quot;given&quot;:&quot;Jian&quot;}],&quot;issued&quot;:{&quot;date-parts&quot;:[[&quot;2014&quot;,6]]}}}],&quot;schema&quot;:&quot;https://github.com/citation-style-language/schema/raw/master/csl-citation.json&quot;} RNDqVhbZHn02k"/><text:span text:style-name="T15">[32]</text:span><text:reference-mark-end text:name="ZOTERO_ITEM CSL_CITATION {&quot;citationID&quot;:&quot;a27lr9b3abo&quot;,&quot;properties&quot;:{&quot;formattedCitation&quot;:&quot;[32]&quot;,&quot;plainCitation&quot;:&quot;[32]&quot;,&quot;noteIndex&quot;:0},&quot;citationItems&quot;:[{&quot;id&quot;:229,&quot;uris&quot;:[&quot;http://zotero.org/users/8305678/items/S2ZFGIE4&quot;],&quot;uri&quot;:[&quot;http://zotero.org/users/8305678/items/S2ZFGIE4&quot;],&quot;itemData&quot;:{&quot;id&quot;:229,&quot;type&quot;:&quot;paper-conference&quot;,&quot;abstract&quot;:&quot;Recent progresses in salient object detection have exploited the boundary prior, or background information, to assist other saliency cues such as contrast, achieving state-of-the-art results. However, their usage of boundary prior is very simple, fragile, and the integration with other cues is mostly heuristic. In this work, we present new methods to address these issues. First, we propose a robust background measure, called boundary connectivity. It characterizes the spatial layout of image regions with respect to image boundaries and is much more robust. It has an intuitive geometrical interpretation and presents unique benefits that are absent in previous saliency measures. Second, we propose a principled optimization framework to integrate multiple low level cues, including our background measure, to obtain clean and uniform saliency maps. Our formulation is intuitive, efficient and achieves state-of-the-art results on several benchmark datasets.&quot;,&quot;container-title&quot;:&quot;2014 IEEE Conference on Computer Vision and Pattern Recognition&quot;,&quot;DOI&quot;:&quot;10.1109/CVPR.2014.360&quot;,&quot;event&quot;:&quot;2014 IEEE Conference on Computer Vision and Pattern Recognition&quot;,&quot;note&quot;:&quot;ISSN: 1063-6919&quot;,&quot;page&quot;:&quot;2814-2821&quot;,&quot;source&quot;:&quot;IEEE Xplore&quot;,&quot;title&quot;:&quot;Saliency Optimization from Robust Background Detection&quot;,&quot;author&quot;:[{&quot;family&quot;:&quot;Zhu&quot;,&quot;given&quot;:&quot;Wangjiang&quot;},{&quot;family&quot;:&quot;Liang&quot;,&quot;given&quot;:&quot;Shuang&quot;},{&quot;family&quot;:&quot;Wei&quot;,&quot;given&quot;:&quot;Yichen&quot;},{&quot;family&quot;:&quot;Sun&quot;,&quot;given&quot;:&quot;Jian&quot;}],&quot;issued&quot;:{&quot;date-parts&quot;:[[&quot;2014&quot;,6]]}}}],&quot;schema&quot;:&quot;https://github.com/citation-style-language/schema/raw/master/csl-citation.json&quot;} RNDqVhbZHn02k"/>-<text:reference-mark-start text:name="ZOTERO_ITEM CSL_CITATION {&quot;citationID&quot;:&quot;a289tse47fq&quot;,&quot;properties&quot;:{&quot;formattedCitation&quot;:&quot;[33]&quot;,&quot;plainCitation&quot;:&quot;[33]&quot;,&quot;noteIndex&quot;:0},&quot;citationItems&quot;:[{&quot;id&quot;:231,&quot;uris&quot;:[&quot;http://zotero.org/users/8305678/items/VIE3QJD7&quot;],&quot;uri&quot;:[&quot;http://zotero.org/users/8305678/items/VIE3QJD7&quot;],&quot;itemData&quot;:{&quot;id&quot;:231,&quot;type&quot;:&quot;paper-conference&quot;,&quot;abstract&quot;:&quot;A novel Boolean Map based Saliency (BMS) model is proposed. An image is characterized by a set of binary images, which are generated by randomly thresholding the image's color channels. Based on a Gestalt principle of figure-ground segregation, BMS computes saliency maps by analyzing the topological structure of Boolean maps. BMS is simple to implement and efficient to run. Despite its simplicity, BMS consistently achieves state-of-the-art performance compared with ten leading methods on five eye tracking datasets. Furthermore, BMS is also shown to be advantageous in salient object detection.&quot;,&quot;container-title&quot;:&quot;2013 IEEE International Conference on Computer Vision&quot;,&quot;DOI&quot;:&quot;10.1109/ICCV.2013.26&quot;,&quot;event&quot;:&quot;2013 IEEE International Conference on Computer Vision&quot;,&quot;note&quot;:&quot;ISSN: 2380-7504&quot;,&quot;page&quot;:&quot;153-160&quot;,&quot;source&quot;:&quot;IEEE Xplore&quot;,&quot;title&quot;:&quot;Saliency Detection: A Boolean Map Approach&quot;,&quot;title-short&quot;:&quot;Saliency Detection&quot;,&quot;author&quot;:[{&quot;family&quot;:&quot;Zhang&quot;,&quot;given&quot;:&quot;Jianming&quot;},{&quot;family&quot;:&quot;Sclaroff&quot;,&quot;given&quot;:&quot;Stan&quot;}],&quot;issued&quot;:{&quot;date-parts&quot;:[[&quot;2013&quot;,12]]}}}],&quot;schema&quot;:&quot;https://github.com/citation-style-language/schema/raw/master/csl-citation.json&quot;} RND7vMLmoYZMC"/><text:span text:style-name="T15">[33]</text:span><text:reference-mark-end text:name="ZOTERO_ITEM CSL_CITATION {&quot;citationID&quot;:&quot;a289tse47fq&quot;,&quot;properties&quot;:{&quot;formattedCitation&quot;:&quot;[33]&quot;,&quot;plainCitation&quot;:&quot;[33]&quot;,&quot;noteIndex&quot;:0},&quot;citationItems&quot;:[{&quot;id&quot;:231,&quot;uris&quot;:[&quot;http://zotero.org/users/8305678/items/VIE3QJD7&quot;],&quot;uri&quot;:[&quot;http://zotero.org/users/8305678/items/VIE3QJD7&quot;],&quot;itemData&quot;:{&quot;id&quot;:231,&quot;type&quot;:&quot;paper-conference&quot;,&quot;abstract&quot;:&quot;A novel Boolean Map based Saliency (BMS) model is proposed. An image is characterized by a set of binary images, which are generated by randomly thresholding the image's color channels. Based on a Gestalt principle of figure-ground segregation, BMS computes saliency maps by analyzing the topological structure of Boolean maps. BMS is simple to implement and efficient to run. Despite its simplicity, BMS consistently achieves state-of-the-art performance compared with ten leading methods on five eye tracking datasets. Furthermore, BMS is also shown to be advantageous in salient object detection.&quot;,&quot;container-title&quot;:&quot;2013 IEEE International Conference on Computer Vision&quot;,&quot;DOI&quot;:&quot;10.1109/ICCV.2013.26&quot;,&quot;event&quot;:&quot;2013 IEEE International Conference on Computer Vision&quot;,&quot;note&quot;:&quot;ISSN: 2380-7504&quot;,&quot;page&quot;:&quot;153-160&quot;,&quot;source&quot;:&quot;IEEE Xplore&quot;,&quot;title&quot;:&quot;Saliency Detection: A Boolean Map Approach&quot;,&quot;title-short&quot;:&quot;Saliency Detection&quot;,&quot;author&quot;:[{&quot;family&quot;:&quot;Zhang&quot;,&quot;given&quot;:&quot;Jianming&quot;},{&quot;family&quot;:&quot;Sclaroff&quot;,&quot;given&quot;:&quot;Stan&quot;}],&quot;issued&quot;:{&quot;date-parts&quot;:[[&quot;2013&quot;,12]]}}}],&quot;schema&quot;:&quot;https://github.com/citation-style-language/schema/raw/master/csl-citation.json&quot;} RND7vMLmoYZMC"/>-<text:reference-mark-start text:name="ZOTERO_ITEM CSL_CITATION {&quot;citationID&quot;:&quot;arstcvs6am&quot;,&quot;properties&quot;:{&quot;formattedCitation&quot;:&quot;[34]&quot;,&quot;plainCitation&quot;:&quot;[34]&quot;,&quot;noteIndex&quot;:0},&quot;citationItems&quot;:[{&quot;id&quot;:230,&quot;uris&quot;:[&quot;http://zotero.org/users/8305678/items/236KJE3G&quot;],&quot;uri&quot;:[&quot;http://zotero.org/users/8305678/items/236KJE3G&quot;],&quot;itemData&quot;:{&quot;id&quot;:230,&quot;type&quot;:&quot;paper-conference&quot;,&quot;abstract&quot;:&quot;Existing saliency detection approaches use images as inputs and are sensitive to foreground/background similarities, complex background textures, and occlusions. We explore the problem of using light fields as input for saliency detection. Our technique is enabled by the availability of commercial plenoptic cameras that capture the light field of a scene in a single shot. We show that the unique refocusing capability of light fields provides useful focusness, depths, and objectness cues. We further develop a new saliency detection algorithm tailored for light fields. To validate our approach, we acquire a light field database of a range of indoor and outdoor scenes and generate the ground truth saliency map. Experiments show that our saliency detection scheme can robustly handle challenging scenarios such as similar foreground and background, cluttered background, complex occlusions, etc, and achieve high accuracy and robustness.&quot;,&quot;container-title&quot;:&quot;2014 IEEE Conference on Computer Vision and Pattern Recognition&quot;,&quot;DOI&quot;:&quot;10.1109/CVPR.2014.359&quot;,&quot;event&quot;:&quot;2014 IEEE Conference on Computer Vision and Pattern Recognition&quot;,&quot;note&quot;:&quot;ISSN: 1063-6919&quot;,&quot;page&quot;:&quot;2806-2813&quot;,&quot;source&quot;:&quot;IEEE Xplore&quot;,&quot;title&quot;:&quot;Saliency Detection on Light Field&quot;,&quot;author&quot;:[{&quot;family&quot;:&quot;Li&quot;,&quot;given&quot;:&quot;Nianyi&quot;},{&quot;family&quot;:&quot;Ye&quot;,&quot;given&quot;:&quot;Jinwei&quot;},{&quot;family&quot;:&quot;Ji&quot;,&quot;given&quot;:&quot;Yu&quot;},{&quot;family&quot;:&quot;Ling&quot;,&quot;given&quot;:&quot;Haibin&quot;},{&quot;family&quot;:&quot;Yu&quot;,&quot;given&quot;:&quot;Jingyi&quot;}],&quot;issued&quot;:{&quot;date-parts&quot;:[[&quot;2014&quot;,6]]}}}],&quot;schema&quot;:&quot;https://github.com/citation-style-language/schema/raw/master/csl-citation.json&quot;} RNDfanyoxGEXs"/><text:span text:style-name="T15">[34]</text:span><text:reference-mark-end text:name="ZOTERO_ITEM CSL_CITATION {&quot;citationID&quot;:&quot;arstcvs6am&quot;,&quot;properties&quot;:{&quot;formattedCitation&quot;:&quot;[34]&quot;,&quot;plainCitation&quot;:&quot;[34]&quot;,&quot;noteIndex&quot;:0},&quot;citationItems&quot;:[{&quot;id&quot;:230,&quot;uris&quot;:[&quot;http://zotero.org/users/8305678/items/236KJE3G&quot;],&quot;uri&quot;:[&quot;http://zotero.org/users/8305678/items/236KJE3G&quot;],&quot;itemData&quot;:{&quot;id&quot;:230,&quot;type&quot;:&quot;paper-conference&quot;,&quot;abstract&quot;:&quot;Existing saliency detection approaches use images as inputs and are sensitive to foreground/background similarities, complex background textures, and occlusions. We explore the problem of using light fields as input for saliency detection. Our technique is enabled by the availability of commercial plenoptic cameras that capture the light field of a scene in a single shot. We show that the unique refocusing capability of light fields provides useful focusness, depths, and objectness cues. We further develop a new saliency detection algorithm tailored for light fields. To validate our approach, we acquire a light field database of a range of indoor and outdoor scenes and generate the ground truth saliency map. Experiments show that our saliency detection scheme can robustly handle challenging scenarios such as similar foreground and background, cluttered background, complex occlusions, etc, and achieve high accuracy and robustness.&quot;,&quot;container-title&quot;:&quot;2014 IEEE Conference on Computer Vision and Pattern Recognition&quot;,&quot;DOI&quot;:&quot;10.1109/CVPR.2014.359&quot;,&quot;event&quot;:&quot;2014 IEEE Conference on Computer Vision and Pattern Recognition&quot;,&quot;note&quot;:&quot;ISSN: 1063-6919&quot;,&quot;page&quot;:&quot;2806-2813&quot;,&quot;source&quot;:&quot;IEEE Xplore&quot;,&quot;title&quot;:&quot;Saliency Detection on Light Field&quot;,&quot;author&quot;:[{&quot;family&quot;:&quot;Li&quot;,&quot;given&quot;:&quot;Nianyi&quot;},{&quot;family&quot;:&quot;Ye&quot;,&quot;given&quot;:&quot;Jinwei&quot;},{&quot;family&quot;:&quot;Ji&quot;,&quot;given&quot;:&quot;Yu&quot;},{&quot;family&quot;:&quot;Ling&quot;,&quot;given&quot;:&quot;Haibin&quot;},{&quot;family&quot;:&quot;Yu&quot;,&quot;given&quot;:&quot;Jingyi&quot;}],&quot;issued&quot;:{&quot;date-parts&quot;:[[&quot;2014&quot;,6]]}}}],&quot;schema&quot;:&quot;https://github.com/citation-style-language/schema/raw/master/csl-citation.json&quot;} RNDfanyoxGEXs"/>-<text:reference-mark-start text:name="ZOTERO_ITEM CSL_CITATION {&quot;citationID&quot;:&quot;a11b0285e8l&quot;,&quot;properties&quot;:{&quot;formattedCitation&quot;:&quot;[35]&quot;,&quot;plainCitation&quot;:&quot;[35]&quot;,&quot;noteIndex&quot;:0},&quot;citationItems&quot;:[{&quot;id&quot;:235,&quot;uris&quot;:[&quot;http://zotero.org/users/8305678/items/9TNRXNIW&quot;],&quot;uri&quot;:[&quot;http://zotero.org/users/8305678/items/9TNRXNIW&quot;],&quot;itemData&quot;:{&quot;id&quot;:235,&quot;type&quot;:&quot;article-journal&quot;,&quot;abstract&quot;:&quot;Visual saliency detection is a challenging problem in computer vision, but one of great importance and numerous applications. In this paper, we propose a novel model for bottom-up saliency within the Bayesian framework by exploiting low and mid level cues. In contrast to most existing methods that operate directly on low level cues, we propose an algorithm in which a coarse saliency region is first obtained via a convex hull of interest points. We also analyze the saliency information with mid level visual cues via superpixels. We present a Laplacian sparse subspace clustering method to group superpixels with local features, and analyze the results with respect to the coarse saliency region to compute the prior saliency map. We use the low level visual cues based on the convex hull to compute the observation likelihood, thereby facilitating inference of Bayesian saliency at each pixel. Extensive experiments on a large data set show that our Bayesian saliency model performs favorably against the state-of-the-art algorithms.&quot;,&quot;container-title&quot;:&quot;IEEE Transactions on Image Processing&quot;,&quot;DOI&quot;:&quot;10.1109/TIP.2012.2216276&quot;,&quot;ISSN&quot;:&quot;1941-0042&quot;,&quot;issue&quot;:&quot;5&quot;,&quot;page&quot;:&quot;1689-1698&quot;,&quot;source&quot;:&quot;IEEE Xplore&quot;,&quot;title&quot;:&quot;Bayesian Saliency via Low and Mid Level Cues&quot;,&quot;volume&quot;:&quot;22&quot;,&quot;author&quot;:[{&quot;family&quot;:&quot;Xie&quot;,&quot;given&quot;:&quot;Yulin&quot;},{&quot;family&quot;:&quot;Lu&quot;,&quot;given&quot;:&quot;Huchuan&quot;},{&quot;family&quot;:&quot;Yang&quot;,&quot;given&quot;:&quot;Ming-Hsuan&quot;}],&quot;issued&quot;:{&quot;date-parts&quot;:[[&quot;2013&quot;,5]]}}}],&quot;schema&quot;:&quot;https://github.com/citation-style-language/schema/raw/master/csl-citation.json&quot;} RND4WzEJ92FCE"/><text:span text:style-name="T15">[35]</text:span><text:reference-mark-end text:name="ZOTERO_ITEM CSL_CITATION {&quot;citationID&quot;:&quot;a11b0285e8l&quot;,&quot;properties&quot;:{&quot;formattedCitation&quot;:&quot;[35]&quot;,&quot;plainCitation&quot;:&quot;[35]&quot;,&quot;noteIndex&quot;:0},&quot;citationItems&quot;:[{&quot;id&quot;:235,&quot;uris&quot;:[&quot;http://zotero.org/users/8305678/items/9TNRXNIW&quot;],&quot;uri&quot;:[&quot;http://zotero.org/users/8305678/items/9TNRXNIW&quot;],&quot;itemData&quot;:{&quot;id&quot;:235,&quot;type&quot;:&quot;article-journal&quot;,&quot;abstract&quot;:&quot;Visual saliency detection is a challenging problem in computer vision, but one of great importance and numerous applications. In this paper, we propose a novel model for bottom-up saliency within the Bayesian framework by exploiting low and mid level cues. In contrast to most existing methods that operate directly on low level cues, we propose an algorithm in which a coarse saliency region is first obtained via a convex hull of interest points. We also analyze the saliency information with mid level visual cues via superpixels. We present a Laplacian sparse subspace clustering method to group superpixels with local features, and analyze the results with respect to the coarse saliency region to compute the prior saliency map. We use the low level visual cues based on the convex hull to compute the observation likelihood, thereby facilitating inference of Bayesian saliency at each pixel. Extensive experiments on a large data set show that our Bayesian saliency model performs favorably against the state-of-the-art algorithms.&quot;,&quot;container-title&quot;:&quot;IEEE Transactions on Image Processing&quot;,&quot;DOI&quot;:&quot;10.1109/TIP.2012.2216276&quot;,&quot;ISSN&quot;:&quot;1941-0042&quot;,&quot;issue&quot;:&quot;5&quot;,&quot;page&quot;:&quot;1689-1698&quot;,&quot;source&quot;:&quot;IEEE Xplore&quot;,&quot;title&quot;:&quot;Bayesian Saliency via Low and Mid Level Cues&quot;,&quot;volume&quot;:&quot;22&quot;,&quot;author&quot;:[{&quot;family&quot;:&quot;Xie&quot;,&quot;given&quot;:&quot;Yulin&quot;},{&quot;family&quot;:&quot;Lu&quot;,&quot;given&quot;:&quot;Huchuan&quot;},{&quot;family&quot;:&quot;Yang&quot;,&quot;given&quot;:&quot;Ming-Hsuan&quot;}],&quot;issued&quot;:{&quot;date-parts&quot;:[[&quot;2013&quot;,5]]}}}],&quot;schema&quot;:&quot;https://github.com/citation-style-language/schema/raw/master/csl-citation.json&quot;} RND4WzEJ92FCE"/>-<text:reference-mark-start text:name="ZOTERO_ITEM CSL_CITATION {&quot;citationID&quot;:&quot;a1b7k1fe9c2&quot;,&quot;properties&quot;:{&quot;formattedCitation&quot;:&quot;[36]&quot;,&quot;plainCitation&quot;:&quot;[36]&quot;,&quot;noteIndex&quot;:0},&quot;citationItems&quot;:[{&quot;id&quot;:234,&quot;uris&quot;:[&quot;http://zotero.org/users/8305678/items/6N9EFH5J&quot;],&quot;uri&quot;:[&quot;http://zotero.org/users/8305678/items/6N9EFH5J&quot;],&quot;itemData&quot;:{&quot;id&quot;:234,&quot;type&quot;:&quot;paper-conference&quot;,&quot;abstract&quot;:&quot;In this paper we introduce a new salient object segmentation method, which is based on combining a saliency measure with a conditional random field (CRF) model. The proposed saliency measure is formulated using a statistical framework and local feature contrast in illumination, color, and motion information. The resulting saliency map is then used in a CRF model to define an energy minimization based segmentation approach, which aims to recover well-defined salient objects. The method is efficiently implemented by using the integral histogram approach and graph cut solvers. Compared to previous approaches the introduced method is among the few which are applicable to both still images and videos including motion cues. The experiments show that our approach outperforms the current state-of-the-art methods in both qualitative and quantitative terms.&quot;,&quot;collection-title&quot;:&quot;Lecture Notes in Computer Science&quot;,&quot;container-title&quot;:&quot;Computer Vision – ECCV 2010&quot;,&quot;DOI&quot;:&quot;10.1007/978-3-642-15555-0_27&quot;,&quot;event-place&quot;:&quot;Berlin, Heidelberg&quot;,&quot;ISBN&quot;:&quot;978-3-642-15555-0&quot;,&quot;language&quot;:&quot;en&quot;,&quot;page&quot;:&quot;366-379&quot;,&quot;publisher&quot;:&quot;Springer&quot;,&quot;publisher-place&quot;:&quot;Berlin, Heidelberg&quot;,&quot;source&quot;:&quot;Springer Link&quot;,&quot;title&quot;:&quot;Segmenting Salient Objects from Images and Videos&quot;,&quot;author&quot;:[{&quot;family&quot;:&quot;Rahtu&quot;,&quot;given&quot;:&quot;Esa&quot;},{&quot;family&quot;:&quot;Kannala&quot;,&quot;given&quot;:&quot;Juho&quot;},{&quot;family&quot;:&quot;Salo&quot;,&quot;given&quot;:&quot;Mikko&quot;},{&quot;family&quot;:&quot;Heikkilä&quot;,&quot;given&quot;:&quot;Janne&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0lGN4SONxo"/><text:span text:style-name="T15">[36]</text:span><text:reference-mark-end text:name="ZOTERO_ITEM CSL_CITATION {&quot;citationID&quot;:&quot;a1b7k1fe9c2&quot;,&quot;properties&quot;:{&quot;formattedCitation&quot;:&quot;[36]&quot;,&quot;plainCitation&quot;:&quot;[36]&quot;,&quot;noteIndex&quot;:0},&quot;citationItems&quot;:[{&quot;id&quot;:234,&quot;uris&quot;:[&quot;http://zotero.org/users/8305678/items/6N9EFH5J&quot;],&quot;uri&quot;:[&quot;http://zotero.org/users/8305678/items/6N9EFH5J&quot;],&quot;itemData&quot;:{&quot;id&quot;:234,&quot;type&quot;:&quot;paper-conference&quot;,&quot;abstract&quot;:&quot;In this paper we introduce a new salient object segmentation method, which is based on combining a saliency measure with a conditional random field (CRF) model. The proposed saliency measure is formulated using a statistical framework and local feature contrast in illumination, color, and motion information. The resulting saliency map is then used in a CRF model to define an energy minimization based segmentation approach, which aims to recover well-defined salient objects. The method is efficiently implemented by using the integral histogram approach and graph cut solvers. Compared to previous approaches the introduced method is among the few which are applicable to both still images and videos including motion cues. The experiments show that our approach outperforms the current state-of-the-art methods in both qualitative and quantitative terms.&quot;,&quot;collection-title&quot;:&quot;Lecture Notes in Computer Science&quot;,&quot;container-title&quot;:&quot;Computer Vision – ECCV 2010&quot;,&quot;DOI&quot;:&quot;10.1007/978-3-642-15555-0_27&quot;,&quot;event-place&quot;:&quot;Berlin, Heidelberg&quot;,&quot;ISBN&quot;:&quot;978-3-642-15555-0&quot;,&quot;language&quot;:&quot;en&quot;,&quot;page&quot;:&quot;366-379&quot;,&quot;publisher&quot;:&quot;Springer&quot;,&quot;publisher-place&quot;:&quot;Berlin, Heidelberg&quot;,&quot;source&quot;:&quot;Springer Link&quot;,&quot;title&quot;:&quot;Segmenting Salient Objects from Images and Videos&quot;,&quot;author&quot;:[{&quot;family&quot;:&quot;Rahtu&quot;,&quot;given&quot;:&quot;Esa&quot;},{&quot;family&quot;:&quot;Kannala&quot;,&quot;given&quot;:&quot;Juho&quot;},{&quot;family&quot;:&quot;Salo&quot;,&quot;given&quot;:&quot;Mikko&quot;},{&quot;family&quot;:&quot;Heikkilä&quot;,&quot;given&quot;:&quot;Janne&quot;}],&quot;editor&quot;:[{&quot;family&quot;:&quot;Daniilidis&quot;,&quot;given&quot;:&quot;Kostas&quot;},{&quot;family&quot;:&quot;Maragos&quot;,&quot;given&quot;:&quot;Petros&quot;},{&quot;family&quot;:&quot;Paragios&quot;,&quot;given&quot;:&quot;Nikos&quot;}],&quot;issued&quot;:{&quot;date-parts&quot;:[[&quot;2010&quot;]]}}}],&quot;schema&quot;:&quot;https://github.com/citation-style-language/schema/raw/master/csl-citation.json&quot;} RND0lGN4SONxo"/>-<text:reference-mark-start text:name="ZOTERO_ITEM CSL_CITATION {&quot;citationID&quot;:&quot;a2qhprbg037&quot;,&quot;properties&quot;:{&quot;formattedCitation&quot;:&quot;[37]&quot;,&quot;plainCitation&quot;:&quot;[37]&quot;,&quot;noteIndex&quot;:0},&quot;citationItems&quot;:[{&quot;id&quot;:233,&quot;uris&quot;:[&quot;http://zotero.org/users/8305678/items/CN5W5HDZ&quot;],&quot;uri&quot;:[&quot;http://zotero.org/users/8305678/items/CN5W5HDZ&quot;],&quot;itemData&quot;:{&quot;id&quot;:233,&quot;type&quot;:&quot;paper-conference&quot;,&quot;abstract&quot;:&quot;Partial Differential Equations (PDEs) have been successful in solving many low-level vision tasks. However, it is a challenging task to directly utilize PDEs for visual saliency detection due to the difficulty in incorporating human perception and high-level priors to a PDE system. Instead of designing PDEs with fixed formulation and boundary condition, this paper proposes a novel framework for adaptively learning a PDE system from an image for visual saliency detection. We assume that the saliency of image elements can be carried out from the relevances to the saliency seeds (i.e., the most representative salient elements). In this view, a general Linear Elliptic System with Dirichlet boundary (LESD) is introduced to model the diffusion from seeds to other relevant points. For a given image, we first learn a guidance map to fuse human prior knowledge to the diffusion system. Then by optimizing a discrete submodular function constrained with this LESD and a uniform matroid, the saliency seeds (i.e., boundary conditions) can be learnt for this image, thus achieving an optimal PDE system to model the evolution of visual saliency. Experimental results on various challenging image sets show the superiority of our proposed learning-based PDEs for visual saliency detection.&quot;,&quot;container-title&quot;:&quot;2014 IEEE Conference on Computer Vision and Pattern Recognition&quot;,&quot;DOI&quot;:&quot;10.1109/CVPR.2014.494&quot;,&quot;event&quot;:&quot;2014 IEEE Conference on Computer Vision and Pattern Recognition&quot;,&quot;note&quot;:&quot;ISSN: 1063-6919&quot;,&quot;page&quot;:&quot;3866-3873&quot;,&quot;source&quot;:&quot;IEEE Xplore&quot;,&quot;title&quot;:&quot;Adaptive Partial Differential Equation Learning for Visual Saliency Detection&quot;,&quot;author&quot;:[{&quot;family&quot;:&quot;Liu&quot;,&quot;given&quot;:&quot;Risheng&quot;},{&quot;family&quot;:&quot;Cao&quot;,&quot;given&quot;:&quot;Junjie&quot;},{&quot;family&quot;:&quot;Lin&quot;,&quot;given&quot;:&quot;Zhouchen&quot;},{&quot;family&quot;:&quot;Shan&quot;,&quot;given&quot;:&quot;Shiguang&quot;}],&quot;issued&quot;:{&quot;date-parts&quot;:[[&quot;2014&quot;,6]]}}}],&quot;schema&quot;:&quot;https://github.com/citation-style-language/schema/raw/master/csl-citation.json&quot;} RND3QKxK1YTV5"/><text:span text:style-name="T15">[37]</text:span><text:reference-mark-end text:name="ZOTERO_ITEM CSL_CITATION {&quot;citationID&quot;:&quot;a2qhprbg037&quot;,&quot;properties&quot;:{&quot;formattedCitation&quot;:&quot;[37]&quot;,&quot;plainCitation&quot;:&quot;[37]&quot;,&quot;noteIndex&quot;:0},&quot;citationItems&quot;:[{&quot;id&quot;:233,&quot;uris&quot;:[&quot;http://zotero.org/users/8305678/items/CN5W5HDZ&quot;],&quot;uri&quot;:[&quot;http://zotero.org/users/8305678/items/CN5W5HDZ&quot;],&quot;itemData&quot;:{&quot;id&quot;:233,&quot;type&quot;:&quot;paper-conference&quot;,&quot;abstract&quot;:&quot;Partial Differential Equations (PDEs) have been successful in solving many low-level vision tasks. However, it is a challenging task to directly utilize PDEs for visual saliency detection due to the difficulty in incorporating human perception and high-level priors to a PDE system. Instead of designing PDEs with fixed formulation and boundary condition, this paper proposes a novel framework for adaptively learning a PDE system from an image for visual saliency detection. We assume that the saliency of image elements can be carried out from the relevances to the saliency seeds (i.e., the most representative salient elements). In this view, a general Linear Elliptic System with Dirichlet boundary (LESD) is introduced to model the diffusion from seeds to other relevant points. For a given image, we first learn a guidance map to fuse human prior knowledge to the diffusion system. Then by optimizing a discrete submodular function constrained with this LESD and a uniform matroid, the saliency seeds (i.e., boundary conditions) can be learnt for this image, thus achieving an optimal PDE system to model the evolution of visual saliency. Experimental results on various challenging image sets show the superiority of our proposed learning-based PDEs for visual saliency detection.&quot;,&quot;container-title&quot;:&quot;2014 IEEE Conference on Computer Vision and Pattern Recognition&quot;,&quot;DOI&quot;:&quot;10.1109/CVPR.2014.494&quot;,&quot;event&quot;:&quot;2014 IEEE Conference on Computer Vision and Pattern Recognition&quot;,&quot;note&quot;:&quot;ISSN: 1063-6919&quot;,&quot;page&quot;:&quot;3866-3873&quot;,&quot;source&quot;:&quot;IEEE Xplore&quot;,&quot;title&quot;:&quot;Adaptive Partial Differential Equation Learning for Visual Saliency Detection&quot;,&quot;author&quot;:[{&quot;family&quot;:&quot;Liu&quot;,&quot;given&quot;:&quot;Risheng&quot;},{&quot;family&quot;:&quot;Cao&quot;,&quot;given&quot;:&quot;Junjie&quot;},{&quot;family&quot;:&quot;Lin&quot;,&quot;given&quot;:&quot;Zhouchen&quot;},{&quot;family&quot;:&quot;Shan&quot;,&quot;given&quot;:&quot;Shiguang&quot;}],&quot;issued&quot;:{&quot;date-parts&quot;:[[&quot;2014&quot;,6]]}}}],&quot;schema&quot;:&quot;https://github.com/citation-style-language/schema/raw/master/csl-citation.json&quot;} RND3QKxK1YTV5"/></text:p>
      <text:h text:style-name="Heading_20_2" text:outline-level="2"><text:bookmark-start text:name="__RefHeading___Toc16385_2361155061"/>2-3- Models with Extrinsic Cues<text:bookmark-end text:name="__RefHeading___Toc16385_2361155061"/></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3" text:outline-level="1"><text:bookmark-start text:name="__RefHeading___Toc16387_2361155061"/>References<text:bookmark-end text:name="__RefHeading___Toc16387_2361155061"/></text:h>
      <text:section text:style-name="Sect1" text:name="ZOTERO_BIBL {&quot;uncited&quot;:[],&quot;omitted&quot;:[],&quot;custom&quot;:[]} CSL_BIBLIOGRAPHY RNDNmFXNVV4OA">
        <text:p text:style-name="P6">[1]<text:tab/>L. Itti, C. Koch, and E. Niebur, “A model of saliency-based visual attention for rapid scene analysis,” <text:span text:style-name="T9">IEEE Trans. Pattern Anal. Mach. Intell.</text:span>, vol. 20, no. 11, pp. 1254–1259, 1998, doi: 10.1109/34.730558.</text:p>
        <text:p text:style-name="Bibliography_20_1">[2]<text:tab/>R. Achanta, F. Estrada, P. Wils, and S. Süsstrunk, “Salient Region Detection and Segmentation,” in <text:span text:style-name="T9">Computer Vision Systems</text:span>, Berlin, Heidelberg, 2008, pp. 66–75. doi: 10.1007/978-3-540-79547-6_7.</text:p>
        <text:p text:style-name="Bibliography_20_1">[3]<text:tab/>F. Liu and M. Gleicher, “Region Enhanced Scale-Invariant Saliency Detection,” in <text:span text:style-name="T9">2006 IEEE International Conference on Multimedia and Expo</text:span>, Jul. 2006, pp. 1477–1480. doi: 10.1109/ICME.2006.262821.</text:p>
        <text:p text:style-name="Bibliography_20_1">[4]<text:tab/>Y. Hu, D. Rajan, and L.-T. Chia, “Robust subspace analysis for detecting visual attention regions in images,” in <text:span text:style-name="T9">Proceedings of the 13th annual ACM international conference on Multimedia</text:span>, Hilton, Singapore, Nov. 2005, pp. 716–724. doi: 10.1145/1101149.1101306.</text:p>
        <text:p text:style-name="Bibliography_20_1">[5]<text:tab/>P. L. Rosin, “A simple method for detecting salient regions,” <text:span text:style-name="T9">Pattern Recognit.</text:span>, vol. 42, no. 11, pp. 2363–2371, Nov. 2009, doi: 10.1016/j.patcog.2009.04.021.</text:p>
        <text:p text:style-name="Bibliography_20_1">[6]<text:tab/>R. Valenti, N. Sebe, and T. Gevers, “Image saliency by isocentric curvedness and color,” in <text:span text:style-name="T9">2009 IEEE 12th International Conference on Computer Vision</text:span>, Sep. 2009, pp. 2185–2192. doi: 10.1109/ICCV.2009.5459240.</text:p>
        <text:p text:style-name="Bibliography_20_1">[7]<text:tab/>R. Achanta, S. Hemami, F. Estrada, and S. Susstrunk, “Frequency-tuned salient region detection,” in <text:span text:style-name="T9">2009 IEEE Conference on Computer Vision and Pattern Recognition</text:span>, Jun. 2009, pp. 1597–1604. doi: 10.1109/CVPR.2009.5206596.</text:p>
        <text:p text:style-name="Bibliography_20_1">[8]<text:tab/>T. Liu, J. Sun, N.-N. Zheng, X. Tang, and H.-Y. Shum, “Learning to Detect A Salient Object,” in <text:span text:style-name="T9">2007 IEEE Conference on Computer Vision and Pattern Recognition</text:span>, Jun. 2007, pp. 1–8. doi: 10.1109/CVPR.2007.383047.</text:p>
        <text:p text:style-name="Bibliography_20_1">[9]<text:tab/>D. A. Klein and S. Frintrop, “Center-surround divergence of feature statistics for salient object detection,” in <text:span text:style-name="T9">2011 International Conference on Computer Vision</text:span>, Nov. 2011, pp. 2214–2219. doi: 10.1109/ICCV.2011.6126499.</text:p>
        <text:p text:style-name="Bibliography_20_1">[10]<text:tab/>X. Li, Y. Li, C. Shen, A. Dick, and A. V. D. Hengel, “Contextual Hypergraph Modeling for Salient Object Detection,” in <text:span text:style-name="T9">2013 IEEE International Conference on Computer Vision</text:span>, Dec. 2013, pp. 3328–3335. doi: 10.1109/ICCV.2013.413.</text:p>
        <text:p text:style-name="Bibliography_20_1">[11]<text:tab/>S. Goferman, L. Zelnik-Manor, and A. Tal, “Context-Aware Saliency Detection,” <text:span text:style-name="T9">IEEE Trans. Pattern Anal. Mach. Intell.</text:span>, vol. 34, no. 10, pp. 1915–1926, Oct. 2012, doi: 10.1109/TPAMI.2011.272.</text:p>
        <text:p text:style-name="Bibliography_20_1">[12]<text:tab/>R. Margolin, A. Tal, and L. Zelnik-Manor, “What Makes a Patch Distinct?,” in <text:span text:style-name="T9">2013 IEEE Conference on Computer Vision and Pattern Recognition</text:span>, Jun. 2013, pp. 1139–1146. doi: 10.1109/CVPR.2013.151.</text:p>
        <text:p text:style-name="Bibliography_20_1">[13]<text:tab/>Z. Yu and H.-S. Wong, “A Rule Based Technique for Extraction of Visual Attention Regions Based on Real-Time Clustering,” <text:span text:style-name="T9">IEEE Trans. Multimed.</text:span>, vol. 9, no. 4, pp. 766–784, Jun. 2007, doi: 10.1109/TMM.2007.893351.</text:p>
        <text:p text:style-name="Bibliography_20_1"><text:soft-page-break/>[14]<text:tab/>M.-M. Cheng, N. J. Mitra, X. Huang, P. H. S. Torr, and S.-M. Hu, “Global Contrast Based Salient Region Detection,” <text:span text:style-name="T9">IEEE Trans. Pattern Anal. Mach. Intell.</text:span>, vol. 37, no. 3, pp. 569–582, Mar. 2015, doi: 10.1109/TPAMI.2014.2345401.</text:p>
        <text:p text:style-name="Bibliography_20_1">[15]<text:tab/>Z. Jiang and L. S. Davis, “Submodular Salient Region Detection,” in <text:span text:style-name="T9">2013 IEEE Conference on Computer Vision and Pattern Recognition</text:span>, Jun. 2013, pp. 2043–2050. doi: 10.1109/CVPR.2013.266.</text:p>
        <text:p text:style-name="Bibliography_20_1">[16]<text:tab/>F. Perazzi, P. Krähenbühl, Y. Pritch, and A. Hornung, “Saliency filters: Contrast based filtering for salient region detection,” in <text:span text:style-name="T9">2012 IEEE Conference on Computer Vision and Pattern Recognition</text:span>, Jun. 2012, pp. 733–740. doi: 10.1109/CVPR.2012.6247743.</text:p>
        <text:p text:style-name="Bibliography_20_1">[17]<text:tab/>C. Scharfenberger, A. Wong, K. Fergani, J. S. Zelek, and D. A. Clausi, “Statistical Textural Distinctiveness for Salient Region Detection in Natural Images,” in <text:span text:style-name="T9">2013 IEEE Conference on Computer Vision and Pattern Recognition</text:span>, Jun. 2013, pp. 979–986. doi: 10.1109/CVPR.2013.131.</text:p>
        <text:p text:style-name="Bibliography_20_1">[18]<text:tab/>K. Shi, K. Wang, J. Lu, and L. Lin, “PISA: Pixelwise Image Saliency by Aggregating Complementary Appearance Contrast Measures with Spatial Priors,” in <text:span text:style-name="T9">2013 IEEE Conference on Computer Vision and Pattern Recognition</text:span>, Jun. 2013, pp. 2115–2122. doi: 10.1109/CVPR.2013.275.</text:p>
        <text:p text:style-name="Bibliography_20_1">[19]<text:tab/>M.-M. Cheng, J. Warrell, W.-Y. Lin, S. Zheng, V. Vineet, and N. Crook, “Efficient Salient Region Detection with Soft Image Abstraction,” in <text:span text:style-name="T9">2013 IEEE International Conference on Computer Vision</text:span>, Dec. 2013, pp. 1529–1536. doi: 10.1109/ICCV.2013.193.</text:p>
        <text:p text:style-name="Bibliography_20_1">[20]<text:tab/>H. Jiang, J. Wang, Z. Yuan, T. Liu, and N. Zheng, “Automatic salient object segmentation based on context and shape prior,” in <text:span text:style-name="T9">Procedings of the British Machine Vision Conference 2011</text:span>, Dundee, 2011, p. 110.1-110.12. doi: 10.5244/C.25.110.</text:p>
        <text:p text:style-name="Bibliography_20_1">[21]<text:tab/>Q. Yan, L. Xu, J. Shi, and J. Jia, “Hierarchical Saliency Detection,” in <text:span text:style-name="T9">2013 IEEE Conference on Computer Vision and Pattern Recognition</text:span>, Jun. 2013, pp. 1155–1162. doi: 10.1109/CVPR.2013.153.</text:p>
        <text:p text:style-name="Bibliography_20_1">[22]<text:tab/>X. Li, H. Lu, L. Zhang, X. Ruan, and M.-H. Yang, “Saliency Detection via Dense and Sparse Reconstruction,” in <text:span text:style-name="T9">2013 IEEE International Conference on Computer Vision</text:span>, Dec. 2013, pp. 2976–2983. doi: 10.1109/ICCV.2013.370.</text:p>
        <text:p text:style-name="Bibliography_20_1">[23]<text:tab/>X. Shen and Y. Wu, “A unified approach to salient object detection via low rank matrix recovery,” in <text:span text:style-name="T9">2012 IEEE Conference on Computer Vision and Pattern Recognition</text:span>, Jun. 2012, pp. 853–860. doi: 10.1109/CVPR.2012.6247758.</text:p>
        <text:p text:style-name="Bibliography_20_1">[24]<text:tab/>W. Zou, K. Kpalma, Z. Liu, and <text:s/>joseph Ronsin, “Segmentation Driven Low-rank Matrix Recovery for Saliency Detection,” in <text:span text:style-name="T9">Procedings of the British Machine Vision Conference 2013</text:span>, Bristol, 2013, p. 78.1-78.11. doi: 10.5244/C.27.78.</text:p>
        <text:p text:style-name="Bibliography_20_1">[25]<text:tab/>H. Peng, B. Li, R. Ji, W. Hu, W. Xiong, and C. Lang, “Salient Object Detection via Low-Rank and Structured Sparse Matrix Decomposition,” presented at the Twenty-Seventh AAAI Conference on Artificial Intelligence, Jun. 2013. Accessed: Oct. 06, 2021. [Online]. Available: https://www.aaai.org/ocs/index.php/AAAI/AAAI13/paper/view/6290</text:p>
        <text:p text:style-name="Bibliography_20_1"><text:soft-page-break/>[26]<text:tab/>Y. Wei, F. Wen, W. Zhu, and J. Sun, “Geodesic Saliency Using Background Priors,” in <text:span text:style-name="T9">Computer Vision – ECCV 2012</text:span>, Berlin, Heidelberg, 2012, pp. 29–42. doi: 10.1007/978-3-642-33712-3_3.</text:p>
        <text:p text:style-name="Bibliography_20_1">[27]<text:tab/>C. Yang, L. Zhang, H. Lu, X. Ruan, and M.-H. Yang, “Saliency Detection via Graph-Based Manifold Ranking,” in <text:span text:style-name="T9">2013 IEEE Conference on Computer Vision and Pattern Recognition</text:span>, Jun. 2013, pp. 3166–3173. doi: 10.1109/CVPR.2013.407.</text:p>
        <text:p text:style-name="P7">[28]<text:tab/>B. Jiang, L. Zhang, H. Lu, C. Yang, and M.-H. Yang, “Saliency Detection via Absorbing Markov Chain,” in <text:span text:style-name="T9">2013 IEEE International Conference on Computer Vision</text:span>, Dec. 2013, pp. 1665–1672. doi: 10.1109/ICCV.2013.209.</text:p>
        <text:p text:style-name="P7">[29]<text:tab/>K.-Y. Chang, T.-L. Liu, H.-T. Chen, and S.-H. Lai, “Fusing generic objectness and visual saliency for salient object detection,” in <text:span text:style-name="T9">2011 International Conference on Computer Vision</text:span>, Nov. 2011, pp. 914–921. doi: 10.1109/ICCV.2011.6126333.</text:p>
        <text:p text:style-name="Bibliography_20_1">[30]<text:tab/>P. Jiang, H. Ling, J. Yu, and J. Peng, “Salient Region Detection by UFO: Uniqueness, Focusness and Objectness,” in <text:span text:style-name="T9">2013 IEEE International Conference on Computer Vision</text:span>, Dec. 2013, pp. 1976–1983. doi: 10.1109/ICCV.2013.248.</text:p>
        <text:p text:style-name="Bibliography_20_1">[31]<text:tab/>Y. Jia and M. Han, “Category-Independent Object-Level Saliency Detection,” in <text:span text:style-name="T9">2013 IEEE International Conference on Computer Vision</text:span>, Dec. 2013, pp. 1761–1768. doi: 10.1109/ICCV.2013.221.</text:p>
        <text:p text:style-name="Bibliography_20_1">[32]<text:tab/>W. Zhu, S. Liang, Y. Wei, and J. Sun, “Saliency Optimization from Robust Background Detection,” in <text:span text:style-name="T9">2014 IEEE Conference on Computer Vision and Pattern Recognition</text:span>, Jun. 2014, pp. 2814–2821. doi: 10.1109/CVPR.2014.360.</text:p>
        <text:p text:style-name="Bibliography_20_1">[33]<text:tab/>J. Zhang and S. Sclaroff, “Saliency Detection: A Boolean Map Approach,” in <text:span text:style-name="T9">2013 IEEE International Conference on Computer Vision</text:span>, Dec. 2013, pp. 153–160. doi: 10.1109/ICCV.2013.26.</text:p>
        <text:p text:style-name="Bibliography_20_1">[34]<text:tab/>N. Li, J. Ye, Y. Ji, H. Ling, and J. Yu, “Saliency Detection on Light Field,” in <text:span text:style-name="T9">2014 IEEE Conference on Computer Vision and Pattern Recognition</text:span>, Jun. 2014, pp. 2806–2813. doi: 10.1109/CVPR.2014.359.</text:p>
        <text:p text:style-name="Bibliography_20_1">[35]<text:tab/>Y. Xie, H. Lu, and M.-H. Yang, “Bayesian Saliency via Low and Mid Level Cues,” <text:span text:style-name="T9">IEEE Trans. Image Process.</text:span>, vol. 22, no. 5, pp. 1689–1698, May 2013, doi: 10.1109/TIP.2012.2216276.</text:p>
        <text:p text:style-name="Bibliography_20_1">[36]<text:tab/>E. Rahtu, J. Kannala, M. Salo, and J. Heikkilä, “Segmenting Salient Objects from Images and Videos,” in <text:span text:style-name="T9">Computer Vision – ECCV 2010</text:span>, Berlin, Heidelberg, 2010, pp. 366–379. doi: 10.1007/978-3-642-15555-0_27.</text:p>
        <text:p text:style-name="Bibliography_20_1">[37]<text:tab/>R. Liu, J. Cao, Z. Lin, and S. Shan, “Adaptive Partial Differential Equation Learning for Visual Saliency Detection,” in <text:span text:style-name="T9">2014 IEEE Conference on Computer Vision and Pattern Recognition</text:span>, Jun. 2014, pp. 3866–3873. doi: 10.1109/CVPR.2014.494.</text:p>
      </text:section>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Lotus" svg:font-family="'B Lotu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B Lotu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B Lotu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B Lotus" style:font-family-complex="'B Lotus'"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family-generic="roman" style:font-pitch="variable" fo:font-size="14pt"/>
    </style:style>
    <style:style style:name="List" style:family="paragraph" style:parent-style-name="Text_20_body" style:class="list">
      <style:text-properties style:font-size-asian="12pt" style:font-name-complex="B Lotus" style:font-family-complex="'B Lotu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B Lotus" style:font-family-complex="'B Lotu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B Lotus" style:font-family-complex="'B Lotu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style-name="Bold" style:font-family-generic="roman" style:font-pitch="variable"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35in" fo:margin-right="0in" fo:margin-top="0in" fo:margin-bottom="0in" style:contextual-spacing="false" style:line-height-at-least="0.1665in" fo:text-indent="-0.35in" style:auto-text-indent="false">
        <style:tab-stops>
          <style:tab-stop style:position="0.35in"/>
        </style:tab-stops>
      </style:paragraph-properties>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I" style:print-orientation="portrait" fo:margin-top="1in" fo:margin-bottom="1in" fo:margin-left="1.25in" fo:margin-right="1.25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footer>
        <text:p text:style-name="MP1"/>
      </style:footer>
    </style:master-page>
    <style:master-page style:name="main_20_content" style:display-name="main content" style:page-layout-name="Mpm3">
      <style:footer>
        <text:p text:style-name="MP1"><text:page-number text:select-page="current">5</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able_20_of_20_content" style:display-name="table of content" style:page-layout-name="Mpm11">
      <style:footer>
        <text:p text:style-name="MP1"><text:page-number text:select-page="current">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20:06:28.537570176</meta:creation-date>
    <dc:date>2021-10-07T00:23:35.525099900</dc:date>
    <meta:editing-duration>PT3H47M30S</meta:editing-duration>
    <meta:editing-cycles>7</meta:editing-cycles>
    <meta:generator>LibreOffice/7.2.0.4$Linux_X86_64 LibreOffice_project/9a9c6381e3f7a62afc1329bd359cc48accb6435b</meta:generator>
    <meta:document-statistic meta:table-count="0" meta:image-count="0" meta:object-count="0" meta:page-count="9" meta:paragraph-count="62" meta:word-count="1596" meta:character-count="10947" meta:non-whitespace-character-count="9440"/>
    <meta:user-defined meta:name="ZOTERO_PREF_1">&lt;data data-version="3" zotero-version="5.0.96.3"&gt;&lt;session id="lyBFmC4a"/&gt;&lt;style id="http://www.zotero.org/styles/ieee" locale="en-US" hasBibliography="1" bibliographyStyleHasBeenSet="1"/&gt;&lt;prefs&gt;&lt;pref name="fieldType" value="ReferenceMark"/&gt;&lt;pref name="aut</meta:user-defined>
    <meta:user-defined meta:name="ZOTERO_PREF_2">omaticJournalAbbreviations" value="true"/&gt;&lt;pref name="delayCitationUpdates" value="true"/&gt;&lt;/prefs&gt;&lt;/data&gt;</meta:user-defined>
  </office:meta>
</office:document-meta>
</file>